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0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6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34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35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6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6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98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0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5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1.00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2.1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26cm" fo:padding-top="0cm" fo:padding-bottom="0cm" fo:padding-left="0cm" fo:padding-right="0cm"/>
    </style:style>
    <style:style style:name="gr48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0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02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0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2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2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4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2.37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2.37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5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4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13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39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39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2.24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1.84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2.29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83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Arial" fo:font-size="6pt"/>
    </style:style>
    <style:style style:name="P2" style:family="paragraph">
      <loext:graphic-properties draw:fill="solid" draw:fill-color="#b2b2b2"/>
      <style:text-properties style:font-name="Arial" fo:font-size="6pt"/>
    </style:style>
    <style:style style:name="P3" style:family="paragraph">
      <loext:graphic-properties draw:fill="solid" draw:fill-color="#4a98c9"/>
      <style:text-properties style:font-name="Arial" fo:font-size="6pt"/>
    </style:style>
    <style:style style:name="P4" style:family="paragraph">
      <loext:graphic-properties draw:fill="solid" draw:fill-color="#808080"/>
      <style:text-properties style:font-name="Arial" fo:font-size="6pt"/>
    </style:style>
    <style:style style:name="P5" style:family="paragraph">
      <loext:graphic-properties draw:fill="solid" draw:fill-color="#999999"/>
      <style:text-properties style:font-name="Arial" fo:font-size="6pt"/>
    </style:style>
    <style:style style:name="P6" style:family="paragraph">
      <loext:graphic-properties draw:fill="none"/>
      <style:text-properties style:font-name="Arial" fo:font-size="6pt"/>
    </style:style>
    <style:style style:name="P7" style:family="paragraph">
      <loext:graphic-properties draw:fill="solid" draw:fill-color="#000000"/>
      <style:text-properties style:font-name="Arial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Arial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Arial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style:font-name="Arial" fo:font-size="6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style:font-name="Arial" fo:font-size="8pt" style:font-size-asian="8pt" style:font-size-complex="8pt"/>
    </style:style>
    <style:style style:name="P15" style:family="paragraph">
      <loext:graphic-properties draw:fill="solid" draw:fill-color="#cccccc"/>
      <style:text-properties style:font-name="Arial"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Arial" fo:font-size="6pt" style:font-size-asian="8pt" style:font-size-complex="8pt"/>
    </style:style>
    <style:style style:name="P17" style:family="paragraph">
      <loext:graphic-properties draw:fill="solid" draw:fill-color="#ffffff"/>
      <style:text-properties style:font-name="Arial"/>
    </style:style>
    <style:style style:name="P18" style:family="paragraph">
      <loext:graphic-properties draw:fill="solid" draw:fill-color="#b2b2b2"/>
      <style:text-properties style:font-name="Arial"/>
    </style:style>
    <style:style style:name="P19" style:family="paragraph">
      <loext:graphic-properties draw:fill="solid" draw:fill-color="#333333"/>
      <style:text-properties style:font-name="Arial"/>
    </style:style>
    <style:style style:name="P20" style:family="paragraph">
      <loext:graphic-properties draw:fill="solid" draw:fill-color="#999999"/>
      <style:text-properties style:font-name="Arial"/>
    </style:style>
    <style:style style:name="P21" style:family="paragraph">
      <loext:graphic-properties draw:fill="solid" draw:fill-color="#cccccc"/>
      <style:text-properties style:font-name="Arial"/>
    </style:style>
    <style:style style:name="P22" style:family="paragraph">
      <loext:graphic-properties draw:fill="solid" draw:fill-color="#4a98c9"/>
      <style:text-properties style:font-name="Arial"/>
    </style:style>
    <style:style style:name="P23" style:family="paragraph">
      <loext:graphic-properties draw:fill="none"/>
      <style:text-properties style:font-name="Arial"/>
    </style:style>
    <style:style style:name="P24" style:family="paragraph">
      <loext:graphic-properties draw:fill="solid" draw:fill-color="#000000"/>
      <style:text-properties style:font-name="Arial"/>
    </style:style>
    <style:style style:name="P25" style:family="paragraph">
      <loext:graphic-properties draw:fill="none"/>
      <style:paragraph-properties fo:text-align="start" style:writing-mode="lr-tb"/>
      <style:text-properties style:font-name="Arial" fo:font-size="5pt" style:font-size-asian="5pt" style:font-size-complex="5pt"/>
    </style:style>
    <style:style style:name="P26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size-complex="5pt"/>
    </style:style>
    <style:style style:name="P27" style:family="paragraph">
      <loext:graphic-properties draw:fill="none"/>
      <style:paragraph-properties fo:text-align="start" style:writing-mode="lr-tb"/>
      <style:text-properties style:font-name="Arial" fo:font-size="6pt" fo:text-shadow="1pt 1pt" style:font-size-asian="6pt" style:font-size-complex="6pt"/>
    </style:style>
    <style:style style:name="T1" style:family="text">
      <style:text-properties fo:color="#000000" style:font-name="Arial" fo:font-size="6pt" style:font-size-asian="5pt" style:font-name-complex="DejaVuSans1" style:font-size-complex="5pt"/>
    </style:style>
    <style:style style:name="T2" style:family="text">
      <style:text-properties fo:color="#000000" style:font-name="Arial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Arial" fo:font-size="8pt" fo:font-style="normal" fo:font-weight="bold" style:font-size-asian="8pt" style:font-style-asian="normal" style:font-weight-asian="bold" style:font-name-complex="DejaVuSans1" style:font-size-complex="8pt" style:font-style-complex="normal" style:font-weight-complex="bold"/>
    </style:style>
    <style:style style:name="T4" style:family="text">
      <style:text-properties fo:color="#000000" style:font-name="Arial" fo:font-size="6pt" style:font-size-asian="6pt" style:font-name-complex="DejaVuSans1" style:font-size-complex="6pt"/>
    </style:style>
    <style:style style:name="T5" style:family="text">
      <style:text-properties fo:color="#000000" style:font-name="Arial" fo:font-size="8pt" style:font-size-asian="8pt" style:font-name-complex="DejaVuSans1" style:font-size-complex="8pt"/>
    </style:style>
    <style:style style:name="T6" style:family="text">
      <style:text-properties fo:color="#000000" style:font-name="Arial" fo:font-size="6pt" style:font-size-asian="8pt" style:font-name-complex="DejaVuSans1" style:font-size-complex="8pt"/>
    </style:style>
    <style:style style:name="T7" style:family="text">
      <style:text-properties fo:color="#000000" style:font-name="Arial" fo:font-size="5pt" style:font-size-asian="5pt" style:font-name-complex="DejaVuSans1" style:font-size-complex="5pt"/>
    </style:style>
    <style:style style:name="T8" style:family="text">
      <style:text-properties fo:color="#000000" style:font-name="Arial" fo:font-size="6pt" fo:font-weight="bold" style:font-size-asian="5pt" style:font-name-complex="DejaVuSans1" style:font-size-complex="5pt"/>
    </style:style>
    <style:style style:name="T9" style:family="text">
      <style:text-properties fo:color="#000000" style:font-name="Arial" fo:font-size="6pt" fo:text-shadow="1pt 1pt" style:font-size-asian="6pt" style:font-name-complex="DejaVuSans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471cm" svg:y="0.866cm" svg:viewBox="0 0 2936 4295" draw:points="0,4295 2936,4295 2936,0 0,0">
          <text:p/>
        </draw:polygon>
        <draw:polygon draw:style-name="gr2" draw:text-style-name="P2" draw:layer="layout" svg:width="2.935cm" svg:height="0.197cm" svg:x="2.471cm" svg:y="4.767cm" svg:viewBox="0 0 2936 198" draw:points="0,198 2936,198 2936,0 0,0">
          <text:p/>
        </draw:polygon>
        <draw:polygon draw:style-name="gr3" draw:text-style-name="P3" draw:layer="layout" svg:width="0cm" svg:height="0.196cm" svg:x="2.471cm" svg:y="4.52cm" svg:viewBox="0 0 0 197" draw:points="0,197 0,197 0,0 0,0">
          <text:p/>
        </draw:polygon>
        <draw:polygon draw:style-name="gr4" draw:text-style-name="P4" draw:layer="layout" svg:width="0.081cm" svg:height="0.197cm" svg:x="2.471cm" svg:y="4.273cm" svg:viewBox="0 0 82 198" draw:points="0,198 82,198 82,0 0,0">
          <text:p/>
        </draw:polygon>
        <draw:polygon draw:style-name="gr4" draw:text-style-name="P4" draw:layer="layout" svg:width="1.481cm" svg:height="0.197cm" svg:x="2.553cm" svg:y="4.026cm" svg:viewBox="0 0 1482 198" draw:points="0,198 1482,198 1482,0 0,0">
          <text:p/>
        </draw:polygon>
        <draw:polygon draw:style-name="gr5" draw:text-style-name="P5" draw:layer="layout" svg:width="0.002cm" svg:height="0.197cm" svg:x="4.035cm" svg:y="3.779cm" svg:viewBox="0 0 3 198" draw:points="0,198 3,198 3,0 0,0">
          <text:p/>
        </draw:polygon>
        <draw:polygon draw:style-name="gr4" draw:text-style-name="P4" draw:layer="layout" svg:width="0.71cm" svg:height="0.197cm" svg:x="4.038cm" svg:y="3.532cm" svg:viewBox="0 0 711 198" draw:points="0,198 711,198 711,0 0,0">
          <text:p/>
        </draw:polygon>
        <draw:polygon draw:style-name="gr2" draw:text-style-name="P2" draw:layer="layout" svg:width="0.001cm" svg:height="0.197cm" svg:x="4.749cm" svg:y="3.285cm" svg:viewBox="0 0 2 198" draw:points="0,198 2,198 2,0 0,0">
          <text:p/>
        </draw:polygon>
        <draw:polygon draw:style-name="gr2" draw:text-style-name="P2" draw:layer="layout" svg:width="0cm" svg:height="0.197cm" svg:x="4.751cm" svg:y="3.037cm" svg:viewBox="0 0 1 198" draw:points="0,198 1,198 1,0 0,0">
          <text:p/>
        </draw:polygon>
        <draw:polygon draw:style-name="gr2" draw:text-style-name="P2" draw:layer="layout" svg:width="0.001cm" svg:height="0.197cm" svg:x="4.752cm" svg:y="2.791cm" svg:viewBox="0 0 2 198" draw:points="0,198 2,198 2,0 0,0">
          <text:p/>
        </draw:polygon>
        <draw:polygon draw:style-name="gr4" draw:text-style-name="P4" draw:layer="layout" svg:width="0.648cm" svg:height="0.197cm" svg:x="4.754cm" svg:y="2.544cm" svg:viewBox="0 0 649 198" draw:points="0,198 649,198 649,0 0,0">
          <text:p/>
        </draw:polygon>
        <draw:polygon draw:style-name="gr2" draw:text-style-name="P2" draw:layer="layout" svg:width="0cm" svg:height="0.197cm" svg:x="5.402cm" svg:y="2.296cm" svg:viewBox="0 0 1 198" draw:points="0,198 1,198 1,0 0,0">
          <text:p/>
        </draw:polygon>
        <draw:polygon draw:style-name="gr2" draw:text-style-name="P2" draw:layer="layout" svg:width="0cm" svg:height="0.196cm" svg:x="5.403cm" svg:y="2.05cm" svg:viewBox="0 0 0 197" draw:points="0,197 0,0">
          <text:p/>
        </draw:polygon>
        <draw:polygon draw:style-name="gr2" draw:text-style-name="P2" draw:layer="layout" svg:width="0.003cm" svg:height="0.197cm" svg:x="5.403cm" svg:y="1.802cm" svg:viewBox="0 0 4 198" draw:points="0,198 4,198 4,0 0,0">
          <text:p/>
        </draw:polygon>
        <draw:polygon draw:style-name="gr2" draw:text-style-name="P2" draw:layer="layout" svg:width="0cm" svg:height="0.197cm" svg:x="5.407cm" svg:y="1.555cm" svg:viewBox="0 0 0 198" draw:points="0,198 0,0">
          <text:p/>
        </draw:polygon>
        <draw:polygon draw:style-name="gr5" draw:text-style-name="P5" draw:layer="layout" svg:width="0cm" svg:height="0.196cm" svg:x="5.407cm" svg:y="1.309cm" svg:viewBox="0 0 0 197" draw:points="0,197 0,197 0,0 0,0">
          <text:p/>
        </draw:polygon>
        <draw:polygon draw:style-name="gr5" draw:text-style-name="P5" draw:layer="layout" svg:width="0cm" svg:height="0.197cm" svg:x="5.407cm" svg:y="1.061cm" svg:viewBox="0 0 0 198" draw:points="0,198 0,0">
          <text:p/>
        </draw:polygon>
        <draw:line draw:style-name="gr6" draw:text-style-name="P6" draw:layer="layout" svg:x1="3.056cm" svg:y1="5.16cm" svg:x2="3.056cm" svg:y2="0.866cm">
          <text:p/>
        </draw:line>
        <draw:polygon draw:style-name="gr7" draw:text-style-name="P7" draw:layer="layout" svg:width="0cm" svg:height="0.065cm" svg:x="3.056cm" svg:y="5.16cm" svg:viewBox="0 0 0 66" draw:points="0,0 0,66">
          <text:p/>
        </draw:polygon>
        <draw:line draw:style-name="gr8" draw:text-style-name="P6" draw:layer="layout" svg:x1="3.056cm" svg:y1="5.16cm" svg:x2="3.056cm" svg:y2="5.226cm">
          <text:p/>
        </draw:line>
        <draw:line draw:style-name="gr6" draw:text-style-name="P6" draw:layer="layout" svg:x1="3.641cm" svg:y1="5.16cm" svg:x2="3.641cm" svg:y2="0.866cm">
          <text:p/>
        </draw:line>
        <draw:polygon draw:style-name="gr7" draw:text-style-name="P7" draw:layer="layout" svg:width="0cm" svg:height="0.065cm" svg:x="3.641cm" svg:y="5.16cm" svg:viewBox="0 0 0 66" draw:points="0,0 0,66">
          <text:p/>
        </draw:polygon>
        <draw:line draw:style-name="gr8" draw:text-style-name="P6" draw:layer="layout" svg:x1="3.641cm" svg:y1="5.16cm" svg:x2="3.641cm" svg:y2="5.226cm">
          <text:p/>
        </draw:line>
        <draw:frame draw:style-name="gr9" draw:text-style-name="P9" draw:layer="layout" svg:width="0.436cm" svg:height="0.256cm" svg:x="2.936cm" svg:y="5.278cm">
          <draw:text-box>
            <text:p text:style-name="P8"><text:span text:style-name="T1">5</text:span></text:p>
          </draw:text-box>
        </draw:frame>
        <draw:line draw:style-name="gr6" draw:text-style-name="P6" draw:layer="layout" svg:x1="4.226cm" svg:y1="5.16cm" svg:x2="4.226cm" svg:y2="0.866cm">
          <text:p/>
        </draw:line>
        <draw:polygon draw:style-name="gr7" draw:text-style-name="P7" draw:layer="layout" svg:width="0cm" svg:height="0.065cm" svg:x="4.226cm" svg:y="5.16cm" svg:viewBox="0 0 0 66" draw:points="0,0 0,66">
          <text:p/>
        </draw:polygon>
        <draw:line draw:style-name="gr8" draw:text-style-name="P6" draw:layer="layout" svg:x1="4.226cm" svg:y1="5.16cm" svg:x2="4.226cm" svg:y2="5.226cm">
          <text:p/>
        </draw:line>
        <draw:frame draw:style-name="gr10" draw:text-style-name="P9" draw:layer="layout" svg:width="0.545cm" svg:height="0.256cm" svg:x="3.517cm" svg:y="5.278cm">
          <draw:text-box>
            <text:p text:style-name="P8"><text:span text:style-name="T1">10</text:span></text:p>
          </draw:text-box>
        </draw:frame>
        <draw:line draw:style-name="gr6" draw:text-style-name="P6" draw:layer="layout" svg:x1="4.811cm" svg:y1="5.16cm" svg:x2="4.811cm" svg:y2="0.866cm">
          <text:p/>
        </draw:line>
        <draw:polygon draw:style-name="gr7" draw:text-style-name="P7" draw:layer="layout" svg:width="0cm" svg:height="0.065cm" svg:x="4.811cm" svg:y="5.16cm" svg:viewBox="0 0 0 66" draw:points="0,0 0,66">
          <text:p/>
        </draw:polygon>
        <draw:line draw:style-name="gr8" draw:text-style-name="P6" draw:layer="layout" svg:x1="4.811cm" svg:y1="5.16cm" svg:x2="4.811cm" svg:y2="5.226cm">
          <text:p/>
        </draw:line>
        <draw:frame draw:style-name="gr11" draw:text-style-name="P9" draw:layer="layout" svg:width="0.546cm" svg:height="0.256cm" svg:x="4.101cm" svg:y="5.278cm">
          <draw:text-box>
            <text:p text:style-name="P8"><text:span text:style-name="T1">15</text:span></text:p>
          </draw:text-box>
        </draw:frame>
        <draw:line draw:style-name="gr6" draw:text-style-name="P6" draw:layer="layout" svg:x1="5.396cm" svg:y1="5.16cm" svg:x2="5.396cm" svg:y2="0.866cm">
          <text:p/>
        </draw:line>
        <draw:polygon draw:style-name="gr7" draw:text-style-name="P7" draw:layer="layout" svg:width="0cm" svg:height="0.065cm" svg:x="5.396cm" svg:y="5.16cm" svg:viewBox="0 0 0 66" draw:points="0,0 0,66">
          <text:p/>
        </draw:polygon>
        <draw:line draw:style-name="gr8" draw:text-style-name="P6" draw:layer="layout" svg:x1="5.396cm" svg:y1="5.16cm" svg:x2="5.396cm" svg:y2="5.226cm">
          <text:p/>
        </draw:line>
        <draw:frame draw:style-name="gr11" draw:text-style-name="P9" draw:layer="layout" svg:width="0.546cm" svg:height="0.256cm" svg:x="4.686cm" svg:y="5.278cm">
          <draw:text-box>
            <text:p text:style-name="P8"><text:span text:style-name="T1">20</text:span></text:p>
          </draw:text-box>
        </draw:frame>
        <draw:frame draw:style-name="gr12" draw:text-style-name="P9" draw:layer="layout" svg:width="1.394cm" svg:height="0.256cm" svg:x="5.258cm" svg:y="5.277cm">
          <draw:text-box>
            <text:p text:style-name="P8"><text:span text:style-name="T1">2</text:span><text:span text:style-name="T1">5</text:span></text:p>
          </draw:text-box>
        </draw:frame>
        <draw:line draw:style-name="gr6" draw:text-style-name="P6" draw:layer="layout" svg:x1="2.471cm" svg:y1="4.866cm" svg:x2="5.407cm" svg:y2="4.866cm">
          <text:p/>
        </draw:line>
        <draw:polygon draw:style-name="gr7" draw:text-style-name="P7" draw:layer="layout" svg:width="0.01cm" svg:height="0cm" svg:x="2.46cm" svg:y="4.866cm" svg:viewBox="0 0 11 0" draw:points="11,0 0,0">
          <text:p/>
        </draw:polygon>
        <draw:line draw:style-name="gr8" draw:text-style-name="P6" draw:layer="layout" svg:x1="2.471cm" svg:y1="4.866cm" svg:x2="2.46cm" svg:y2="4.866cm">
          <text:p/>
        </draw:line>
        <draw:line draw:style-name="gr6" draw:text-style-name="P6" draw:layer="layout" svg:x1="2.471cm" svg:y1="4.619cm" svg:x2="5.407cm" svg:y2="4.619cm">
          <text:p/>
        </draw:line>
        <draw:polygon draw:style-name="gr7" draw:text-style-name="P7" draw:layer="layout" svg:width="0.01cm" svg:height="0cm" svg:x="2.46cm" svg:y="4.619cm" svg:viewBox="0 0 11 0" draw:points="11,0 0,0">
          <text:p/>
        </draw:polygon>
        <draw:line draw:style-name="gr8" draw:text-style-name="P6" draw:layer="layout" svg:x1="2.471cm" svg:y1="4.619cm" svg:x2="2.46cm" svg:y2="4.619cm">
          <text:p/>
        </draw:line>
        <draw:line draw:style-name="gr6" draw:text-style-name="P6" draw:layer="layout" svg:x1="2.471cm" svg:y1="4.372cm" svg:x2="5.407cm" svg:y2="4.372cm">
          <text:p/>
        </draw:line>
        <draw:polygon draw:style-name="gr7" draw:text-style-name="P7" draw:layer="layout" svg:width="0.01cm" svg:height="0cm" svg:x="2.46cm" svg:y="4.372cm" svg:viewBox="0 0 11 0" draw:points="11,0 0,0">
          <text:p/>
        </draw:polygon>
        <draw:line draw:style-name="gr8" draw:text-style-name="P6" draw:layer="layout" svg:x1="2.471cm" svg:y1="4.372cm" svg:x2="2.46cm" svg:y2="4.372cm">
          <text:p/>
        </draw:line>
        <draw:line draw:style-name="gr6" draw:text-style-name="P6" draw:layer="layout" svg:x1="2.471cm" svg:y1="4.125cm" svg:x2="5.407cm" svg:y2="4.125cm">
          <text:p/>
        </draw:line>
        <draw:polygon draw:style-name="gr7" draw:text-style-name="P7" draw:layer="layout" svg:width="0.01cm" svg:height="0cm" svg:x="2.46cm" svg:y="4.125cm" svg:viewBox="0 0 11 0" draw:points="11,0 0,0">
          <text:p/>
        </draw:polygon>
        <draw:line draw:style-name="gr8" draw:text-style-name="P6" draw:layer="layout" svg:x1="2.471cm" svg:y1="4.125cm" svg:x2="2.46cm" svg:y2="4.125cm">
          <text:p/>
        </draw:line>
        <draw:line draw:style-name="gr6" draw:text-style-name="P6" draw:layer="layout" svg:x1="2.471cm" svg:y1="3.877cm" svg:x2="5.407cm" svg:y2="3.877cm">
          <text:p/>
        </draw:line>
        <draw:polygon draw:style-name="gr7" draw:text-style-name="P7" draw:layer="layout" svg:width="0.01cm" svg:height="0cm" svg:x="2.46cm" svg:y="3.877cm" svg:viewBox="0 0 11 0" draw:points="11,0 0,0">
          <text:p/>
        </draw:polygon>
        <draw:line draw:style-name="gr8" draw:text-style-name="P6" draw:layer="layout" svg:x1="2.471cm" svg:y1="3.877cm" svg:x2="2.46cm" svg:y2="3.877cm">
          <text:p/>
        </draw:line>
        <draw:line draw:style-name="gr6" draw:text-style-name="P6" draw:layer="layout" svg:x1="2.471cm" svg:y1="3.631cm" svg:x2="5.407cm" svg:y2="3.631cm">
          <text:p/>
        </draw:line>
        <draw:polygon draw:style-name="gr7" draw:text-style-name="P7" draw:layer="layout" svg:width="0.01cm" svg:height="0cm" svg:x="2.46cm" svg:y="3.631cm" svg:viewBox="0 0 11 0" draw:points="11,0 0,0">
          <text:p/>
        </draw:polygon>
        <draw:line draw:style-name="gr8" draw:text-style-name="P6" draw:layer="layout" svg:x1="2.471cm" svg:y1="3.631cm" svg:x2="2.46cm" svg:y2="3.631cm">
          <text:p/>
        </draw:line>
        <draw:line draw:style-name="gr6" draw:text-style-name="P6" draw:layer="layout" svg:x1="2.471cm" svg:y1="3.384cm" svg:x2="5.407cm" svg:y2="3.384cm">
          <text:p/>
        </draw:line>
        <draw:polygon draw:style-name="gr7" draw:text-style-name="P7" draw:layer="layout" svg:width="0.01cm" svg:height="0cm" svg:x="2.46cm" svg:y="3.384cm" svg:viewBox="0 0 11 0" draw:points="11,0 0,0">
          <text:p/>
        </draw:polygon>
        <draw:line draw:style-name="gr8" draw:text-style-name="P6" draw:layer="layout" svg:x1="2.471cm" svg:y1="3.384cm" svg:x2="2.46cm" svg:y2="3.384cm">
          <text:p/>
        </draw:line>
        <draw:line draw:style-name="gr6" draw:text-style-name="P6" draw:layer="layout" svg:x1="2.471cm" svg:y1="3.136cm" svg:x2="5.407cm" svg:y2="3.136cm">
          <text:p/>
        </draw:line>
        <draw:polygon draw:style-name="gr7" draw:text-style-name="P7" draw:layer="layout" svg:width="0.01cm" svg:height="0cm" svg:x="2.46cm" svg:y="3.136cm" svg:viewBox="0 0 11 0" draw:points="11,0 0,0">
          <text:p/>
        </draw:polygon>
        <draw:line draw:style-name="gr8" draw:text-style-name="P6" draw:layer="layout" svg:x1="2.471cm" svg:y1="3.136cm" svg:x2="2.46cm" svg:y2="3.136cm">
          <text:p/>
        </draw:line>
        <draw:line draw:style-name="gr6" draw:text-style-name="P6" draw:layer="layout" svg:x1="2.471cm" svg:y1="2.89cm" svg:x2="5.407cm" svg:y2="2.89cm">
          <text:p/>
        </draw:line>
        <draw:polygon draw:style-name="gr7" draw:text-style-name="P7" draw:layer="layout" svg:width="0.01cm" svg:height="0cm" svg:x="2.46cm" svg:y="2.89cm" svg:viewBox="0 0 11 0" draw:points="11,0 0,0">
          <text:p/>
        </draw:polygon>
        <draw:line draw:style-name="gr8" draw:text-style-name="P6" draw:layer="layout" svg:x1="2.471cm" svg:y1="2.89cm" svg:x2="2.46cm" svg:y2="2.89cm">
          <text:p/>
        </draw:line>
        <draw:line draw:style-name="gr6" draw:text-style-name="P6" draw:layer="layout" svg:x1="2.471cm" svg:y1="2.642cm" svg:x2="5.407cm" svg:y2="2.642cm">
          <text:p/>
        </draw:line>
        <draw:polygon draw:style-name="gr7" draw:text-style-name="P7" draw:layer="layout" svg:width="0.01cm" svg:height="0cm" svg:x="2.46cm" svg:y="2.642cm" svg:viewBox="0 0 11 0" draw:points="11,0 0,0">
          <text:p/>
        </draw:polygon>
        <draw:line draw:style-name="gr8" draw:text-style-name="P6" draw:layer="layout" svg:x1="2.471cm" svg:y1="2.642cm" svg:x2="2.46cm" svg:y2="2.642cm">
          <text:p/>
        </draw:line>
        <draw:line draw:style-name="gr6" draw:text-style-name="P6" draw:layer="layout" svg:x1="2.471cm" svg:y1="2.395cm" svg:x2="5.407cm" svg:y2="2.395cm">
          <text:p/>
        </draw:line>
        <draw:polygon draw:style-name="gr7" draw:text-style-name="P7" draw:layer="layout" svg:width="0.01cm" svg:height="0cm" svg:x="2.46cm" svg:y="2.395cm" svg:viewBox="0 0 11 0" draw:points="11,0 0,0">
          <text:p/>
        </draw:polygon>
        <draw:line draw:style-name="gr8" draw:text-style-name="P6" draw:layer="layout" svg:x1="2.471cm" svg:y1="2.395cm" svg:x2="2.46cm" svg:y2="2.395cm">
          <text:p/>
        </draw:line>
        <draw:line draw:style-name="gr6" draw:text-style-name="P6" draw:layer="layout" svg:x1="2.471cm" svg:y1="2.149cm" svg:x2="5.407cm" svg:y2="2.149cm">
          <text:p/>
        </draw:line>
        <draw:polygon draw:style-name="gr7" draw:text-style-name="P7" draw:layer="layout" svg:width="0.01cm" svg:height="0cm" svg:x="2.46cm" svg:y="2.149cm" svg:viewBox="0 0 11 0" draw:points="11,0 0,0">
          <text:p/>
        </draw:polygon>
        <draw:line draw:style-name="gr8" draw:text-style-name="P6" draw:layer="layout" svg:x1="2.471cm" svg:y1="2.149cm" svg:x2="2.46cm" svg:y2="2.149cm">
          <text:p/>
        </draw:line>
        <draw:line draw:style-name="gr6" draw:text-style-name="P6" draw:layer="layout" svg:x1="2.471cm" svg:y1="1.901cm" svg:x2="5.407cm" svg:y2="1.901cm">
          <text:p/>
        </draw:line>
        <draw:polygon draw:style-name="gr7" draw:text-style-name="P7" draw:layer="layout" svg:width="0.01cm" svg:height="0cm" svg:x="2.46cm" svg:y="1.901cm" svg:viewBox="0 0 11 0" draw:points="11,0 0,0">
          <text:p/>
        </draw:polygon>
        <draw:line draw:style-name="gr8" draw:text-style-name="P6" draw:layer="layout" svg:x1="2.471cm" svg:y1="1.901cm" svg:x2="2.46cm" svg:y2="1.901cm">
          <text:p/>
        </draw:line>
        <draw:line draw:style-name="gr6" draw:text-style-name="P6" draw:layer="layout" svg:x1="2.471cm" svg:y1="1.654cm" svg:x2="5.407cm" svg:y2="1.654cm">
          <text:p/>
        </draw:line>
        <draw:polygon draw:style-name="gr7" draw:text-style-name="P7" draw:layer="layout" svg:width="0.01cm" svg:height="0cm" svg:x="2.46cm" svg:y="1.654cm" svg:viewBox="0 0 11 0" draw:points="11,0 0,0">
          <text:p/>
        </draw:polygon>
        <draw:line draw:style-name="gr8" draw:text-style-name="P6" draw:layer="layout" svg:x1="2.471cm" svg:y1="1.654cm" svg:x2="2.46cm" svg:y2="1.654cm">
          <text:p/>
        </draw:line>
        <draw:line draw:style-name="gr6" draw:text-style-name="P6" draw:layer="layout" svg:x1="2.471cm" svg:y1="1.407cm" svg:x2="5.407cm" svg:y2="1.407cm">
          <text:p/>
        </draw:line>
        <draw:polygon draw:style-name="gr7" draw:text-style-name="P7" draw:layer="layout" svg:width="0.01cm" svg:height="0cm" svg:x="2.46cm" svg:y="1.407cm" svg:viewBox="0 0 11 0" draw:points="11,0 0,0">
          <text:p/>
        </draw:polygon>
        <draw:line draw:style-name="gr8" draw:text-style-name="P6" draw:layer="layout" svg:x1="2.471cm" svg:y1="1.407cm" svg:x2="2.46cm" svg:y2="1.407cm">
          <text:p/>
        </draw:line>
        <draw:line draw:style-name="gr6" draw:text-style-name="P6" draw:layer="layout" svg:x1="2.471cm" svg:y1="1.16cm" svg:x2="5.407cm" svg:y2="1.16cm">
          <text:p/>
        </draw:line>
        <draw:polygon draw:style-name="gr7" draw:text-style-name="P7" draw:layer="layout" svg:width="0.01cm" svg:height="0cm" svg:x="2.46cm" svg:y="1.16cm" svg:viewBox="0 0 11 0" draw:points="11,0 0,0">
          <text:p/>
        </draw:polygon>
        <draw:line draw:style-name="gr8" draw:text-style-name="P6" draw:layer="layout" svg:x1="2.471cm" svg:y1="1.16cm" svg:x2="2.46cm" svg:y2="1.16cm">
          <text:p/>
        </draw:line>
        <draw:line draw:style-name="gr13" draw:text-style-name="P6" draw:layer="layout" svg:x1="2.471cm" svg:y1="5.16cm" svg:x2="2.471cm" svg:y2="0.866cm">
          <text:p/>
        </draw:line>
        <draw:line draw:style-name="gr13" draw:text-style-name="P6" draw:layer="layout" svg:x1="5.407cm" svg:y1="5.16cm" svg:x2="5.407cm" svg:y2="0.866cm">
          <text:p/>
        </draw:line>
        <draw:line draw:style-name="gr13" draw:text-style-name="P6" draw:layer="layout" svg:x1="2.471cm" svg:y1="5.16cm" svg:x2="5.407cm" svg:y2="5.16cm">
          <text:p/>
        </draw:line>
        <draw:line draw:style-name="gr13" draw:text-style-name="P6" draw:layer="layout" svg:x1="2.471cm" svg:y1="0.866cm" svg:x2="5.407cm" svg:y2="0.866cm">
          <text:p/>
        </draw:line>
        <draw:frame draw:style-name="gr14" draw:text-style-name="P9" draw:layer="layout" svg:width="0.988cm" svg:height="0.256cm" svg:x="1.437cm" svg:y="4.758cm">
          <draw:text-box>
            <text:p text:style-name="P8"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e</text:span><text:span text:style-name="T1">r</text:span></text:p>
          </draw:text-box>
        </draw:frame>
        <draw:frame draw:style-name="gr15" draw:text-style-name="P9" draw:layer="layout" svg:width="1.073cm" svg:height="0.256cm" svg:x="1.291cm" svg:y="4.512cm">
          <draw:text-box>
            <text:p text:style-name="P8"><text:span text:style-name="T1">Q</text:span><text:span text:style-name="T1">U</text:span><text:span text:style-name="T1">A</text:span><text:span text:style-name="T1">N</text:span><text:span text:style-name="T1">TI</text:span><text:span text:style-name="T1">ZE</text:span></text:p>
          </draw:text-box>
        </draw:frame>
        <draw:frame draw:style-name="gr16" draw:text-style-name="P10" draw:layer="layout" svg:width="1.001cm" svg:height="0.257cm" svg:x="1.351cm" svg:y="4.264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7" draw:text-style-name="P10" draw:layer="layout" svg:width="1.001cm" svg:height="0.256cm" svg:x="1.351cm" svg:y="4.019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8" draw:text-style-name="P9" draw:layer="layout" svg:width="1.556cm" svg:height="0.256cm" svg:x="0.824cm" svg:y="3.773cm">
          <draw:text-box>
            <text:p text:style-name="P8"><text:span text:style-name="T1">M</text:span><text:span text:style-name="T1">AX</text:span><text:span text:style-name="T1">_P</text:span><text:span text:style-name="T1">O</text:span><text:span text:style-name="T1">OL</text:span><text:span text:style-name="T1">_2</text:span><text:span text:style-name="T1">D</text:span></text:p>
          </draw:text-box>
        </draw:frame>
        <draw:frame draw:style-name="gr16" draw:text-style-name="P10" draw:layer="layout" svg:width="1.001cm" svg:height="0.257cm" svg:x="1.351cm" svg:y="3.525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8" draw:text-style-name="P9" draw:layer="layout" svg:width="1.556cm" svg:height="0.256cm" svg:x="0.824cm" svg:y="3.28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frame draw:style-name="gr19" draw:text-style-name="P9" draw:layer="layout" svg:width="0.451cm" svg:height="0.257cm" svg:x="1.906cm" svg:y="3.035cm">
          <draw:text-box>
            <text:p text:style-name="P8"><text:span text:style-name="T1">M</text:span><text:span text:style-name="T1">UL</text:span></text:p>
          </draw:text-box>
        </draw:frame>
        <draw:frame draw:style-name="gr20" draw:text-style-name="P9" draw:layer="layout" svg:width="0.447cm" svg:height="0.256cm" svg:x="1.93cm" svg:y="2.789cm">
          <draw:text-box>
            <text:p text:style-name="P8"><text:span text:style-name="T1">A</text:span><text:span text:style-name="T1">D</text:span><text:span text:style-name="T1">D</text:span></text:p>
          </draw:text-box>
        </draw:frame>
        <draw:frame draw:style-name="gr17" draw:text-style-name="P10" draw:layer="layout" svg:width="1.001cm" svg:height="0.256cm" svg:x="1.364cm" svg:y="2.542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frame draw:style-name="gr18" draw:text-style-name="P9" draw:layer="layout" svg:width="1.556cm" svg:height="0.256cm" svg:x="0.837cm" svg:y="2.297cm">
          <draw:text-box>
            <text:p text:style-name="P8"><text:span text:style-name="T1">M</text:span><text:span text:style-name="T1">AX</text:span><text:span text:style-name="T1">_P</text:span><text:span text:style-name="T1">O</text:span><text:span text:style-name="T1">OL</text:span><text:span text:style-name="T1">_2</text:span><text:span text:style-name="T1">D</text:span></text:p>
          </draw:text-box>
        </draw:frame>
        <draw:frame draw:style-name="gr21" draw:text-style-name="P9" draw:layer="layout" svg:width="1.005cm" svg:height="0.256cm" svg:x="1.377cm" svg:y="2.05cm">
          <draw:text-box>
            <text:p text:style-name="P8"><text:span text:style-name="T1">R</text:span><text:span text:style-name="T1">E</text:span><text:span text:style-name="T1">S</text:span><text:span text:style-name="T1">H</text:span><text:span text:style-name="T1">A</text:span><text:span text:style-name="T1">P</text:span><text:span text:style-name="T1">E</text:span></text:p>
          </draw:text-box>
        </draw:frame>
        <draw:frame draw:style-name="gr22" draw:text-style-name="P9" draw:layer="layout" svg:width="2.119cm" svg:height="0.257cm" svg:x="0.322cm" svg:y="1.804cm">
          <draw:text-box>
            <text:p text:style-name="P8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23" draw:text-style-name="P9" draw:layer="layout" svg:width="2.119cm" svg:height="0.256cm" svg:x="0.322cm" svg:y="1.559cm">
          <draw:text-box>
            <text:p text:style-name="P8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24" draw:text-style-name="P9" draw:layer="layout" svg:width="1.026cm" svg:height="0.256cm" svg:x="1.346cm" svg:y="1.312cm">
          <draw:text-box>
            <text:p text:style-name="P8"><text:span text:style-name="T1">S</text:span><text:span text:style-name="T1">O</text:span><text:span text:style-name="T1">F</text:span><text:span text:style-name="T1">T</text:span><text:span text:style-name="T1">M</text:span><text:span text:style-name="T1">A</text:span><text:span text:style-name="T1">X</text:span></text:p>
          </draw:text-box>
        </draw:frame>
        <draw:frame draw:style-name="gr25" draw:text-style-name="P9" draw:layer="layout" svg:width="1.365cm" svg:height="0.256cm" svg:x="1.049cm" svg:y="1.067cm">
          <draw:text-box>
            <text:p text:style-name="P8"><text:span text:style-name="T1">DEQUANTIZE</text:span></text:p>
          </draw:text-box>
        </draw:frame>
        <draw:polygon draw:style-name="gr1" draw:text-style-name="P1" draw:layer="layout" svg:width="2.931cm" svg:height="4.301cm" svg:x="5.866cm" svg:y="0.861cm" svg:viewBox="0 0 2932 4302" draw:points="0,4302 2932,4302 2932,0 0,0">
          <text:p/>
        </draw:polygon>
        <draw:polygon draw:style-name="gr2" draw:text-style-name="P2" draw:layer="layout" svg:width="2.931cm" svg:height="0.198cm" svg:x="5.866cm" svg:y="4.768cm" svg:viewBox="0 0 2932 199" draw:points="0,199 2932,199 2932,0 0,0">
          <text:p/>
        </draw:polygon>
        <draw:polygon draw:style-name="gr3" draw:text-style-name="P3" draw:layer="layout" svg:width="0.002cm" svg:height="0.197cm" svg:x="5.866cm" svg:y="4.521cm" svg:viewBox="0 0 3 198" draw:points="0,198 3,198 3,0 0,0">
          <text:p/>
        </draw:polygon>
        <draw:polygon draw:style-name="gr26" draw:text-style-name="P11" draw:layer="layout" svg:width="0.223cm" svg:height="0.198cm" svg:x="5.869cm" svg:y="4.273cm" svg:viewBox="0 0 224 199" draw:points="0,199 224,199 224,0 0,0">
          <text:p/>
        </draw:polygon>
        <draw:polygon draw:style-name="gr26" draw:text-style-name="P11" draw:layer="layout" svg:width="1.205cm" svg:height="0.198cm" svg:x="6.094cm" svg:y="4.026cm" svg:viewBox="0 0 1206 199" draw:points="0,199 1206,199 1206,0 0,0">
          <text:p/>
        </draw:polygon>
        <draw:polygon draw:style-name="gr2" draw:text-style-name="P2" draw:layer="layout" svg:width="0.097cm" svg:height="0.197cm" svg:x="7.3cm" svg:y="3.779cm" svg:viewBox="0 0 98 198" draw:points="0,198 98,198 98,0 0,0">
          <text:p/>
        </draw:polygon>
        <draw:polygon draw:style-name="gr26" draw:text-style-name="P11" draw:layer="layout" svg:width="0.579cm" svg:height="0.198cm" svg:x="7.399cm" svg:y="3.531cm" svg:viewBox="0 0 580 199" draw:points="0,199 580,199 580,0 0,0">
          <text:p/>
        </draw:polygon>
        <draw:polygon draw:style-name="gr2" draw:text-style-name="P2" draw:layer="layout" svg:width="0.048cm" svg:height="0.197cm" svg:x="7.979cm" svg:y="3.284cm" svg:viewBox="0 0 49 198" draw:points="0,198 49,198 49,0 0,0">
          <text:p/>
        </draw:polygon>
        <draw:polygon draw:style-name="gr2" draw:text-style-name="P2" draw:layer="layout" svg:width="0.035cm" svg:height="0.198cm" svg:x="8.028cm" svg:y="3.036cm" svg:viewBox="0 0 36 199" draw:points="0,199 36,199 36,0 0,0">
          <text:p/>
        </draw:polygon>
        <draw:polygon draw:style-name="gr2" draw:text-style-name="P2" draw:layer="layout" svg:width="0.072cm" svg:height="0.198cm" svg:x="8.064cm" svg:y="2.789cm" svg:viewBox="0 0 73 199" draw:points="0,199 73,199 73,0 0,0">
          <text:p/>
        </draw:polygon>
        <draw:polygon draw:style-name="gr26" draw:text-style-name="P11" draw:layer="layout" svg:width="0.492cm" svg:height="0.197cm" svg:x="8.142cm" svg:y="2.542cm" svg:viewBox="0 0 493 198" draw:points="0,198 493,198 493,0 0,0">
          <text:p/>
        </draw:polygon>
        <draw:polygon draw:style-name="gr2" draw:text-style-name="P2" draw:layer="layout" svg:width="0.024cm" svg:height="0.198cm" svg:x="8.634cm" svg:y="2.294cm" svg:viewBox="0 0 25 199" draw:points="0,199 25,199 25,0 0,0">
          <text:p/>
        </draw:polygon>
        <draw:polygon draw:style-name="gr2" draw:text-style-name="P2" draw:layer="layout" svg:width="0cm" svg:height="0.197cm" svg:x="8.659cm" svg:y="2.047cm" svg:viewBox="0 0 1 198" draw:points="0,198 1,198 1,0 0,0">
          <text:p/>
        </draw:polygon>
        <draw:polygon draw:style-name="gr2" draw:text-style-name="P2" draw:layer="layout" svg:width="0.137cm" svg:height="0.198cm" svg:x="8.659cm" svg:y="1.799cm" svg:viewBox="0 0 138 199" draw:points="0,199 138,199 138,0 0,0">
          <text:p/>
        </draw:polygon>
        <draw:polygon draw:style-name="gr2" draw:text-style-name="P2" draw:layer="layout" svg:width="0cm" svg:height="0.198cm" svg:x="8.797cm" svg:y="1.552cm" svg:viewBox="0 0 0 199" draw:points="0,199 0,199 0,0 0,0">
          <text:p/>
        </draw:polygon>
        <draw:polygon draw:style-name="gr3" draw:text-style-name="P3" draw:layer="layout" svg:width="0cm" svg:height="0.197cm" svg:x="8.797cm" svg:y="1.304cm" svg:viewBox="0 0 1 198" draw:points="0,198 1,198 1,0 0,0">
          <text:p/>
        </draw:polygon>
        <draw:polygon draw:style-name="gr3" draw:text-style-name="P3" draw:layer="layout" svg:width="0cm" svg:height="0.197cm" svg:x="8.798cm" svg:y="1.057cm" svg:viewBox="0 0 0 198" draw:points="0,198 0,0">
          <text:p/>
        </draw:polygon>
        <draw:line draw:style-name="gr6" draw:text-style-name="P6" draw:layer="layout" svg:x1="6.272cm" svg:y1="5.162cm" svg:x2="6.272cm" svg:y2="0.861cm">
          <text:p/>
        </draw:line>
        <draw:polygon draw:style-name="gr7" draw:text-style-name="P7" draw:layer="layout" svg:width="0cm" svg:height="0.065cm" svg:x="6.272cm" svg:y="5.162cm" svg:viewBox="0 0 0 66" draw:points="0,0 0,66">
          <text:p/>
        </draw:polygon>
        <draw:line draw:style-name="gr8" draw:text-style-name="P6" draw:layer="layout" svg:x1="6.272cm" svg:y1="5.162cm" svg:x2="6.272cm" svg:y2="5.228cm">
          <text:p/>
        </draw:line>
        <draw:line draw:style-name="gr6" draw:text-style-name="P6" draw:layer="layout" svg:x1="6.678cm" svg:y1="5.162cm" svg:x2="6.678cm" svg:y2="0.861cm">
          <text:p/>
        </draw:line>
        <draw:polygon draw:style-name="gr7" draw:text-style-name="P7" draw:layer="layout" svg:width="0cm" svg:height="0.065cm" svg:x="6.678cm" svg:y="5.162cm" svg:viewBox="0 0 0 66" draw:points="0,0 0,66">
          <text:p/>
        </draw:polygon>
        <draw:line draw:style-name="gr8" draw:text-style-name="P6" draw:layer="layout" svg:x1="6.678cm" svg:y1="5.162cm" svg:x2="6.678cm" svg:y2="5.228cm">
          <text:p/>
        </draw:line>
        <draw:frame draw:style-name="gr27" draw:text-style-name="P9" draw:layer="layout" svg:width="0.298cm" svg:height="0.265cm" svg:x="6.081cm" svg:y="5.279cm">
          <draw:text-box>
            <text:p text:style-name="P8"><text:span text:style-name="T1">0.1</text:span></text:p>
          </draw:text-box>
        </draw:frame>
        <draw:line draw:style-name="gr6" draw:text-style-name="P6" draw:layer="layout" svg:x1="7.085cm" svg:y1="5.162cm" svg:x2="7.085cm" svg:y2="0.861cm">
          <text:p/>
        </draw:line>
        <draw:polygon draw:style-name="gr7" draw:text-style-name="P7" draw:layer="layout" svg:width="0cm" svg:height="0.065cm" svg:x="7.085cm" svg:y="5.162cm" svg:viewBox="0 0 0 66" draw:points="0,0 0,66">
          <text:p/>
        </draw:polygon>
        <draw:line draw:style-name="gr8" draw:text-style-name="P6" draw:layer="layout" svg:x1="7.085cm" svg:y1="5.162cm" svg:x2="7.085cm" svg:y2="5.228cm">
          <text:p/>
        </draw:line>
        <draw:frame draw:style-name="gr27" draw:text-style-name="P9" draw:layer="layout" svg:width="0.298cm" svg:height="0.265cm" svg:x="6.54cm" svg:y="5.279cm">
          <draw:text-box>
            <text:p text:style-name="P8"><text:span text:style-name="T1">0.2</text:span></text:p>
          </draw:text-box>
        </draw:frame>
        <draw:line draw:style-name="gr6" draw:text-style-name="P6" draw:layer="layout" svg:x1="7.491cm" svg:y1="5.162cm" svg:x2="7.491cm" svg:y2="0.861cm">
          <text:p/>
        </draw:line>
        <draw:polygon draw:style-name="gr7" draw:text-style-name="P7" draw:layer="layout" svg:width="0cm" svg:height="0.065cm" svg:x="7.491cm" svg:y="5.162cm" svg:viewBox="0 0 0 66" draw:points="0,0 0,66">
          <text:p/>
        </draw:polygon>
        <draw:line draw:style-name="gr8" draw:text-style-name="P6" draw:layer="layout" svg:x1="7.491cm" svg:y1="5.162cm" svg:x2="7.491cm" svg:y2="5.228cm">
          <text:p/>
        </draw:line>
        <draw:frame draw:style-name="gr27" draw:text-style-name="P9" draw:layer="layout" svg:width="0.298cm" svg:height="0.265cm" svg:x="6.97cm" svg:y="5.279cm">
          <draw:text-box>
            <text:p text:style-name="P8"><text:span text:style-name="T1">0.3</text:span></text:p>
          </draw:text-box>
        </draw:frame>
        <draw:line draw:style-name="gr6" draw:text-style-name="P6" draw:layer="layout" svg:x1="7.897cm" svg:y1="5.162cm" svg:x2="7.897cm" svg:y2="0.861cm">
          <text:p/>
        </draw:line>
        <draw:polygon draw:style-name="gr7" draw:text-style-name="P7" draw:layer="layout" svg:width="0cm" svg:height="0.065cm" svg:x="7.897cm" svg:y="5.162cm" svg:viewBox="0 0 0 66" draw:points="0,0 0,66">
          <text:p/>
        </draw:polygon>
        <draw:line draw:style-name="gr8" draw:text-style-name="P6" draw:layer="layout" svg:x1="7.897cm" svg:y1="5.162cm" svg:x2="7.897cm" svg:y2="5.228cm">
          <text:p/>
        </draw:line>
        <draw:frame draw:style-name="gr27" draw:text-style-name="P9" draw:layer="layout" svg:width="0.298cm" svg:height="0.265cm" svg:x="7.376cm" svg:y="5.279cm">
          <draw:text-box>
            <text:p text:style-name="P8"><text:span text:style-name="T1">0</text:span><text:span text:style-name="T1">.</text:span><text:span text:style-name="T1">4</text:span></text:p>
          </draw:text-box>
        </draw:frame>
        <draw:line draw:style-name="gr6" draw:text-style-name="P6" draw:layer="layout" svg:x1="8.303cm" svg:y1="5.162cm" svg:x2="8.303cm" svg:y2="0.861cm">
          <text:p/>
        </draw:line>
        <draw:polygon draw:style-name="gr7" draw:text-style-name="P7" draw:layer="layout" svg:width="0cm" svg:height="0.065cm" svg:x="8.303cm" svg:y="5.162cm" svg:viewBox="0 0 0 66" draw:points="0,0 0,66">
          <text:p/>
        </draw:polygon>
        <draw:line draw:style-name="gr8" draw:text-style-name="P6" draw:layer="layout" svg:x1="8.303cm" svg:y1="5.162cm" svg:x2="8.303cm" svg:y2="5.228cm">
          <text:p/>
        </draw:line>
        <draw:frame draw:style-name="gr27" draw:text-style-name="P9" draw:layer="layout" svg:width="0.298cm" svg:height="0.265cm" svg:x="7.783cm" svg:y="5.279cm">
          <draw:text-box>
            <text:p text:style-name="P8"><text:span text:style-name="T1">0</text:span><text:span text:style-name="T1">.</text:span><text:span text:style-name="T1">5</text:span></text:p>
          </draw:text-box>
        </draw:frame>
        <draw:line draw:style-name="gr6" draw:text-style-name="P6" draw:layer="layout" svg:x1="8.709cm" svg:y1="5.162cm" svg:x2="8.709cm" svg:y2="0.861cm">
          <text:p/>
        </draw:line>
        <draw:polygon draw:style-name="gr7" draw:text-style-name="P7" draw:layer="layout" svg:width="0cm" svg:height="0.065cm" svg:x="8.709cm" svg:y="5.162cm" svg:viewBox="0 0 0 66" draw:points="0,0 0,66">
          <text:p/>
        </draw:polygon>
        <draw:line draw:style-name="gr8" draw:text-style-name="P6" draw:layer="layout" svg:x1="8.709cm" svg:y1="5.162cm" svg:x2="8.709cm" svg:y2="5.228cm">
          <text:p/>
        </draw:line>
        <draw:frame draw:style-name="gr27" draw:text-style-name="P9" draw:layer="layout" svg:width="0.298cm" svg:height="0.265cm" svg:x="8.188cm" svg:y="5.279cm">
          <draw:text-box>
            <text:p text:style-name="P8"><text:span text:style-name="T1">0.6</text:span></text:p>
          </draw:text-box>
        </draw:frame>
        <draw:frame draw:style-name="gr27" draw:text-style-name="P9" draw:layer="layout" svg:width="0.298cm" svg:height="0.265cm" svg:x="8.594cm" svg:y="5.279cm">
          <draw:text-box>
            <text:p text:style-name="P8"><text:span text:style-name="T1">0</text:span><text:span text:style-name="T1">.</text:span><text:span text:style-name="T1">7</text:span></text:p>
          </draw:text-box>
        </draw:frame>
        <draw:line draw:style-name="gr6" draw:text-style-name="P6" draw:layer="layout" svg:x1="5.866cm" svg:y1="4.868cm" svg:x2="8.798cm" svg:y2="4.868cm">
          <text:p/>
        </draw:line>
        <draw:polygon draw:style-name="gr7" draw:text-style-name="P7" draw:layer="layout" svg:width="0.01cm" svg:height="0cm" svg:x="5.855cm" svg:y="4.868cm" svg:viewBox="0 0 11 0" draw:points="11,0 0,0">
          <text:p/>
        </draw:polygon>
        <draw:line draw:style-name="gr8" draw:text-style-name="P6" draw:layer="layout" svg:x1="5.866cm" svg:y1="4.868cm" svg:x2="5.855cm" svg:y2="4.868cm">
          <text:p/>
        </draw:line>
        <draw:line draw:style-name="gr6" draw:text-style-name="P6" draw:layer="layout" svg:x1="5.866cm" svg:y1="4.62cm" svg:x2="8.798cm" svg:y2="4.62cm">
          <text:p/>
        </draw:line>
        <draw:polygon draw:style-name="gr7" draw:text-style-name="P7" draw:layer="layout" svg:width="0.01cm" svg:height="0cm" svg:x="5.855cm" svg:y="4.62cm" svg:viewBox="0 0 11 0" draw:points="11,0 0,0">
          <text:p/>
        </draw:polygon>
        <draw:line draw:style-name="gr8" draw:text-style-name="P6" draw:layer="layout" svg:x1="5.866cm" svg:y1="4.62cm" svg:x2="5.855cm" svg:y2="4.62cm">
          <text:p/>
        </draw:line>
        <draw:line draw:style-name="gr6" draw:text-style-name="P6" draw:layer="layout" svg:x1="5.866cm" svg:y1="4.373cm" svg:x2="8.798cm" svg:y2="4.373cm">
          <text:p/>
        </draw:line>
        <draw:polygon draw:style-name="gr7" draw:text-style-name="P7" draw:layer="layout" svg:width="0.01cm" svg:height="0cm" svg:x="5.855cm" svg:y="4.373cm" svg:viewBox="0 0 11 0" draw:points="11,0 0,0">
          <text:p/>
        </draw:polygon>
        <draw:line draw:style-name="gr8" draw:text-style-name="P6" draw:layer="layout" svg:x1="5.866cm" svg:y1="4.373cm" svg:x2="5.855cm" svg:y2="4.373cm">
          <text:p/>
        </draw:line>
        <draw:line draw:style-name="gr6" draw:text-style-name="P6" draw:layer="layout" svg:x1="5.866cm" svg:y1="4.125cm" svg:x2="8.798cm" svg:y2="4.125cm">
          <text:p/>
        </draw:line>
        <draw:polygon draw:style-name="gr7" draw:text-style-name="P7" draw:layer="layout" svg:width="0.01cm" svg:height="0cm" svg:x="5.855cm" svg:y="4.125cm" svg:viewBox="0 0 11 0" draw:points="11,0 0,0">
          <text:p/>
        </draw:polygon>
        <draw:line draw:style-name="gr8" draw:text-style-name="P6" draw:layer="layout" svg:x1="5.866cm" svg:y1="4.125cm" svg:x2="5.855cm" svg:y2="4.125cm">
          <text:p/>
        </draw:line>
        <draw:line draw:style-name="gr6" draw:text-style-name="P6" draw:layer="layout" svg:x1="5.866cm" svg:y1="3.877cm" svg:x2="8.798cm" svg:y2="3.877cm">
          <text:p/>
        </draw:line>
        <draw:polygon draw:style-name="gr7" draw:text-style-name="P7" draw:layer="layout" svg:width="0.01cm" svg:height="0cm" svg:x="5.855cm" svg:y="3.877cm" svg:viewBox="0 0 11 0" draw:points="11,0 0,0">
          <text:p/>
        </draw:polygon>
        <draw:line draw:style-name="gr8" draw:text-style-name="P6" draw:layer="layout" svg:x1="5.866cm" svg:y1="3.877cm" svg:x2="5.855cm" svg:y2="3.877cm">
          <text:p/>
        </draw:line>
        <draw:line draw:style-name="gr6" draw:text-style-name="P6" draw:layer="layout" svg:x1="5.866cm" svg:y1="3.63cm" svg:x2="8.798cm" svg:y2="3.63cm">
          <text:p/>
        </draw:line>
        <draw:polygon draw:style-name="gr7" draw:text-style-name="P7" draw:layer="layout" svg:width="0.01cm" svg:height="0cm" svg:x="5.855cm" svg:y="3.63cm" svg:viewBox="0 0 11 0" draw:points="11,0 0,0">
          <text:p/>
        </draw:polygon>
        <draw:line draw:style-name="gr8" draw:text-style-name="P6" draw:layer="layout" svg:x1="5.866cm" svg:y1="3.63cm" svg:x2="5.855cm" svg:y2="3.63cm">
          <text:p/>
        </draw:line>
        <draw:line draw:style-name="gr6" draw:text-style-name="P6" draw:layer="layout" svg:x1="5.866cm" svg:y1="3.383cm" svg:x2="8.798cm" svg:y2="3.383cm">
          <text:p/>
        </draw:line>
        <draw:polygon draw:style-name="gr7" draw:text-style-name="P7" draw:layer="layout" svg:width="0.01cm" svg:height="0cm" svg:x="5.855cm" svg:y="3.383cm" svg:viewBox="0 0 11 0" draw:points="11,0 0,0">
          <text:p/>
        </draw:polygon>
        <draw:line draw:style-name="gr8" draw:text-style-name="P6" draw:layer="layout" svg:x1="5.866cm" svg:y1="3.383cm" svg:x2="5.855cm" svg:y2="3.383cm">
          <text:p/>
        </draw:line>
        <draw:line draw:style-name="gr6" draw:text-style-name="P6" draw:layer="layout" svg:x1="5.866cm" svg:y1="3.135cm" svg:x2="8.798cm" svg:y2="3.135cm">
          <text:p/>
        </draw:line>
        <draw:polygon draw:style-name="gr7" draw:text-style-name="P7" draw:layer="layout" svg:width="0.01cm" svg:height="0cm" svg:x="5.855cm" svg:y="3.135cm" svg:viewBox="0 0 11 0" draw:points="11,0 0,0">
          <text:p/>
        </draw:polygon>
        <draw:line draw:style-name="gr8" draw:text-style-name="P6" draw:layer="layout" svg:x1="5.866cm" svg:y1="3.135cm" svg:x2="5.855cm" svg:y2="3.135cm">
          <text:p/>
        </draw:line>
        <draw:line draw:style-name="gr6" draw:text-style-name="P6" draw:layer="layout" svg:x1="5.866cm" svg:y1="2.888cm" svg:x2="8.798cm" svg:y2="2.888cm">
          <text:p/>
        </draw:line>
        <draw:polygon draw:style-name="gr7" draw:text-style-name="P7" draw:layer="layout" svg:width="0.01cm" svg:height="0cm" svg:x="5.855cm" svg:y="2.888cm" svg:viewBox="0 0 11 0" draw:points="11,0 0,0">
          <text:p/>
        </draw:polygon>
        <draw:line draw:style-name="gr8" draw:text-style-name="P6" draw:layer="layout" svg:x1="5.866cm" svg:y1="2.888cm" svg:x2="5.855cm" svg:y2="2.888cm">
          <text:p/>
        </draw:line>
        <draw:line draw:style-name="gr6" draw:text-style-name="P6" draw:layer="layout" svg:x1="5.866cm" svg:y1="2.64cm" svg:x2="8.798cm" svg:y2="2.64cm">
          <text:p/>
        </draw:line>
        <draw:polygon draw:style-name="gr7" draw:text-style-name="P7" draw:layer="layout" svg:width="0.01cm" svg:height="0cm" svg:x="5.855cm" svg:y="2.64cm" svg:viewBox="0 0 11 0" draw:points="11,0 0,0">
          <text:p/>
        </draw:polygon>
        <draw:line draw:style-name="gr8" draw:text-style-name="P6" draw:layer="layout" svg:x1="5.866cm" svg:y1="2.64cm" svg:x2="5.855cm" svg:y2="2.64cm">
          <text:p/>
        </draw:line>
        <draw:line draw:style-name="gr6" draw:text-style-name="P6" draw:layer="layout" svg:x1="5.866cm" svg:y1="2.393cm" svg:x2="8.798cm" svg:y2="2.393cm">
          <text:p/>
        </draw:line>
        <draw:polygon draw:style-name="gr7" draw:text-style-name="P7" draw:layer="layout" svg:width="0.01cm" svg:height="0cm" svg:x="5.855cm" svg:y="2.393cm" svg:viewBox="0 0 11 0" draw:points="11,0 0,0">
          <text:p/>
        </draw:polygon>
        <draw:line draw:style-name="gr8" draw:text-style-name="P6" draw:layer="layout" svg:x1="5.866cm" svg:y1="2.393cm" svg:x2="5.855cm" svg:y2="2.393cm">
          <text:p/>
        </draw:line>
        <draw:line draw:style-name="gr6" draw:text-style-name="P6" draw:layer="layout" svg:x1="5.866cm" svg:y1="2.146cm" svg:x2="8.798cm" svg:y2="2.146cm">
          <text:p/>
        </draw:line>
        <draw:polygon draw:style-name="gr7" draw:text-style-name="P7" draw:layer="layout" svg:width="0.01cm" svg:height="0cm" svg:x="5.855cm" svg:y="2.146cm" svg:viewBox="0 0 11 0" draw:points="11,0 0,0">
          <text:p/>
        </draw:polygon>
        <draw:line draw:style-name="gr8" draw:text-style-name="P6" draw:layer="layout" svg:x1="5.866cm" svg:y1="2.146cm" svg:x2="5.855cm" svg:y2="2.146cm">
          <text:p/>
        </draw:line>
        <draw:line draw:style-name="gr6" draw:text-style-name="P6" draw:layer="layout" svg:x1="5.866cm" svg:y1="1.898cm" svg:x2="8.798cm" svg:y2="1.898cm">
          <text:p/>
        </draw:line>
        <draw:polygon draw:style-name="gr7" draw:text-style-name="P7" draw:layer="layout" svg:width="0.01cm" svg:height="0cm" svg:x="5.855cm" svg:y="1.898cm" svg:viewBox="0 0 11 0" draw:points="11,0 0,0">
          <text:p/>
        </draw:polygon>
        <draw:line draw:style-name="gr8" draw:text-style-name="P6" draw:layer="layout" svg:x1="5.866cm" svg:y1="1.898cm" svg:x2="5.855cm" svg:y2="1.898cm">
          <text:p/>
        </draw:line>
        <draw:line draw:style-name="gr6" draw:text-style-name="P6" draw:layer="layout" svg:x1="5.866cm" svg:y1="1.651cm" svg:x2="8.798cm" svg:y2="1.651cm">
          <text:p/>
        </draw:line>
        <draw:polygon draw:style-name="gr7" draw:text-style-name="P7" draw:layer="layout" svg:width="0.01cm" svg:height="0cm" svg:x="5.855cm" svg:y="1.651cm" svg:viewBox="0 0 11 0" draw:points="11,0 0,0">
          <text:p/>
        </draw:polygon>
        <draw:line draw:style-name="gr8" draw:text-style-name="P6" draw:layer="layout" svg:x1="5.866cm" svg:y1="1.651cm" svg:x2="5.855cm" svg:y2="1.651cm">
          <text:p/>
        </draw:line>
        <draw:line draw:style-name="gr6" draw:text-style-name="P6" draw:layer="layout" svg:x1="5.866cm" svg:y1="1.403cm" svg:x2="8.798cm" svg:y2="1.403cm">
          <text:p/>
        </draw:line>
        <draw:polygon draw:style-name="gr7" draw:text-style-name="P7" draw:layer="layout" svg:width="0.01cm" svg:height="0cm" svg:x="5.855cm" svg:y="1.403cm" svg:viewBox="0 0 11 0" draw:points="11,0 0,0">
          <text:p/>
        </draw:polygon>
        <draw:line draw:style-name="gr8" draw:text-style-name="P6" draw:layer="layout" svg:x1="5.866cm" svg:y1="1.403cm" svg:x2="5.855cm" svg:y2="1.403cm">
          <text:p/>
        </draw:line>
        <draw:line draw:style-name="gr6" draw:text-style-name="P6" draw:layer="layout" svg:x1="5.866cm" svg:y1="1.156cm" svg:x2="8.798cm" svg:y2="1.156cm">
          <text:p/>
        </draw:line>
        <draw:polygon draw:style-name="gr7" draw:text-style-name="P7" draw:layer="layout" svg:width="0.01cm" svg:height="0cm" svg:x="5.855cm" svg:y="1.156cm" svg:viewBox="0 0 11 0" draw:points="11,0 0,0">
          <text:p/>
        </draw:polygon>
        <draw:line draw:style-name="gr8" draw:text-style-name="P6" draw:layer="layout" svg:x1="5.866cm" svg:y1="1.156cm" svg:x2="5.855cm" svg:y2="1.156cm">
          <text:p/>
        </draw:line>
        <draw:line draw:style-name="gr13" draw:text-style-name="P6" draw:layer="layout" svg:x1="5.866cm" svg:y1="5.162cm" svg:x2="5.866cm" svg:y2="0.861cm">
          <text:p/>
        </draw:line>
        <draw:line draw:style-name="gr13" draw:text-style-name="P6" draw:layer="layout" svg:x1="8.798cm" svg:y1="5.162cm" svg:x2="8.798cm" svg:y2="0.861cm">
          <text:p/>
        </draw:line>
        <draw:line draw:style-name="gr13" draw:text-style-name="P6" draw:layer="layout" svg:x1="5.866cm" svg:y1="5.162cm" svg:x2="8.798cm" svg:y2="5.162cm">
          <text:p/>
        </draw:line>
        <draw:line draw:style-name="gr13" draw:text-style-name="P6" draw:layer="layout" svg:x1="5.866cm" svg:y1="0.861cm" svg:x2="8.798cm" svg:y2="0.861cm">
          <text:p/>
        </draw:line>
        <draw:polygon draw:style-name="gr3" draw:text-style-name="P3" draw:layer="layout" svg:width="0cm" svg:height="0.196cm" svg:x="5.872cm" svg:y="4.488cm" svg:viewBox="0 0 0 197" draw:points="0,197 0,197 0,0 0,0">
          <text:p/>
        </draw:polygon>
        <draw:polygon draw:style-name="gr7" draw:text-style-name="P7" draw:layer="layout" svg:width="0.01cm" svg:height="0cm" svg:x="5.861cm" svg:y="4.834cm" svg:viewBox="0 0 11 0" draw:points="11,0 0,0">
          <text:p/>
        </draw:polygon>
        <draw:line draw:style-name="gr8" draw:text-style-name="P6" draw:layer="layout" svg:x1="5.872cm" svg:y1="4.834cm" svg:x2="5.861cm" svg:y2="4.834cm">
          <text:p/>
        </draw:line>
        <draw:polygon draw:style-name="gr7" draw:text-style-name="P7" draw:layer="layout" svg:width="0.01cm" svg:height="0cm" svg:x="5.861cm" svg:y="4.587cm" svg:viewBox="0 0 11 0" draw:points="11,0 0,0">
          <text:p/>
        </draw:polygon>
        <draw:line draw:style-name="gr8" draw:text-style-name="P6" draw:layer="layout" svg:x1="5.872cm" svg:y1="4.587cm" svg:x2="5.861cm" svg:y2="4.587cm">
          <text:p/>
        </draw:line>
        <draw:polygon draw:style-name="gr7" draw:text-style-name="P7" draw:layer="layout" svg:width="0.01cm" svg:height="0cm" svg:x="5.861cm" svg:y="4.34cm" svg:viewBox="0 0 11 0" draw:points="11,0 0,0">
          <text:p/>
        </draw:polygon>
        <draw:line draw:style-name="gr8" draw:text-style-name="P6" draw:layer="layout" svg:x1="5.872cm" svg:y1="4.34cm" svg:x2="5.861cm" svg:y2="4.34cm">
          <text:p/>
        </draw:line>
        <draw:polygon draw:style-name="gr7" draw:text-style-name="P7" draw:layer="layout" svg:width="0.01cm" svg:height="0cm" svg:x="5.861cm" svg:y="4.093cm" svg:viewBox="0 0 11 0" draw:points="11,0 0,0">
          <text:p/>
        </draw:polygon>
        <draw:line draw:style-name="gr8" draw:text-style-name="P6" draw:layer="layout" svg:x1="5.872cm" svg:y1="4.093cm" svg:x2="5.861cm" svg:y2="4.093cm">
          <text:p/>
        </draw:line>
        <draw:polygon draw:style-name="gr7" draw:text-style-name="P7" draw:layer="layout" svg:width="0.01cm" svg:height="0cm" svg:x="5.861cm" svg:y="3.845cm" svg:viewBox="0 0 11 0" draw:points="11,0 0,0">
          <text:p/>
        </draw:polygon>
        <draw:line draw:style-name="gr8" draw:text-style-name="P6" draw:layer="layout" svg:x1="5.872cm" svg:y1="3.845cm" svg:x2="5.861cm" svg:y2="3.845cm">
          <text:p/>
        </draw:line>
        <draw:polygon draw:style-name="gr7" draw:text-style-name="P7" draw:layer="layout" svg:width="0.01cm" svg:height="0cm" svg:x="5.861cm" svg:y="3.599cm" svg:viewBox="0 0 11 0" draw:points="11,0 0,0">
          <text:p/>
        </draw:polygon>
        <draw:line draw:style-name="gr8" draw:text-style-name="P6" draw:layer="layout" svg:x1="5.872cm" svg:y1="3.599cm" svg:x2="5.861cm" svg:y2="3.599cm">
          <text:p/>
        </draw:line>
        <draw:polygon draw:style-name="gr7" draw:text-style-name="P7" draw:layer="layout" svg:width="0.01cm" svg:height="0cm" svg:x="5.861cm" svg:y="3.352cm" svg:viewBox="0 0 11 0" draw:points="11,0 0,0">
          <text:p/>
        </draw:polygon>
        <draw:line draw:style-name="gr8" draw:text-style-name="P6" draw:layer="layout" svg:x1="5.872cm" svg:y1="3.352cm" svg:x2="5.861cm" svg:y2="3.352cm">
          <text:p/>
        </draw:line>
        <draw:polygon draw:style-name="gr7" draw:text-style-name="P7" draw:layer="layout" svg:width="0.01cm" svg:height="0cm" svg:x="5.861cm" svg:y="3.104cm" svg:viewBox="0 0 11 0" draw:points="11,0 0,0">
          <text:p/>
        </draw:polygon>
        <draw:line draw:style-name="gr8" draw:text-style-name="P6" draw:layer="layout" svg:x1="5.872cm" svg:y1="3.104cm" svg:x2="5.861cm" svg:y2="3.104cm">
          <text:p/>
        </draw:line>
        <draw:polygon draw:style-name="gr7" draw:text-style-name="P7" draw:layer="layout" svg:width="0.01cm" svg:height="0cm" svg:x="5.861cm" svg:y="2.858cm" svg:viewBox="0 0 11 0" draw:points="11,0 0,0">
          <text:p/>
        </draw:polygon>
        <draw:line draw:style-name="gr8" draw:text-style-name="P6" draw:layer="layout" svg:x1="5.872cm" svg:y1="2.858cm" svg:x2="5.861cm" svg:y2="2.858cm">
          <text:p/>
        </draw:line>
        <draw:polygon draw:style-name="gr7" draw:text-style-name="P7" draw:layer="layout" svg:width="0.01cm" svg:height="0cm" svg:x="5.861cm" svg:y="2.61cm" svg:viewBox="0 0 11 0" draw:points="11,0 0,0">
          <text:p/>
        </draw:polygon>
        <draw:line draw:style-name="gr8" draw:text-style-name="P6" draw:layer="layout" svg:x1="5.872cm" svg:y1="2.61cm" svg:x2="5.861cm" svg:y2="2.61cm">
          <text:p/>
        </draw:line>
        <draw:polygon draw:style-name="gr7" draw:text-style-name="P7" draw:layer="layout" svg:width="0.01cm" svg:height="0cm" svg:x="5.861cm" svg:y="2.363cm" svg:viewBox="0 0 11 0" draw:points="11,0 0,0">
          <text:p/>
        </draw:polygon>
        <draw:line draw:style-name="gr8" draw:text-style-name="P6" draw:layer="layout" svg:x1="5.872cm" svg:y1="2.363cm" svg:x2="5.861cm" svg:y2="2.363cm">
          <text:p/>
        </draw:line>
        <draw:polygon draw:style-name="gr7" draw:text-style-name="P7" draw:layer="layout" svg:width="0.01cm" svg:height="0cm" svg:x="5.861cm" svg:y="2.117cm" svg:viewBox="0 0 11 0" draw:points="11,0 0,0">
          <text:p/>
        </draw:polygon>
        <draw:line draw:style-name="gr8" draw:text-style-name="P6" draw:layer="layout" svg:x1="5.872cm" svg:y1="2.117cm" svg:x2="5.861cm" svg:y2="2.117cm">
          <text:p/>
        </draw:line>
        <draw:polygon draw:style-name="gr7" draw:text-style-name="P7" draw:layer="layout" svg:width="0.01cm" svg:height="0cm" svg:x="5.861cm" svg:y="1.869cm" svg:viewBox="0 0 11 0" draw:points="11,0 0,0">
          <text:p/>
        </draw:polygon>
        <draw:line draw:style-name="gr8" draw:text-style-name="P6" draw:layer="layout" svg:x1="5.872cm" svg:y1="1.869cm" svg:x2="5.861cm" svg:y2="1.869cm">
          <text:p/>
        </draw:line>
        <draw:polygon draw:style-name="gr7" draw:text-style-name="P7" draw:layer="layout" svg:width="0.01cm" svg:height="0cm" svg:x="5.861cm" svg:y="1.622cm" svg:viewBox="0 0 11 0" draw:points="11,0 0,0">
          <text:p/>
        </draw:polygon>
        <draw:line draw:style-name="gr8" draw:text-style-name="P6" draw:layer="layout" svg:x1="5.872cm" svg:y1="1.622cm" svg:x2="5.861cm" svg:y2="1.622cm">
          <text:p/>
        </draw:line>
        <draw:polygon draw:style-name="gr7" draw:text-style-name="P7" draw:layer="layout" svg:width="0.01cm" svg:height="0cm" svg:x="5.861cm" svg:y="1.375cm" svg:viewBox="0 0 11 0" draw:points="11,0 0,0">
          <text:p/>
        </draw:polygon>
        <draw:line draw:style-name="gr8" draw:text-style-name="P6" draw:layer="layout" svg:x1="5.872cm" svg:y1="1.375cm" svg:x2="5.861cm" svg:y2="1.375cm">
          <text:p/>
        </draw:line>
        <draw:polygon draw:style-name="gr7" draw:text-style-name="P7" draw:layer="layout" svg:width="0.01cm" svg:height="0cm" svg:x="5.861cm" svg:y="1.128cm" svg:viewBox="0 0 11 0" draw:points="11,0 0,0">
          <text:p/>
        </draw:polygon>
        <draw:line draw:style-name="gr8" draw:text-style-name="P6" draw:layer="layout" svg:x1="5.872cm" svg:y1="1.128cm" svg:x2="5.861cm" svg:y2="1.128cm">
          <text:p/>
        </draw:line>
        <draw:line draw:style-name="gr13" draw:text-style-name="P6" draw:layer="layout" svg:x1="5.872cm" svg:y1="5.128cm" svg:x2="5.872cm" svg:y2="0.834cm">
          <text:p/>
        </draw:line>
        <draw:frame draw:style-name="gr28" draw:text-style-name="P12" draw:layer="layout" svg:width="2.318cm" svg:height="0.319cm" svg:x="0.059cm" svg:y="0.657cm">
          <draw:text-box>
            <text:p text:style-name="P8"><text:span text:style-name="T3">Tensor operation</text:span></text:p>
          </draw:text-box>
        </draw:frame>
        <draw:frame draw:style-name="gr29" draw:text-style-name="P9" draw:layer="layout" svg:width="0.33cm" svg:height="0.256cm" svg:x="3.932cm" svg:y="5.529cm">
          <draw:text-box>
            <text:p text:style-name="P8"><text:span text:style-name="T1">(s)</text:span></text:p>
          </draw:text-box>
        </draw:frame>
        <draw:frame draw:style-name="gr30" draw:text-style-name="P9" draw:layer="layout" svg:width="0.43cm" svg:height="0.256cm" svg:x="7.258cm" svg:y="5.503cm">
          <draw:text-box>
            <text:p text:style-name="P8"><text:span text:style-name="T1">(s)</text:span></text:p>
          </draw:text-box>
        </draw:frame>
        <draw:frame draw:style-name="gr31" draw:text-style-name="P13" draw:layer="layout" svg:width="0.807cm" svg:height="0.319cm" svg:x="3.692cm" svg:y="0.618cm">
          <draw:text-box>
            <text:p text:style-name="P8"><text:span text:style-name="T4">CPU</text:span></text:p>
          </draw:text-box>
        </draw:frame>
        <draw:frame draw:style-name="gr32" draw:text-style-name="P14" draw:layer="layout" svg:width="5.188cm" svg:height="0.319cm" svg:x="0.092cm" svg:y="0.114cm">
          <draw:text-box>
            <text:p text:style-name="P8"><text:span text:style-name="T5">a) Model A (8-bit fixed-point quantization)</text:span></text:p>
          </draw:text-box>
        </draw:frame>
        <draw:frame draw:style-name="gr33" draw:text-style-name="P14" draw:layer="layout" svg:width="5.107cm" svg:height="0.516cm" svg:x="0.092cm" svg:y="5.915cm">
          <draw:text-box>
            <text:p text:style-name="P8"><text:span text:style-name="T5">b) Model A (Floating-point)</text:span></text:p>
          </draw:text-box>
        </draw:frame>
        <draw:polygon draw:style-name="gr1" draw:text-style-name="P1" draw:layer="layout" svg:width="2.945cm" svg:height="4.291cm" svg:x="2.477cm" svg:y="6.771cm" svg:viewBox="0 0 2946 4292" draw:points="0,4292 2946,4292 2946,0 0,0">
          <text:p/>
        </draw:polygon>
        <draw:polygon draw:style-name="gr2" draw:text-style-name="P2" draw:layer="layout" svg:width="2.945cm" svg:height="0.226cm" svg:x="2.477cm" svg:y="10.641cm" svg:viewBox="0 0 2946 227" draw:points="0,227 2946,227 2946,0 0,0">
          <text:p/>
        </draw:polygon>
        <draw:polygon draw:style-name="gr4" draw:text-style-name="P4" draw:layer="layout" svg:width="0.078cm" svg:height="0.226cm" svg:x="2.477cm" svg:y="10.358cm" svg:viewBox="0 0 79 227" draw:points="0,227 79,227 79,0 0,0">
          <text:p/>
        </draw:polygon>
        <draw:polygon draw:style-name="gr4" draw:text-style-name="P4" draw:layer="layout" svg:width="1.49cm" svg:height="0.226cm" svg:x="2.556cm" svg:y="10.076cm" svg:viewBox="0 0 1491 227" draw:points="0,227 1491,227 1491,0 0,0">
          <text:p/>
        </draw:polygon>
        <draw:polygon draw:style-name="gr2" draw:text-style-name="P2" draw:layer="layout" svg:width="0.002cm" svg:height="0.226cm" svg:x="4.047cm" svg:y="9.793cm" svg:viewBox="0 0 3 227" draw:points="0,227 3,227 3,0 0,0">
          <text:p/>
        </draw:polygon>
        <draw:polygon draw:style-name="gr4" draw:text-style-name="P4" draw:layer="layout" svg:width="0.713cm" svg:height="0.226cm" svg:x="4.05cm" svg:y="9.51cm" svg:viewBox="0 0 714 227" draw:points="0,227 714,227 714,0 0,0">
          <text:p/>
        </draw:polygon>
        <draw:polygon draw:style-name="gr2" draw:text-style-name="P2" draw:layer="layout" svg:width="0.001cm" svg:height="0.226cm" svg:x="4.764cm" svg:y="9.228cm" svg:viewBox="0 0 2 227" draw:points="0,227 2,227 2,0 0,0">
          <text:p/>
        </draw:polygon>
        <draw:polygon draw:style-name="gr2" draw:text-style-name="P2" draw:layer="layout" svg:width="0cm" svg:height="0.226cm" svg:x="4.766cm" svg:y="8.945cm" svg:viewBox="0 0 1 227" draw:points="0,227 1,227 1,0 0,0">
          <text:p/>
        </draw:polygon>
        <draw:polygon draw:style-name="gr2" draw:text-style-name="P2" draw:layer="layout" svg:width="0cm" svg:height="0.226cm" svg:x="4.766cm" svg:y="8.662cm" svg:viewBox="0 0 1 227" draw:points="0,227 1,227 1,0 0,0">
          <text:p/>
        </draw:polygon>
        <draw:polygon draw:style-name="gr4" draw:text-style-name="P4" draw:layer="layout" svg:width="0.651cm" svg:height="0.226cm" svg:x="4.767cm" svg:y="8.38cm" svg:viewBox="0 0 652 227" draw:points="0,227 652,227 652,0 0,0">
          <text:p/>
        </draw:polygon>
        <draw:polygon draw:style-name="gr2" draw:text-style-name="P2" draw:layer="layout" svg:width="0cm" svg:height="0.226cm" svg:x="5.419cm" svg:y="8.097cm" svg:viewBox="0 0 1 227" draw:points="0,227 1,227 1,0 0,0">
          <text:p/>
        </draw:polygon>
        <draw:polygon draw:style-name="gr2" draw:text-style-name="P2" draw:layer="layout" svg:width="0cm" svg:height="0.225cm" svg:x="5.42cm" svg:y="7.814cm" svg:viewBox="0 0 0 226" draw:points="0,226 0,226 0,0 0,0">
          <text:p/>
        </draw:polygon>
        <draw:polygon draw:style-name="gr2" draw:text-style-name="P2" draw:layer="layout" svg:width="0.003cm" svg:height="0.226cm" svg:x="5.42cm" svg:y="7.531cm" svg:viewBox="0 0 4 227" draw:points="0,227 4,227 4,0 0,0">
          <text:p/>
        </draw:polygon>
        <draw:polygon draw:style-name="gr2" draw:text-style-name="P2" draw:layer="layout" svg:width="0cm" svg:height="0.225cm" svg:x="5.423cm" svg:y="7.249cm" svg:viewBox="0 0 0 226" draw:points="0,226 0,0">
          <text:p/>
        </draw:polygon>
        <draw:polygon draw:style-name="gr34" draw:text-style-name="P15" draw:layer="layout" svg:width="0cm" svg:height="0.225cm" svg:x="5.423cm" svg:y="6.966cm" svg:viewBox="0 0 0 226" draw:points="0,226 0,0">
          <text:p/>
        </draw:polygon>
        <draw:line draw:style-name="gr35" draw:text-style-name="P6" draw:layer="layout" svg:x1="3.063cm" svg:y1="11.062cm" svg:x2="3.063cm" svg:y2="6.771cm">
          <text:p/>
        </draw:line>
        <draw:polygon draw:style-name="gr7" draw:text-style-name="P7" draw:layer="layout" svg:width="0cm" svg:height="0.065cm" svg:x="3.063cm" svg:y="11.062cm" svg:viewBox="0 0 0 66" draw:points="0,0 0,66">
          <text:p/>
        </draw:polygon>
        <draw:line draw:style-name="gr8" draw:text-style-name="P6" draw:layer="layout" svg:x1="3.063cm" svg:y1="11.062cm" svg:x2="3.063cm" svg:y2="11.128cm">
          <text:p/>
        </draw:line>
        <draw:line draw:style-name="gr35" draw:text-style-name="P6" draw:layer="layout" svg:x1="3.649cm" svg:y1="11.062cm" svg:x2="3.649cm" svg:y2="6.771cm">
          <text:p/>
        </draw:line>
        <draw:polygon draw:style-name="gr7" draw:text-style-name="P7" draw:layer="layout" svg:width="0cm" svg:height="0.065cm" svg:x="3.649cm" svg:y="11.062cm" svg:viewBox="0 0 0 66" draw:points="0,0 0,66">
          <text:p/>
        </draw:polygon>
        <draw:line draw:style-name="gr8" draw:text-style-name="P6" draw:layer="layout" svg:x1="3.649cm" svg:y1="11.062cm" svg:x2="3.649cm" svg:y2="11.128cm">
          <text:p/>
        </draw:line>
        <draw:frame draw:style-name="gr36" draw:text-style-name="P9" draw:layer="layout" svg:width="0.452cm" svg:height="0.279cm" svg:x="3.016cm" svg:y="11.179cm">
          <draw:text-box>
            <text:p text:style-name="P8"><text:span text:style-name="T1">5</text:span></text:p>
          </draw:text-box>
        </draw:frame>
        <draw:line draw:style-name="gr35" draw:text-style-name="P6" draw:layer="layout" svg:x1="4.235cm" svg:y1="11.062cm" svg:x2="4.235cm" svg:y2="6.771cm">
          <text:p/>
        </draw:line>
        <draw:polygon draw:style-name="gr7" draw:text-style-name="P7" draw:layer="layout" svg:width="0cm" svg:height="0.065cm" svg:x="4.235cm" svg:y="11.062cm" svg:viewBox="0 0 0 66" draw:points="0,0 0,66">
          <text:p/>
        </draw:polygon>
        <draw:line draw:style-name="gr8" draw:text-style-name="P6" draw:layer="layout" svg:x1="4.235cm" svg:y1="11.062cm" svg:x2="4.235cm" svg:y2="11.128cm">
          <text:p/>
        </draw:line>
        <draw:frame draw:style-name="gr37" draw:text-style-name="P9" draw:layer="layout" svg:width="0.565cm" svg:height="0.279cm" svg:x="3.524cm" svg:y="11.179cm">
          <draw:text-box>
            <text:p text:style-name="P8"><text:span text:style-name="T1">10</text:span></text:p>
          </draw:text-box>
        </draw:frame>
        <draw:line draw:style-name="gr35" draw:text-style-name="P6" draw:layer="layout" svg:x1="4.821cm" svg:y1="11.062cm" svg:x2="4.821cm" svg:y2="6.771cm">
          <text:p/>
        </draw:line>
        <draw:polygon draw:style-name="gr7" draw:text-style-name="P7" draw:layer="layout" svg:width="0cm" svg:height="0.065cm" svg:x="4.821cm" svg:y="11.062cm" svg:viewBox="0 0 0 66" draw:points="0,0 0,66">
          <text:p/>
        </draw:polygon>
        <draw:line draw:style-name="gr8" draw:text-style-name="P6" draw:layer="layout" svg:x1="4.821cm" svg:y1="11.062cm" svg:x2="4.821cm" svg:y2="11.128cm">
          <text:p/>
        </draw:line>
        <draw:frame draw:style-name="gr38" draw:text-style-name="P9" draw:layer="layout" svg:width="0.566cm" svg:height="0.279cm" svg:x="4.11cm" svg:y="11.179cm">
          <draw:text-box>
            <text:p text:style-name="P8"><text:span text:style-name="T1">15</text:span></text:p>
          </draw:text-box>
        </draw:frame>
        <draw:line draw:style-name="gr35" draw:text-style-name="P6" draw:layer="layout" svg:x1="5.407cm" svg:y1="11.062cm" svg:x2="5.407cm" svg:y2="6.771cm">
          <text:p/>
        </draw:line>
        <draw:polygon draw:style-name="gr7" draw:text-style-name="P7" draw:layer="layout" svg:width="0cm" svg:height="0.065cm" svg:x="5.407cm" svg:y="11.062cm" svg:viewBox="0 0 0 66" draw:points="0,0 0,66">
          <text:p/>
        </draw:polygon>
        <draw:line draw:style-name="gr8" draw:text-style-name="P6" draw:layer="layout" svg:x1="5.407cm" svg:y1="11.062cm" svg:x2="5.407cm" svg:y2="11.128cm">
          <text:p/>
        </draw:line>
        <draw:frame draw:style-name="gr37" draw:text-style-name="P9" draw:layer="layout" svg:width="0.565cm" svg:height="0.279cm" svg:x="4.696cm" svg:y="11.179cm">
          <draw:text-box>
            <text:p text:style-name="P8"><text:span text:style-name="T1">20</text:span></text:p>
          </draw:text-box>
        </draw:frame>
        <draw:frame draw:style-name="gr38" draw:text-style-name="P9" draw:layer="layout" svg:width="0.566cm" svg:height="0.279cm" svg:x="5.282cm" svg:y="11.179cm">
          <draw:text-box>
            <text:p text:style-name="P8"><text:span text:style-name="T1">25</text:span></text:p>
          </draw:text-box>
        </draw:frame>
        <draw:line draw:style-name="gr35" draw:text-style-name="P6" draw:layer="layout" svg:x1="2.477cm" svg:y1="10.754cm" svg:x2="5.423cm" svg:y2="10.754cm">
          <text:p/>
        </draw:line>
        <draw:polygon draw:style-name="gr7" draw:text-style-name="P7" draw:layer="layout" svg:width="0.01cm" svg:height="0cm" svg:x="2.466cm" svg:y="10.754cm" svg:viewBox="0 0 11 0" draw:points="11,0 0,0">
          <text:p/>
        </draw:polygon>
        <draw:line draw:style-name="gr8" draw:text-style-name="P6" draw:layer="layout" svg:x1="2.477cm" svg:y1="10.754cm" svg:x2="2.466cm" svg:y2="10.754cm">
          <text:p/>
        </draw:line>
        <draw:line draw:style-name="gr35" draw:text-style-name="P6" draw:layer="layout" svg:x1="2.477cm" svg:y1="10.471cm" svg:x2="5.423cm" svg:y2="10.471cm">
          <text:p/>
        </draw:line>
        <draw:polygon draw:style-name="gr7" draw:text-style-name="P7" draw:layer="layout" svg:width="0.01cm" svg:height="0cm" svg:x="2.466cm" svg:y="10.471cm" svg:viewBox="0 0 11 0" draw:points="11,0 0,0">
          <text:p/>
        </draw:polygon>
        <draw:line draw:style-name="gr8" draw:text-style-name="P6" draw:layer="layout" svg:x1="2.477cm" svg:y1="10.471cm" svg:x2="2.466cm" svg:y2="10.471cm">
          <text:p/>
        </draw:line>
        <draw:frame draw:style-name="gr39" draw:text-style-name="P9" draw:layer="layout" svg:width="0.988cm" svg:height="0.278cm" svg:x="1.367cm" svg:y="10.651cm">
          <draw:text-box>
            <text:p text:style-name="P8"><text:span text:style-name="T1">Interpreter</text:span></text:p>
          </draw:text-box>
        </draw:frame>
        <draw:line draw:style-name="gr35" draw:text-style-name="P6" draw:layer="layout" svg:x1="2.477cm" svg:y1="10.188cm" svg:x2="5.423cm" svg:y2="10.188cm">
          <text:p/>
        </draw:line>
        <draw:polygon draw:style-name="gr7" draw:text-style-name="P7" draw:layer="layout" svg:width="0.01cm" svg:height="0cm" svg:x="2.466cm" svg:y="10.188cm" svg:viewBox="0 0 11 0" draw:points="11,0 0,0">
          <text:p/>
        </draw:polygon>
        <draw:line draw:style-name="gr8" draw:text-style-name="P6" draw:layer="layout" svg:x1="2.477cm" svg:y1="10.188cm" svg:x2="2.466cm" svg:y2="10.188cm">
          <text:p/>
        </draw:line>
        <draw:frame draw:style-name="gr40" draw:text-style-name="P10" draw:layer="layout" svg:width="1.001cm" svg:height="0.279cm" svg:x="1.37cm" svg:y="10.367cm">
          <draw:text-box>
            <text:p text:style-name="P8"><text:span text:style-name="T2">CONV_2D</text:span></text:p>
          </draw:text-box>
        </draw:frame>
        <draw:line draw:style-name="gr35" draw:text-style-name="P6" draw:layer="layout" svg:x1="2.477cm" svg:y1="9.906cm" svg:x2="5.423cm" svg:y2="9.906cm">
          <text:p/>
        </draw:line>
        <draw:polygon draw:style-name="gr7" draw:text-style-name="P7" draw:layer="layout" svg:width="0.01cm" svg:height="0cm" svg:x="2.466cm" svg:y="9.906cm" svg:viewBox="0 0 11 0" draw:points="11,0 0,0">
          <text:p/>
        </draw:polygon>
        <draw:line draw:style-name="gr8" draw:text-style-name="P6" draw:layer="layout" svg:x1="2.477cm" svg:y1="9.906cm" svg:x2="2.466cm" svg:y2="9.906cm">
          <text:p/>
        </draw:line>
        <draw:frame draw:style-name="gr40" draw:text-style-name="P10" draw:layer="layout" svg:width="1.001cm" svg:height="0.279cm" svg:x="1.37cm" svg:y="10.085cm">
          <draw:text-box>
            <text:p text:style-name="P8"><text:span text:style-name="T2">CONV_2D</text:span></text:p>
          </draw:text-box>
        </draw:frame>
        <draw:line draw:style-name="gr35" draw:text-style-name="P6" draw:layer="layout" svg:x1="2.477cm" svg:y1="9.623cm" svg:x2="5.423cm" svg:y2="9.623cm">
          <text:p/>
        </draw:line>
        <draw:polygon draw:style-name="gr7" draw:text-style-name="P7" draw:layer="layout" svg:width="0.01cm" svg:height="0cm" svg:x="2.466cm" svg:y="9.623cm" svg:viewBox="0 0 11 0" draw:points="11,0 0,0">
          <text:p/>
        </draw:polygon>
        <draw:line draw:style-name="gr8" draw:text-style-name="P6" draw:layer="layout" svg:x1="2.477cm" svg:y1="9.623cm" svg:x2="2.466cm" svg:y2="9.623cm">
          <text:p/>
        </draw:line>
        <draw:frame draw:style-name="gr41" draw:text-style-name="P9" draw:layer="layout" svg:width="1.556cm" svg:height="0.279cm" svg:x="0.823cm" svg:y="9.802cm">
          <draw:text-box>
            <text:p text:style-name="P8"><text:span text:style-name="T1">MAX_POOL_2D</text:span></text:p>
          </draw:text-box>
        </draw:frame>
        <draw:line draw:style-name="gr35" draw:text-style-name="P6" draw:layer="layout" svg:x1="2.477cm" svg:y1="9.34cm" svg:x2="5.423cm" svg:y2="9.34cm">
          <text:p/>
        </draw:line>
        <draw:polygon draw:style-name="gr7" draw:text-style-name="P7" draw:layer="layout" svg:width="0.01cm" svg:height="0cm" svg:x="2.466cm" svg:y="9.34cm" svg:viewBox="0 0 11 0" draw:points="11,0 0,0">
          <text:p/>
        </draw:polygon>
        <draw:line draw:style-name="gr8" draw:text-style-name="P6" draw:layer="layout" svg:x1="2.477cm" svg:y1="9.34cm" svg:x2="2.466cm" svg:y2="9.34cm">
          <text:p/>
        </draw:line>
        <draw:frame draw:style-name="gr40" draw:text-style-name="P10" draw:layer="layout" svg:width="1.001cm" svg:height="0.279cm" svg:x="1.37cm" svg:y="9.519cm">
          <draw:text-box>
            <text:p text:style-name="P8"><text:span text:style-name="T2">CONV_2D</text:span></text:p>
          </draw:text-box>
        </draw:frame>
        <draw:line draw:style-name="gr35" draw:text-style-name="P6" draw:layer="layout" svg:x1="2.477cm" svg:y1="9.058cm" svg:x2="5.423cm" svg:y2="9.058cm">
          <text:p/>
        </draw:line>
        <draw:polygon draw:style-name="gr7" draw:text-style-name="P7" draw:layer="layout" svg:width="0.01cm" svg:height="0cm" svg:x="2.466cm" svg:y="9.058cm" svg:viewBox="0 0 11 0" draw:points="11,0 0,0">
          <text:p/>
        </draw:polygon>
        <draw:line draw:style-name="gr8" draw:text-style-name="P6" draw:layer="layout" svg:x1="2.477cm" svg:y1="9.058cm" svg:x2="2.466cm" svg:y2="9.058cm">
          <text:p/>
        </draw:line>
        <draw:frame draw:style-name="gr41" draw:text-style-name="P9" draw:layer="layout" svg:width="1.556cm" svg:height="0.279cm" svg:x="0.823cm" svg:y="9.236cm">
          <draw:text-box>
            <text:p text:style-name="P8"><text:span text:style-name="T1">MAX_POOL_2D</text:span></text:p>
          </draw:text-box>
        </draw:frame>
        <draw:line draw:style-name="gr35" draw:text-style-name="P6" draw:layer="layout" svg:x1="2.477cm" svg:y1="8.776cm" svg:x2="5.423cm" svg:y2="8.776cm">
          <text:p/>
        </draw:line>
        <draw:polygon draw:style-name="gr7" draw:text-style-name="P7" draw:layer="layout" svg:width="0.01cm" svg:height="0cm" svg:x="2.466cm" svg:y="8.776cm" svg:viewBox="0 0 11 0" draw:points="11,0 0,0">
          <text:p/>
        </draw:polygon>
        <draw:line draw:style-name="gr8" draw:text-style-name="P6" draw:layer="layout" svg:x1="2.477cm" svg:y1="8.776cm" svg:x2="2.466cm" svg:y2="8.776cm">
          <text:p/>
        </draw:line>
        <draw:frame draw:style-name="gr42" draw:text-style-name="P9" draw:layer="layout" svg:width="0.451cm" svg:height="0.279cm" svg:x="1.842cm" svg:y="8.955cm">
          <draw:text-box>
            <text:p text:style-name="P8"><text:span text:style-name="T1">MUL</text:span></text:p>
          </draw:text-box>
        </draw:frame>
        <draw:line draw:style-name="gr35" draw:text-style-name="P6" draw:layer="layout" svg:x1="2.477cm" svg:y1="8.493cm" svg:x2="5.423cm" svg:y2="8.493cm">
          <text:p/>
        </draw:line>
        <draw:polygon draw:style-name="gr7" draw:text-style-name="P7" draw:layer="layout" svg:width="0.01cm" svg:height="0cm" svg:x="2.466cm" svg:y="8.493cm" svg:viewBox="0 0 11 0" draw:points="11,0 0,0">
          <text:p/>
        </draw:polygon>
        <draw:line draw:style-name="gr8" draw:text-style-name="P6" draw:layer="layout" svg:x1="2.477cm" svg:y1="8.493cm" svg:x2="2.466cm" svg:y2="8.493cm">
          <text:p/>
        </draw:line>
        <draw:frame draw:style-name="gr43" draw:text-style-name="P9" draw:layer="layout" svg:width="0.447cm" svg:height="0.279cm" svg:x="1.83cm" svg:y="8.672cm">
          <draw:text-box>
            <text:p text:style-name="P8"><text:span text:style-name="T1">ADD</text:span></text:p>
          </draw:text-box>
        </draw:frame>
        <draw:line draw:style-name="gr35" draw:text-style-name="P6" draw:layer="layout" svg:x1="2.477cm" svg:y1="8.21cm" svg:x2="5.423cm" svg:y2="8.21cm">
          <text:p/>
        </draw:line>
        <draw:polygon draw:style-name="gr7" draw:text-style-name="P7" draw:layer="layout" svg:width="0.01cm" svg:height="0cm" svg:x="2.466cm" svg:y="8.21cm" svg:viewBox="0 0 11 0" draw:points="11,0 0,0">
          <text:p/>
        </draw:polygon>
        <draw:line draw:style-name="gr8" draw:text-style-name="P6" draw:layer="layout" svg:x1="2.477cm" svg:y1="8.21cm" svg:x2="2.466cm" svg:y2="8.21cm">
          <text:p/>
        </draw:line>
        <draw:frame draw:style-name="gr40" draw:text-style-name="P10" draw:layer="layout" svg:width="1.001cm" svg:height="0.279cm" svg:x="1.37cm" svg:y="8.388cm">
          <draw:text-box>
            <text:p text:style-name="P8"><text:span text:style-name="T2">CONV_2D</text:span></text:p>
          </draw:text-box>
        </draw:frame>
        <draw:line draw:style-name="gr35" draw:text-style-name="P6" draw:layer="layout" svg:x1="2.477cm" svg:y1="7.928cm" svg:x2="5.423cm" svg:y2="7.928cm">
          <text:p/>
        </draw:line>
        <draw:polygon draw:style-name="gr7" draw:text-style-name="P7" draw:layer="layout" svg:width="0.01cm" svg:height="0cm" svg:x="2.466cm" svg:y="7.928cm" svg:viewBox="0 0 11 0" draw:points="11,0 0,0">
          <text:p/>
        </draw:polygon>
        <draw:line draw:style-name="gr8" draw:text-style-name="P6" draw:layer="layout" svg:x1="2.477cm" svg:y1="7.928cm" svg:x2="2.466cm" svg:y2="7.928cm">
          <text:p/>
        </draw:line>
        <draw:frame draw:style-name="gr41" draw:text-style-name="P9" draw:layer="layout" svg:width="1.556cm" svg:height="0.279cm" svg:x="0.823cm" svg:y="8.106cm">
          <draw:text-box>
            <text:p text:style-name="P8"><text:span text:style-name="T1">MAX_POOL_2D</text:span></text:p>
          </draw:text-box>
        </draw:frame>
        <draw:line draw:style-name="gr35" draw:text-style-name="P6" draw:layer="layout" svg:x1="2.477cm" svg:y1="7.645cm" svg:x2="5.423cm" svg:y2="7.645cm">
          <text:p/>
        </draw:line>
        <draw:polygon draw:style-name="gr7" draw:text-style-name="P7" draw:layer="layout" svg:width="0.01cm" svg:height="0cm" svg:x="2.466cm" svg:y="7.645cm" svg:viewBox="0 0 11 0" draw:points="11,0 0,0">
          <text:p/>
        </draw:polygon>
        <draw:line draw:style-name="gr8" draw:text-style-name="P6" draw:layer="layout" svg:x1="2.477cm" svg:y1="7.645cm" svg:x2="2.466cm" svg:y2="7.645cm">
          <text:p/>
        </draw:line>
        <draw:frame draw:style-name="gr44" draw:text-style-name="P9" draw:layer="layout" svg:width="1.005cm" svg:height="0.278cm" svg:x="1.305cm" svg:y="7.824cm">
          <draw:text-box>
            <text:p text:style-name="P8"><text:span text:style-name="T1">RESHAPE</text:span></text:p>
          </draw:text-box>
        </draw:frame>
        <draw:line draw:style-name="gr35" draw:text-style-name="P6" draw:layer="layout" svg:x1="2.477cm" svg:y1="7.362cm" svg:x2="5.423cm" svg:y2="7.362cm">
          <text:p/>
        </draw:line>
        <draw:polygon draw:style-name="gr7" draw:text-style-name="P7" draw:layer="layout" svg:width="0.01cm" svg:height="0cm" svg:x="2.466cm" svg:y="7.362cm" svg:viewBox="0 0 11 0" draw:points="11,0 0,0">
          <text:p/>
        </draw:polygon>
        <draw:line draw:style-name="gr8" draw:text-style-name="P6" draw:layer="layout" svg:x1="2.477cm" svg:y1="7.362cm" svg:x2="2.466cm" svg:y2="7.362cm">
          <text:p/>
        </draw:line>
        <draw:frame draw:style-name="gr45" draw:text-style-name="P9" draw:layer="layout" svg:width="2.119cm" svg:height="0.28cm" svg:x="0.208cm" svg:y="7.539cm">
          <draw:text-box>
            <text:p text:style-name="P8"><text:span text:style-name="T1">FULLY_CONNECTED</text:span></text:p>
          </draw:text-box>
        </draw:frame>
        <draw:line draw:style-name="gr35" draw:text-style-name="P6" draw:layer="layout" svg:x1="2.477cm" svg:y1="7.079cm" svg:x2="5.423cm" svg:y2="7.079cm">
          <text:p/>
        </draw:line>
        <draw:polygon draw:style-name="gr7" draw:text-style-name="P7" draw:layer="layout" svg:width="0.01cm" svg:height="0cm" svg:x="2.466cm" svg:y="7.079cm" svg:viewBox="0 0 11 0" draw:points="11,0 0,0">
          <text:p/>
        </draw:polygon>
        <draw:line draw:style-name="gr8" draw:text-style-name="P6" draw:layer="layout" svg:x1="2.477cm" svg:y1="7.079cm" svg:x2="2.466cm" svg:y2="7.079cm">
          <text:p/>
        </draw:line>
        <draw:frame draw:style-name="gr46" draw:text-style-name="P9" draw:layer="layout" svg:width="2.119cm" svg:height="0.279cm" svg:x="0.208cm" svg:y="7.257cm">
          <draw:text-box>
            <text:p text:style-name="P8"><text:span text:style-name="T1">FULLY_CONNECTED</text:span></text:p>
          </draw:text-box>
        </draw:frame>
        <draw:frame draw:style-name="gr47" draw:text-style-name="P9" draw:layer="layout" svg:width="1.026cm" svg:height="0.279cm" svg:x="1.273cm" svg:y="6.976cm">
          <draw:text-box>
            <text:p text:style-name="P8"><text:span text:style-name="T1">SOFTMAX</text:span></text:p>
          </draw:text-box>
        </draw:frame>
        <draw:line draw:style-name="gr13" draw:text-style-name="P6" draw:layer="layout" svg:x1="2.477cm" svg:y1="11.062cm" svg:x2="2.477cm" svg:y2="6.771cm">
          <text:p/>
        </draw:line>
        <draw:line draw:style-name="gr13" draw:text-style-name="P6" draw:layer="layout" svg:x1="5.423cm" svg:y1="11.062cm" svg:x2="5.423cm" svg:y2="6.771cm">
          <text:p/>
        </draw:line>
        <draw:line draw:style-name="gr13" draw:text-style-name="P6" draw:layer="layout" svg:x1="2.477cm" svg:y1="11.062cm" svg:x2="5.423cm" svg:y2="11.062cm">
          <text:p/>
        </draw:line>
        <draw:line draw:style-name="gr13" draw:text-style-name="P6" draw:layer="layout" svg:x1="2.477cm" svg:y1="6.771cm" svg:x2="5.423cm" svg:y2="6.771cm">
          <text:p/>
        </draw:line>
        <draw:frame draw:style-name="gr31" draw:text-style-name="P16" draw:layer="layout" svg:width="0.807cm" svg:height="0.319cm" svg:x="3.707cm" svg:y="6.553cm">
          <draw:text-box>
            <text:p text:style-name="P8"><text:span text:style-name="T6">CPU</text:span></text:p>
          </draw:text-box>
        </draw:frame>
        <draw:frame draw:style-name="gr29" draw:text-style-name="P9" draw:layer="layout" svg:width="0.33cm" svg:height="0.256cm" svg:x="3.932cm" svg:y="11.429cm">
          <draw:text-box>
            <text:p text:style-name="P8"><text:span text:style-name="T1">(s)</text:span></text:p>
          </draw:text-box>
        </draw:frame>
        <draw:polygon draw:style-name="gr1" draw:text-style-name="P17" draw:layer="layout" svg:width="2.957cm" svg:height="4.298cm" svg:x="5.856cm" svg:y="6.76cm" svg:viewBox="0 0 2958 4299" draw:points="0,4299 2958,4299 2958,0 0,0">
          <text:p/>
        </draw:polygon>
        <draw:polygon draw:style-name="gr2" draw:text-style-name="P18" draw:layer="layout" svg:width="2.957cm" svg:height="0.226cm" svg:x="5.856cm" svg:y="10.636cm" svg:viewBox="0 0 2958 227" draw:points="0,227 2958,227 2958,0 0,0">
          <text:p/>
        </draw:polygon>
        <draw:polygon draw:style-name="gr26" draw:text-style-name="P19" draw:layer="layout" svg:width="0.129cm" svg:height="0.201cm" svg:x="5.856cm" svg:y="10.378cm" svg:viewBox="0 0 130 202" draw:points="0,202 130,202 130,0 0,0">
          <text:p/>
        </draw:polygon>
        <draw:polygon draw:style-name="gr26" draw:text-style-name="P19" draw:layer="layout" svg:width="1.432cm" svg:height="0.226cm" svg:x="5.986cm" svg:y="10.07cm" svg:viewBox="0 0 1433 227" draw:points="0,227 1433,227 1433,0 0,0">
          <text:p/>
        </draw:polygon>
        <draw:polygon draw:style-name="gr2" draw:text-style-name="P18" draw:layer="layout" svg:width="0.025cm" svg:height="0.226cm" svg:x="7.419cm" svg:y="9.787cm" svg:viewBox="0 0 26 227" draw:points="0,227 26,227 26,0 0,0">
          <text:p/>
        </draw:polygon>
        <draw:polygon draw:style-name="gr26" draw:text-style-name="P19" draw:layer="layout" svg:width="0.686cm" svg:height="0.226cm" svg:x="7.446cm" svg:y="9.503cm" svg:viewBox="0 0 687 227" draw:points="0,227 687,227 687,0 0,0">
          <text:p/>
        </draw:polygon>
        <draw:polygon draw:style-name="gr5" draw:text-style-name="P20" draw:layer="layout" svg:width="0.012cm" svg:height="0.226cm" svg:x="8.133cm" svg:y="9.22cm" svg:viewBox="0 0 13 227" draw:points="0,227 13,227 13,0 0,0">
          <text:p/>
        </draw:polygon>
        <draw:polygon draw:style-name="gr5" draw:text-style-name="P20" draw:layer="layout" svg:width="0.004cm" svg:height="0.226cm" svg:x="8.146cm" svg:y="8.937cm" svg:viewBox="0 0 5 227" draw:points="0,227 5,227 5,0 0,0">
          <text:p/>
        </draw:polygon>
        <draw:polygon draw:style-name="gr5" draw:text-style-name="P20" draw:layer="layout" svg:width="0.004cm" svg:height="0.226cm" svg:x="8.151cm" svg:y="8.654cm" svg:viewBox="0 0 5 227" draw:points="0,227 5,227 5,0 0,0">
          <text:p/>
        </draw:polygon>
        <draw:polygon draw:style-name="gr26" draw:text-style-name="P19" draw:layer="layout" svg:width="0.613cm" svg:height="0.226cm" svg:x="8.159cm" svg:y="8.371cm" svg:viewBox="0 0 614 227" draw:points="0,227 614,227 614,0 0,0">
          <text:p/>
        </draw:polygon>
        <draw:polygon draw:style-name="gr5" draw:text-style-name="P20" draw:layer="layout" svg:width="0.005cm" svg:height="0.226cm" svg:x="8.773cm" svg:y="8.088cm" svg:viewBox="0 0 6 227" draw:points="0,227 6,227 6,0 0,0">
          <text:p/>
        </draw:polygon>
        <draw:polygon draw:style-name="gr5" draw:text-style-name="P20" draw:layer="layout" svg:width="0cm" svg:height="0.226cm" svg:x="8.78cm" svg:y="7.805cm" svg:viewBox="0 0 1 227" draw:points="0,227 1,227 1,0 0,0">
          <text:p/>
        </draw:polygon>
        <draw:polygon draw:style-name="gr5" draw:text-style-name="P20" draw:layer="layout" svg:width="0.032cm" svg:height="0.226cm" svg:x="8.78cm" svg:y="7.522cm" svg:viewBox="0 0 33 227" draw:points="0,227 33,227 33,0 0,0">
          <text:p/>
        </draw:polygon>
        <draw:polygon draw:style-name="gr34" draw:text-style-name="P21" draw:layer="layout" svg:width="0cm" svg:height="0.226cm" svg:x="8.813cm" svg:y="7.239cm" svg:viewBox="0 0 0 227" draw:points="0,227 0,227 0,0 0,0">
          <text:p/>
        </draw:polygon>
        <draw:polygon draw:style-name="gr3" draw:text-style-name="P22" draw:layer="layout" svg:width="0cm" svg:height="0.226cm" svg:x="8.813cm" svg:y="6.955cm" svg:viewBox="0 0 0 227" draw:points="0,227 0,0">
          <text:p/>
        </draw:polygon>
        <draw:line draw:style-name="gr48" draw:text-style-name="P23" draw:layer="layout" svg:x1="5.856cm" svg:y1="11.058cm" svg:x2="5.856cm" svg:y2="6.76cm">
          <text:p/>
        </draw:line>
        <draw:polygon draw:style-name="gr7" draw:text-style-name="P24" draw:layer="layout" svg:width="0cm" svg:height="0.065cm" svg:x="5.856cm" svg:y="11.058cm" svg:viewBox="0 0 0 66" draw:points="0,0 0,66">
          <text:p/>
        </draw:polygon>
        <draw:line draw:style-name="gr8" draw:text-style-name="P23" draw:layer="layout" svg:x1="5.856cm" svg:y1="11.058cm" svg:x2="5.856cm" svg:y2="11.124cm">
          <text:p/>
        </draw:line>
        <draw:line draw:style-name="gr48" draw:text-style-name="P23" draw:layer="layout" svg:x1="6.395cm" svg:y1="11.058cm" svg:x2="6.395cm" svg:y2="6.76cm">
          <text:p/>
        </draw:line>
        <draw:polygon draw:style-name="gr7" draw:text-style-name="P24" draw:layer="layout" svg:width="0cm" svg:height="0.065cm" svg:x="6.395cm" svg:y="11.058cm" svg:viewBox="0 0 0 66" draw:points="0,0 0,66">
          <text:p/>
        </draw:polygon>
        <draw:line draw:style-name="gr8" draw:text-style-name="P23" draw:layer="layout" svg:x1="6.395cm" svg:y1="11.058cm" svg:x2="6.395cm" svg:y2="11.124cm">
          <text:p/>
        </draw:line>
        <draw:frame draw:style-name="gr49" draw:text-style-name="P25" draw:layer="layout" svg:width="0.116cm" svg:height="0.208cm" svg:x="5.851cm" svg:y="11.175cm">
          <draw:text-box>
            <text:p text:style-name="P8"><text:span text:style-name="T7">0</text:span></text:p>
          </draw:text-box>
        </draw:frame>
        <draw:line draw:style-name="gr48" draw:text-style-name="P23" draw:layer="layout" svg:x1="6.935cm" svg:y1="11.058cm" svg:x2="6.935cm" svg:y2="6.76cm">
          <text:p/>
        </draw:line>
        <draw:polygon draw:style-name="gr7" draw:text-style-name="P24" draw:layer="layout" svg:width="0cm" svg:height="0.065cm" svg:x="6.935cm" svg:y="11.058cm" svg:viewBox="0 0 0 66" draw:points="0,0 0,66">
          <text:p/>
        </draw:polygon>
        <draw:line draw:style-name="gr8" draw:text-style-name="P23" draw:layer="layout" svg:x1="6.935cm" svg:y1="11.058cm" svg:x2="6.935cm" svg:y2="11.124cm">
          <text:p/>
        </draw:line>
        <draw:frame draw:style-name="gr50" draw:text-style-name="P25" draw:layer="layout" svg:width="0.303cm" svg:height="0.208cm" svg:x="6.28cm" svg:y="11.175cm">
          <draw:text-box>
            <text:p text:style-name="P8"><text:span text:style-name="T7">0.5</text:span></text:p>
          </draw:text-box>
        </draw:frame>
        <draw:line draw:style-name="gr48" draw:text-style-name="P23" draw:layer="layout" svg:x1="7.474cm" svg:y1="11.058cm" svg:x2="7.474cm" svg:y2="6.76cm">
          <text:p/>
        </draw:line>
        <draw:polygon draw:style-name="gr7" draw:text-style-name="P24" draw:layer="layout" svg:width="0cm" svg:height="0.065cm" svg:x="7.474cm" svg:y="11.058cm" svg:viewBox="0 0 0 66" draw:points="0,0 0,66">
          <text:p/>
        </draw:polygon>
        <draw:line draw:style-name="gr8" draw:text-style-name="P23" draw:layer="layout" svg:x1="7.474cm" svg:y1="11.058cm" svg:x2="7.474cm" svg:y2="11.124cm">
          <text:p/>
        </draw:line>
        <draw:frame draw:style-name="gr51" draw:text-style-name="P25" draw:layer="layout" svg:width="0.402cm" svg:height="0.208cm" svg:x="6.916cm" svg:y="11.175cm">
          <draw:text-box>
            <text:p text:style-name="P8"><text:span text:style-name="T7">1</text:span></text:p>
          </draw:text-box>
        </draw:frame>
        <draw:line draw:style-name="gr48" draw:text-style-name="P23" draw:layer="layout" svg:x1="8.014cm" svg:y1="11.058cm" svg:x2="8.014cm" svg:y2="6.76cm">
          <text:p/>
        </draw:line>
        <draw:polygon draw:style-name="gr7" draw:text-style-name="P24" draw:layer="layout" svg:width="0cm" svg:height="0.065cm" svg:x="8.014cm" svg:y="11.058cm" svg:viewBox="0 0 0 66" draw:points="0,0 0,66">
          <text:p/>
        </draw:polygon>
        <draw:line draw:style-name="gr8" draw:text-style-name="P23" draw:layer="layout" svg:x1="8.014cm" svg:y1="11.058cm" svg:x2="8.014cm" svg:y2="11.124cm">
          <text:p/>
        </draw:line>
        <draw:frame draw:style-name="gr52" draw:text-style-name="P25" draw:layer="layout" svg:width="0.403cm" svg:height="0.208cm" svg:x="7.354cm" svg:y="11.175cm">
          <draw:text-box>
            <text:p text:style-name="P8"><text:span text:style-name="T7">1.5</text:span></text:p>
          </draw:text-box>
        </draw:frame>
        <draw:line draw:style-name="gr48" draw:text-style-name="P23" draw:layer="layout" svg:x1="8.553cm" svg:y1="11.058cm" svg:x2="8.553cm" svg:y2="6.76cm">
          <text:p/>
        </draw:line>
        <draw:polygon draw:style-name="gr7" draw:text-style-name="P24" draw:layer="layout" svg:width="0cm" svg:height="0.065cm" svg:x="8.553cm" svg:y="11.058cm" svg:viewBox="0 0 0 66" draw:points="0,0 0,66">
          <text:p/>
        </draw:polygon>
        <draw:line draw:style-name="gr8" draw:text-style-name="P23" draw:layer="layout" svg:x1="8.553cm" svg:y1="11.058cm" svg:x2="8.553cm" svg:y2="11.124cm">
          <text:p/>
        </draw:line>
        <draw:frame draw:style-name="gr53" draw:text-style-name="P25" draw:layer="layout" svg:width="0.225cm" svg:height="0.208cm" svg:x="7.966cm" svg:y="11.175cm">
          <draw:text-box>
            <text:p text:style-name="P8"><text:span text:style-name="T7">2</text:span></text:p>
          </draw:text-box>
        </draw:frame>
        <draw:frame draw:style-name="gr51" draw:text-style-name="P25" draw:layer="layout" svg:width="0.402cm" svg:height="0.208cm" svg:x="8.434cm" svg:y="11.175cm">
          <draw:text-box>
            <text:p text:style-name="P8"><text:span text:style-name="T7">2.5</text:span></text:p>
          </draw:text-box>
        </draw:frame>
        <draw:line draw:style-name="gr48" draw:text-style-name="P23" draw:layer="layout" svg:x1="5.856cm" svg:y1="10.749cm" svg:x2="8.814cm" svg:y2="10.749cm">
          <text:p/>
        </draw:line>
        <draw:polygon draw:style-name="gr7" draw:text-style-name="P24" draw:layer="layout" svg:width="0.01cm" svg:height="0cm" svg:x="5.845cm" svg:y="10.749cm" svg:viewBox="0 0 11 0" draw:points="11,0 0,0">
          <text:p/>
        </draw:polygon>
        <draw:line draw:style-name="gr8" draw:text-style-name="P23" draw:layer="layout" svg:x1="5.856cm" svg:y1="10.749cm" svg:x2="5.845cm" svg:y2="10.749cm">
          <text:p/>
        </draw:line>
        <draw:line draw:style-name="gr48" draw:text-style-name="P23" draw:layer="layout" svg:x1="5.856cm" svg:y1="10.466cm" svg:x2="8.814cm" svg:y2="10.466cm">
          <text:p/>
        </draw:line>
        <draw:polygon draw:style-name="gr7" draw:text-style-name="P24" draw:layer="layout" svg:width="0.01cm" svg:height="0cm" svg:x="5.845cm" svg:y="10.466cm" svg:viewBox="0 0 11 0" draw:points="11,0 0,0">
          <text:p/>
        </draw:polygon>
        <draw:line draw:style-name="gr8" draw:text-style-name="P23" draw:layer="layout" svg:x1="5.856cm" svg:y1="10.466cm" svg:x2="5.845cm" svg:y2="10.466cm">
          <text:p/>
        </draw:line>
        <draw:line draw:style-name="gr48" draw:text-style-name="P23" draw:layer="layout" svg:x1="5.856cm" svg:y1="10.183cm" svg:x2="8.814cm" svg:y2="10.183cm">
          <text:p/>
        </draw:line>
        <draw:polygon draw:style-name="gr7" draw:text-style-name="P24" draw:layer="layout" svg:width="0.01cm" svg:height="0cm" svg:x="5.845cm" svg:y="10.183cm" svg:viewBox="0 0 11 0" draw:points="11,0 0,0">
          <text:p/>
        </draw:polygon>
        <draw:line draw:style-name="gr8" draw:text-style-name="P23" draw:layer="layout" svg:x1="5.856cm" svg:y1="10.183cm" svg:x2="5.845cm" svg:y2="10.183cm">
          <text:p/>
        </draw:line>
        <draw:line draw:style-name="gr48" draw:text-style-name="P23" draw:layer="layout" svg:x1="5.856cm" svg:y1="9.9cm" svg:x2="8.814cm" svg:y2="9.9cm">
          <text:p/>
        </draw:line>
        <draw:polygon draw:style-name="gr7" draw:text-style-name="P24" draw:layer="layout" svg:width="0.01cm" svg:height="0cm" svg:x="5.845cm" svg:y="9.9cm" svg:viewBox="0 0 11 0" draw:points="11,0 0,0">
          <text:p/>
        </draw:polygon>
        <draw:line draw:style-name="gr8" draw:text-style-name="P23" draw:layer="layout" svg:x1="5.856cm" svg:y1="9.9cm" svg:x2="5.845cm" svg:y2="9.9cm">
          <text:p/>
        </draw:line>
        <draw:line draw:style-name="gr48" draw:text-style-name="P23" draw:layer="layout" svg:x1="5.856cm" svg:y1="9.617cm" svg:x2="8.814cm" svg:y2="9.617cm">
          <text:p/>
        </draw:line>
        <draw:polygon draw:style-name="gr7" draw:text-style-name="P24" draw:layer="layout" svg:width="0.01cm" svg:height="0cm" svg:x="5.845cm" svg:y="9.617cm" svg:viewBox="0 0 11 0" draw:points="11,0 0,0">
          <text:p/>
        </draw:polygon>
        <draw:line draw:style-name="gr8" draw:text-style-name="P23" draw:layer="layout" svg:x1="5.856cm" svg:y1="9.617cm" svg:x2="5.845cm" svg:y2="9.617cm">
          <text:p/>
        </draw:line>
        <draw:line draw:style-name="gr48" draw:text-style-name="P23" draw:layer="layout" svg:x1="5.856cm" svg:y1="9.333cm" svg:x2="8.814cm" svg:y2="9.333cm">
          <text:p/>
        </draw:line>
        <draw:polygon draw:style-name="gr7" draw:text-style-name="P24" draw:layer="layout" svg:width="0.01cm" svg:height="0cm" svg:x="5.845cm" svg:y="9.333cm" svg:viewBox="0 0 11 0" draw:points="11,0 0,0">
          <text:p/>
        </draw:polygon>
        <draw:line draw:style-name="gr8" draw:text-style-name="P23" draw:layer="layout" svg:x1="5.856cm" svg:y1="9.333cm" svg:x2="5.845cm" svg:y2="9.333cm">
          <text:p/>
        </draw:line>
        <draw:line draw:style-name="gr48" draw:text-style-name="P23" draw:layer="layout" svg:x1="5.856cm" svg:y1="9.05cm" svg:x2="8.814cm" svg:y2="9.05cm">
          <text:p/>
        </draw:line>
        <draw:polygon draw:style-name="gr7" draw:text-style-name="P24" draw:layer="layout" svg:width="0.01cm" svg:height="0cm" svg:x="5.845cm" svg:y="9.05cm" svg:viewBox="0 0 11 0" draw:points="11,0 0,0">
          <text:p/>
        </draw:polygon>
        <draw:line draw:style-name="gr8" draw:text-style-name="P23" draw:layer="layout" svg:x1="5.856cm" svg:y1="9.05cm" svg:x2="5.845cm" svg:y2="9.05cm">
          <text:p/>
        </draw:line>
        <draw:line draw:style-name="gr48" draw:text-style-name="P23" draw:layer="layout" svg:x1="5.856cm" svg:y1="8.768cm" svg:x2="8.814cm" svg:y2="8.768cm">
          <text:p/>
        </draw:line>
        <draw:polygon draw:style-name="gr7" draw:text-style-name="P24" draw:layer="layout" svg:width="0.01cm" svg:height="0cm" svg:x="5.845cm" svg:y="8.768cm" svg:viewBox="0 0 11 0" draw:points="11,0 0,0">
          <text:p/>
        </draw:polygon>
        <draw:line draw:style-name="gr8" draw:text-style-name="P23" draw:layer="layout" svg:x1="5.856cm" svg:y1="8.768cm" svg:x2="5.845cm" svg:y2="8.768cm">
          <text:p/>
        </draw:line>
        <draw:line draw:style-name="gr48" draw:text-style-name="P23" draw:layer="layout" svg:x1="5.856cm" svg:y1="8.485cm" svg:x2="8.814cm" svg:y2="8.485cm">
          <text:p/>
        </draw:line>
        <draw:polygon draw:style-name="gr7" draw:text-style-name="P24" draw:layer="layout" svg:width="0.01cm" svg:height="0cm" svg:x="5.845cm" svg:y="8.485cm" svg:viewBox="0 0 11 0" draw:points="11,0 0,0">
          <text:p/>
        </draw:polygon>
        <draw:line draw:style-name="gr8" draw:text-style-name="P23" draw:layer="layout" svg:x1="5.856cm" svg:y1="8.485cm" svg:x2="5.845cm" svg:y2="8.485cm">
          <text:p/>
        </draw:line>
        <draw:line draw:style-name="gr48" draw:text-style-name="P23" draw:layer="layout" svg:x1="5.856cm" svg:y1="8.201cm" svg:x2="8.814cm" svg:y2="8.201cm">
          <text:p/>
        </draw:line>
        <draw:polygon draw:style-name="gr7" draw:text-style-name="P24" draw:layer="layout" svg:width="0.01cm" svg:height="0cm" svg:x="5.845cm" svg:y="8.201cm" svg:viewBox="0 0 11 0" draw:points="11,0 0,0">
          <text:p/>
        </draw:polygon>
        <draw:line draw:style-name="gr8" draw:text-style-name="P23" draw:layer="layout" svg:x1="5.856cm" svg:y1="8.201cm" svg:x2="5.845cm" svg:y2="8.201cm">
          <text:p/>
        </draw:line>
        <draw:line draw:style-name="gr48" draw:text-style-name="P23" draw:layer="layout" svg:x1="5.856cm" svg:y1="7.918cm" svg:x2="8.814cm" svg:y2="7.918cm">
          <text:p/>
        </draw:line>
        <draw:polygon draw:style-name="gr7" draw:text-style-name="P24" draw:layer="layout" svg:width="0.01cm" svg:height="0cm" svg:x="5.845cm" svg:y="7.918cm" svg:viewBox="0 0 11 0" draw:points="11,0 0,0">
          <text:p/>
        </draw:polygon>
        <draw:line draw:style-name="gr8" draw:text-style-name="P23" draw:layer="layout" svg:x1="5.856cm" svg:y1="7.918cm" svg:x2="5.845cm" svg:y2="7.918cm">
          <text:p/>
        </draw:line>
        <draw:line draw:style-name="gr48" draw:text-style-name="P23" draw:layer="layout" svg:x1="5.856cm" svg:y1="7.635cm" svg:x2="8.814cm" svg:y2="7.635cm">
          <text:p/>
        </draw:line>
        <draw:polygon draw:style-name="gr7" draw:text-style-name="P24" draw:layer="layout" svg:width="0.01cm" svg:height="0cm" svg:x="5.845cm" svg:y="7.635cm" svg:viewBox="0 0 11 0" draw:points="11,0 0,0">
          <text:p/>
        </draw:polygon>
        <draw:line draw:style-name="gr8" draw:text-style-name="P23" draw:layer="layout" svg:x1="5.856cm" svg:y1="7.635cm" svg:x2="5.845cm" svg:y2="7.635cm">
          <text:p/>
        </draw:line>
        <draw:line draw:style-name="gr48" draw:text-style-name="P23" draw:layer="layout" svg:x1="5.856cm" svg:y1="7.352cm" svg:x2="8.814cm" svg:y2="7.352cm">
          <text:p/>
        </draw:line>
        <draw:polygon draw:style-name="gr7" draw:text-style-name="P24" draw:layer="layout" svg:width="0.01cm" svg:height="0cm" svg:x="5.845cm" svg:y="7.352cm" svg:viewBox="0 0 11 0" draw:points="11,0 0,0">
          <text:p/>
        </draw:polygon>
        <draw:line draw:style-name="gr8" draw:text-style-name="P23" draw:layer="layout" svg:x1="5.856cm" svg:y1="7.352cm" svg:x2="5.845cm" svg:y2="7.352cm">
          <text:p/>
        </draw:line>
        <draw:line draw:style-name="gr48" draw:text-style-name="P23" draw:layer="layout" svg:x1="5.856cm" svg:y1="7.069cm" svg:x2="8.814cm" svg:y2="7.069cm">
          <text:p/>
        </draw:line>
        <draw:polygon draw:style-name="gr7" draw:text-style-name="P24" draw:layer="layout" svg:width="0.01cm" svg:height="0cm" svg:x="5.845cm" svg:y="7.069cm" svg:viewBox="0 0 11 0" draw:points="11,0 0,0">
          <text:p/>
        </draw:polygon>
        <draw:line draw:style-name="gr8" draw:text-style-name="P23" draw:layer="layout" svg:x1="5.856cm" svg:y1="7.069cm" svg:x2="5.845cm" svg:y2="7.069cm">
          <text:p/>
        </draw:line>
        <draw:line draw:style-name="gr13" draw:text-style-name="P23" draw:layer="layout" svg:x1="5.856cm" svg:y1="11.058cm" svg:x2="5.856cm" svg:y2="6.76cm">
          <text:p/>
        </draw:line>
        <draw:line draw:style-name="gr13" draw:text-style-name="P23" draw:layer="layout" svg:x1="8.813cm" svg:y1="11.058cm" svg:x2="8.813cm" svg:y2="6.76cm">
          <text:p/>
        </draw:line>
        <draw:line draw:style-name="gr13" draw:text-style-name="P23" draw:layer="layout" svg:x1="5.856cm" svg:y1="11.058cm" svg:x2="8.814cm" svg:y2="11.058cm">
          <text:p/>
        </draw:line>
        <draw:line draw:style-name="gr13" draw:text-style-name="P23" draw:layer="layout" svg:x1="5.856cm" svg:y1="6.76cm" svg:x2="8.814cm" svg:y2="6.76cm">
          <text:p/>
        </draw:line>
        <draw:frame draw:style-name="gr29" draw:text-style-name="P9" draw:layer="layout" svg:width="0.33cm" svg:height="0.256cm" svg:x="7.276cm" svg:y="11.429cm">
          <draw:text-box>
            <text:p text:style-name="P8"><text:span text:style-name="T1">(s)</text:span></text:p>
          </draw:text-box>
        </draw:frame>
        <draw:polygon draw:style-name="gr1" draw:text-style-name="P17" draw:layer="layout" svg:width="2.952cm" svg:height="4.296cm" svg:x="2.473cm" svg:y="13.056cm" svg:viewBox="0 0 2953 4297" draw:points="0,4297 2953,4297 2953,0 0,0">
          <text:p/>
        </draw:polygon>
        <draw:polygon draw:style-name="gr2" draw:text-style-name="P18" draw:layer="layout" svg:width="2.811cm" svg:height="0.226cm" svg:x="2.473cm" svg:y="16.93cm" svg:viewBox="0 0 2812 227" draw:points="0,227 2812,227 2812,0 0,0">
          <text:p/>
        </draw:polygon>
        <draw:polygon draw:style-name="gr26" draw:text-style-name="P19" draw:layer="layout" svg:width="0.261cm" svg:height="0.226cm" svg:x="2.473cm" svg:y="16.647cm" svg:viewBox="0 0 262 227" draw:points="0,227 262,227 262,0 0,0">
          <text:p/>
        </draw:polygon>
        <draw:polygon draw:style-name="gr26" draw:text-style-name="P19" draw:layer="layout" svg:width="1.177cm" svg:height="0.226cm" svg:x="2.737cm" svg:y="16.364cm" svg:viewBox="0 0 1178 227" draw:points="0,227 1178,227 1178,0 0,0">
          <text:p/>
        </draw:polygon>
        <draw:polygon draw:style-name="gr2" draw:text-style-name="P18" draw:layer="layout" svg:width="0.091cm" svg:height="0.226cm" svg:x="3.914cm" svg:y="16.081cm" svg:viewBox="0 0 92 227" draw:points="0,227 92,227 92,0 0,0">
          <text:p/>
        </draw:polygon>
        <draw:polygon draw:style-name="gr26" draw:text-style-name="P19" draw:layer="layout" svg:width="0.565cm" svg:height="0.226cm" svg:x="4.01cm" svg:y="15.798cm" svg:viewBox="0 0 566 227" draw:points="0,227 566,227 566,0 0,0">
          <text:p/>
        </draw:polygon>
        <draw:polygon draw:style-name="gr2" draw:text-style-name="P18" draw:layer="layout" svg:width="0.045cm" svg:height="0.226cm" svg:x="4.576cm" svg:y="15.515cm" svg:viewBox="0 0 46 227" draw:points="0,227 46,227 46,0 0,0">
          <text:p/>
        </draw:polygon>
        <draw:polygon draw:style-name="gr2" draw:text-style-name="P18" draw:layer="layout" svg:width="0.017cm" svg:height="0.226cm" svg:x="4.622cm" svg:y="15.232cm" svg:viewBox="0 0 18 227" draw:points="0,227 18,227 18,0 0,0">
          <text:p/>
        </draw:polygon>
        <draw:polygon draw:style-name="gr2" draw:text-style-name="P18" draw:layer="layout" svg:width="0.016cm" svg:height="0.226cm" svg:x="4.639cm" svg:y="14.949cm" svg:viewBox="0 0 17 227" draw:points="0,227 17,227 17,0 0,0">
          <text:p/>
        </draw:polygon>
        <draw:polygon draw:style-name="gr26" draw:text-style-name="P19" draw:layer="layout" svg:width="0.474cm" svg:height="0.226cm" svg:x="4.669cm" svg:y="14.666cm" svg:viewBox="0 0 475 227" draw:points="0,227 475,227 475,0 0,0">
          <text:p/>
        </draw:polygon>
        <draw:polygon draw:style-name="gr2" draw:text-style-name="P18" draw:layer="layout" svg:width="0.022cm" svg:height="0.226cm" svg:x="5.143cm" svg:y="14.383cm" svg:viewBox="0 0 23 227" draw:points="0,227 23,227 23,0 0,0">
          <text:p/>
        </draw:polygon>
        <draw:polygon draw:style-name="gr2" draw:text-style-name="P18" draw:layer="layout" svg:width="0.001cm" svg:height="0.226cm" svg:x="5.166cm" svg:y="14.1cm" svg:viewBox="0 0 2 227" draw:points="0,227 2,227 2,0 0,0">
          <text:p/>
        </draw:polygon>
        <draw:polygon draw:style-name="gr2" draw:text-style-name="P18" draw:layer="layout" svg:width="0.116cm" svg:height="0.226cm" svg:x="5.168cm" svg:y="13.817cm" svg:viewBox="0 0 117 227" draw:points="0,227 117,227 117,0 0,0">
          <text:p/>
        </draw:polygon>
        <draw:polygon draw:style-name="gr2" draw:text-style-name="P18" draw:layer="layout" svg:width="0cm" svg:height="0.226cm" svg:x="5.285cm" svg:y="13.534cm" svg:viewBox="0 0 0 227" draw:points="0,227 0,227 0,0 0,0">
          <text:p/>
        </draw:polygon>
        <draw:polygon draw:style-name="gr2" draw:text-style-name="P18" draw:layer="layout" svg:width="0cm" svg:height="0.226cm" svg:x="5.285cm" svg:y="13.251cm" svg:viewBox="0 0 0 227" draw:points="0,227 0,0">
          <text:p/>
        </draw:polygon>
        <draw:line draw:style-name="gr48" draw:text-style-name="P23" draw:layer="layout" svg:x1="2.473cm" svg:y1="17.352cm" svg:x2="2.473cm" svg:y2="13.056cm">
          <text:p/>
        </draw:line>
        <draw:polygon draw:style-name="gr7" draw:text-style-name="P24" draw:layer="layout" svg:width="0cm" svg:height="0.065cm" svg:x="2.473cm" svg:y="17.352cm" svg:viewBox="0 0 0 66" draw:points="0,0 0,66">
          <text:p/>
        </draw:polygon>
        <draw:line draw:style-name="gr8" draw:text-style-name="P23" draw:layer="layout" svg:x1="2.473cm" svg:y1="17.352cm" svg:x2="2.473cm" svg:y2="17.418cm">
          <text:p/>
        </draw:line>
        <draw:line draw:style-name="gr48" draw:text-style-name="P23" draw:layer="layout" svg:x1="2.856cm" svg:y1="17.352cm" svg:x2="2.856cm" svg:y2="13.056cm">
          <text:p/>
        </draw:line>
        <draw:polygon draw:style-name="gr7" draw:text-style-name="P24" draw:layer="layout" svg:width="0cm" svg:height="0.065cm" svg:x="2.856cm" svg:y="17.352cm" svg:viewBox="0 0 0 66" draw:points="0,0 0,66">
          <text:p/>
        </draw:polygon>
        <draw:line draw:style-name="gr8" draw:text-style-name="P23" draw:layer="layout" svg:x1="2.856cm" svg:y1="17.352cm" svg:x2="2.856cm" svg:y2="17.418cm">
          <text:p/>
        </draw:line>
        <draw:frame draw:style-name="gr54" draw:text-style-name="P9" draw:layer="layout" svg:width="0.121cm" svg:height="0.239cm" svg:x="2.424cm" svg:y="17.469cm">
          <draw:text-box>
            <text:p text:style-name="P8"><text:span text:style-name="T1">0</text:span></text:p>
          </draw:text-box>
        </draw:frame>
        <draw:line draw:style-name="gr48" draw:text-style-name="P23" draw:layer="layout" svg:x1="3.238cm" svg:y1="17.352cm" svg:x2="3.238cm" svg:y2="13.056cm">
          <text:p/>
        </draw:line>
        <draw:polygon draw:style-name="gr7" draw:text-style-name="P24" draw:layer="layout" svg:width="0cm" svg:height="0.065cm" svg:x="3.238cm" svg:y="17.352cm" svg:viewBox="0 0 0 66" draw:points="0,0 0,66">
          <text:p/>
        </draw:polygon>
        <draw:line draw:style-name="gr8" draw:text-style-name="P23" draw:layer="layout" svg:x1="3.238cm" svg:y1="17.352cm" svg:x2="3.238cm" svg:y2="17.418cm">
          <text:p/>
        </draw:line>
        <draw:frame draw:style-name="gr55" draw:text-style-name="P9" draw:layer="layout" svg:width="0.345cm" svg:height="0.239cm" svg:x="2.701cm" svg:y="17.469cm">
          <draw:text-box>
            <text:p text:style-name="P8"><text:span text:style-name="T1">0.1</text:span></text:p>
          </draw:text-box>
        </draw:frame>
        <draw:line draw:style-name="gr48" draw:text-style-name="P23" draw:layer="layout" svg:x1="3.621cm" svg:y1="17.352cm" svg:x2="3.621cm" svg:y2="13.056cm">
          <text:p/>
        </draw:line>
        <draw:polygon draw:style-name="gr7" draw:text-style-name="P24" draw:layer="layout" svg:width="0cm" svg:height="0.065cm" svg:x="3.621cm" svg:y="17.352cm" svg:viewBox="0 0 0 66" draw:points="0,0 0,66">
          <text:p/>
        </draw:polygon>
        <draw:line draw:style-name="gr8" draw:text-style-name="P23" draw:layer="layout" svg:x1="3.621cm" svg:y1="17.352cm" svg:x2="3.621cm" svg:y2="17.418cm">
          <text:p/>
        </draw:line>
        <draw:frame draw:style-name="gr55" draw:text-style-name="P9" draw:layer="layout" svg:width="0.345cm" svg:height="0.239cm" svg:x="3.093cm" svg:y="17.469cm">
          <draw:text-box>
            <text:p text:style-name="P8"><text:span text:style-name="T1">0.2</text:span></text:p>
          </draw:text-box>
        </draw:frame>
        <draw:line draw:style-name="gr48" draw:text-style-name="P23" draw:layer="layout" svg:x1="4.003cm" svg:y1="17.352cm" svg:x2="4.003cm" svg:y2="13.056cm">
          <text:p/>
        </draw:line>
        <draw:polygon draw:style-name="gr7" draw:text-style-name="P24" draw:layer="layout" svg:width="0cm" svg:height="0.065cm" svg:x="4.003cm" svg:y="17.352cm" svg:viewBox="0 0 0 66" draw:points="0,0 0,66">
          <text:p/>
        </draw:polygon>
        <draw:line draw:style-name="gr8" draw:text-style-name="P23" draw:layer="layout" svg:x1="4.003cm" svg:y1="17.352cm" svg:x2="4.003cm" svg:y2="17.418cm">
          <text:p/>
        </draw:line>
        <draw:frame draw:style-name="gr55" draw:text-style-name="P9" draw:layer="layout" svg:width="0.345cm" svg:height="0.239cm" svg:x="3.466cm" svg:y="17.469cm">
          <draw:text-box>
            <text:p text:style-name="P8"><text:span text:style-name="T1">0.3</text:span></text:p>
          </draw:text-box>
        </draw:frame>
        <draw:line draw:style-name="gr48" draw:text-style-name="P23" draw:layer="layout" svg:x1="4.386cm" svg:y1="17.352cm" svg:x2="4.386cm" svg:y2="13.056cm">
          <text:p/>
        </draw:line>
        <draw:polygon draw:style-name="gr7" draw:text-style-name="P24" draw:layer="layout" svg:width="0cm" svg:height="0.065cm" svg:x="4.386cm" svg:y="17.352cm" svg:viewBox="0 0 0 66" draw:points="0,0 0,66">
          <text:p/>
        </draw:polygon>
        <draw:line draw:style-name="gr8" draw:text-style-name="P23" draw:layer="layout" svg:x1="4.386cm" svg:y1="17.352cm" svg:x2="4.386cm" svg:y2="17.418cm">
          <text:p/>
        </draw:line>
        <draw:frame draw:style-name="gr55" draw:text-style-name="P9" draw:layer="layout" svg:width="0.345cm" svg:height="0.239cm" svg:x="3.868cm" svg:y="17.469cm">
          <draw:text-box>
            <text:p text:style-name="P8"><text:span text:style-name="T1">0.4</text:span></text:p>
          </draw:text-box>
        </draw:frame>
        <draw:line draw:style-name="gr48" draw:text-style-name="P23" draw:layer="layout" svg:x1="4.768cm" svg:y1="17.352cm" svg:x2="4.768cm" svg:y2="13.056cm">
          <text:p/>
        </draw:line>
        <draw:polygon draw:style-name="gr7" draw:text-style-name="P24" draw:layer="layout" svg:width="0cm" svg:height="0.065cm" svg:x="4.768cm" svg:y="17.352cm" svg:viewBox="0 0 0 66" draw:points="0,0 0,66">
          <text:p/>
        </draw:polygon>
        <draw:line draw:style-name="gr8" draw:text-style-name="P23" draw:layer="layout" svg:x1="4.768cm" svg:y1="17.352cm" svg:x2="4.768cm" svg:y2="17.418cm">
          <text:p/>
        </draw:line>
        <draw:frame draw:style-name="gr55" draw:text-style-name="P9" draw:layer="layout" svg:width="0.345cm" svg:height="0.239cm" svg:x="4.221cm" svg:y="17.469cm">
          <draw:text-box>
            <text:p text:style-name="P8"><text:span text:style-name="T1">0.5</text:span></text:p>
          </draw:text-box>
        </draw:frame>
        <draw:line draw:style-name="gr48" draw:text-style-name="P23" draw:layer="layout" svg:x1="5.151cm" svg:y1="17.352cm" svg:x2="5.151cm" svg:y2="13.056cm">
          <text:p/>
        </draw:line>
        <draw:polygon draw:style-name="gr7" draw:text-style-name="P24" draw:layer="layout" svg:width="0cm" svg:height="0.065cm" svg:x="5.151cm" svg:y="17.352cm" svg:viewBox="0 0 0 66" draw:points="0,0 0,66">
          <text:p/>
        </draw:polygon>
        <draw:line draw:style-name="gr8" draw:text-style-name="P23" draw:layer="layout" svg:x1="5.151cm" svg:y1="17.352cm" svg:x2="5.151cm" svg:y2="17.418cm">
          <text:p/>
        </draw:line>
        <draw:frame draw:style-name="gr55" draw:text-style-name="P9" draw:layer="layout" svg:width="0.345cm" svg:height="0.239cm" svg:x="4.599cm" svg:y="17.469cm">
          <draw:text-box>
            <text:p text:style-name="P8"><text:span text:style-name="T1">0.6</text:span></text:p>
          </draw:text-box>
        </draw:frame>
        <draw:frame draw:style-name="gr55" draw:text-style-name="P9" draw:layer="layout" svg:width="0.345cm" svg:height="0.239cm" svg:x="4.991cm" svg:y="17.469cm">
          <draw:text-box>
            <text:p text:style-name="P8"><text:span text:style-name="T1">0.7</text:span></text:p>
          </draw:text-box>
        </draw:frame>
        <draw:line draw:style-name="gr48" draw:text-style-name="P23" draw:layer="layout" svg:x1="2.473cm" svg:y1="17.043cm" svg:x2="5.426cm" svg:y2="17.043cm">
          <text:p/>
        </draw:line>
        <draw:polygon draw:style-name="gr7" draw:text-style-name="P24" draw:layer="layout" svg:width="0.01cm" svg:height="0cm" svg:x="2.462cm" svg:y="17.043cm" svg:viewBox="0 0 11 0" draw:points="11,0 0,0">
          <text:p/>
        </draw:polygon>
        <draw:line draw:style-name="gr8" draw:text-style-name="P23" draw:layer="layout" svg:x1="2.473cm" svg:y1="17.043cm" svg:x2="2.462cm" svg:y2="17.043cm">
          <text:p/>
        </draw:line>
        <draw:line draw:style-name="gr48" draw:text-style-name="P23" draw:layer="layout" svg:x1="2.473cm" svg:y1="16.76cm" svg:x2="5.426cm" svg:y2="16.76cm">
          <text:p/>
        </draw:line>
        <draw:polygon draw:style-name="gr7" draw:text-style-name="P24" draw:layer="layout" svg:width="0.01cm" svg:height="0cm" svg:x="2.462cm" svg:y="16.76cm" svg:viewBox="0 0 11 0" draw:points="11,0 0,0">
          <text:p/>
        </draw:polygon>
        <draw:line draw:style-name="gr8" draw:text-style-name="P23" draw:layer="layout" svg:x1="2.473cm" svg:y1="16.76cm" svg:x2="2.462cm" svg:y2="16.76cm">
          <text:p/>
        </draw:line>
        <draw:line draw:style-name="gr48" draw:text-style-name="P23" draw:layer="layout" svg:x1="2.473cm" svg:y1="16.477cm" svg:x2="5.426cm" svg:y2="16.477cm">
          <text:p/>
        </draw:line>
        <draw:polygon draw:style-name="gr7" draw:text-style-name="P24" draw:layer="layout" svg:width="0.01cm" svg:height="0cm" svg:x="2.462cm" svg:y="16.477cm" svg:viewBox="0 0 11 0" draw:points="11,0 0,0">
          <text:p/>
        </draw:polygon>
        <draw:line draw:style-name="gr8" draw:text-style-name="P23" draw:layer="layout" svg:x1="2.473cm" svg:y1="16.477cm" svg:x2="2.462cm" svg:y2="16.477cm">
          <text:p/>
        </draw:line>
        <draw:line draw:style-name="gr48" draw:text-style-name="P23" draw:layer="layout" svg:x1="2.473cm" svg:y1="16.194cm" svg:x2="5.426cm" svg:y2="16.194cm">
          <text:p/>
        </draw:line>
        <draw:polygon draw:style-name="gr7" draw:text-style-name="P24" draw:layer="layout" svg:width="0.01cm" svg:height="0cm" svg:x="2.462cm" svg:y="16.194cm" svg:viewBox="0 0 11 0" draw:points="11,0 0,0">
          <text:p/>
        </draw:polygon>
        <draw:line draw:style-name="gr8" draw:text-style-name="P23" draw:layer="layout" svg:x1="2.473cm" svg:y1="16.194cm" svg:x2="2.462cm" svg:y2="16.194cm">
          <text:p/>
        </draw:line>
        <draw:line draw:style-name="gr48" draw:text-style-name="P23" draw:layer="layout" svg:x1="2.473cm" svg:y1="15.911cm" svg:x2="5.426cm" svg:y2="15.911cm">
          <text:p/>
        </draw:line>
        <draw:polygon draw:style-name="gr7" draw:text-style-name="P24" draw:layer="layout" svg:width="0.01cm" svg:height="0cm" svg:x="2.462cm" svg:y="15.911cm" svg:viewBox="0 0 11 0" draw:points="11,0 0,0">
          <text:p/>
        </draw:polygon>
        <draw:line draw:style-name="gr8" draw:text-style-name="P23" draw:layer="layout" svg:x1="2.473cm" svg:y1="15.911cm" svg:x2="2.462cm" svg:y2="15.911cm">
          <text:p/>
        </draw:line>
        <draw:line draw:style-name="gr48" draw:text-style-name="P23" draw:layer="layout" svg:x1="2.473cm" svg:y1="15.628cm" svg:x2="5.426cm" svg:y2="15.628cm">
          <text:p/>
        </draw:line>
        <draw:polygon draw:style-name="gr7" draw:text-style-name="P24" draw:layer="layout" svg:width="0.01cm" svg:height="0cm" svg:x="2.462cm" svg:y="15.628cm" svg:viewBox="0 0 11 0" draw:points="11,0 0,0">
          <text:p/>
        </draw:polygon>
        <draw:line draw:style-name="gr8" draw:text-style-name="P23" draw:layer="layout" svg:x1="2.473cm" svg:y1="15.628cm" svg:x2="2.462cm" svg:y2="15.628cm">
          <text:p/>
        </draw:line>
        <draw:line draw:style-name="gr48" draw:text-style-name="P23" draw:layer="layout" svg:x1="2.473cm" svg:y1="15.345cm" svg:x2="5.426cm" svg:y2="15.345cm">
          <text:p/>
        </draw:line>
        <draw:polygon draw:style-name="gr7" draw:text-style-name="P24" draw:layer="layout" svg:width="0.01cm" svg:height="0cm" svg:x="2.462cm" svg:y="15.345cm" svg:viewBox="0 0 11 0" draw:points="11,0 0,0">
          <text:p/>
        </draw:polygon>
        <draw:line draw:style-name="gr8" draw:text-style-name="P23" draw:layer="layout" svg:x1="2.473cm" svg:y1="15.345cm" svg:x2="2.462cm" svg:y2="15.345cm">
          <text:p/>
        </draw:line>
        <draw:line draw:style-name="gr48" draw:text-style-name="P23" draw:layer="layout" svg:x1="2.473cm" svg:y1="15.063cm" svg:x2="5.426cm" svg:y2="15.063cm">
          <text:p/>
        </draw:line>
        <draw:polygon draw:style-name="gr7" draw:text-style-name="P24" draw:layer="layout" svg:width="0.01cm" svg:height="0cm" svg:x="2.462cm" svg:y="15.063cm" svg:viewBox="0 0 11 0" draw:points="11,0 0,0">
          <text:p/>
        </draw:polygon>
        <draw:line draw:style-name="gr8" draw:text-style-name="P23" draw:layer="layout" svg:x1="2.473cm" svg:y1="15.063cm" svg:x2="2.462cm" svg:y2="15.063cm">
          <text:p/>
        </draw:line>
        <draw:line draw:style-name="gr48" draw:text-style-name="P23" draw:layer="layout" svg:x1="2.473cm" svg:y1="14.78cm" svg:x2="5.426cm" svg:y2="14.78cm">
          <text:p/>
        </draw:line>
        <draw:polygon draw:style-name="gr7" draw:text-style-name="P24" draw:layer="layout" svg:width="0.01cm" svg:height="0cm" svg:x="2.462cm" svg:y="14.78cm" svg:viewBox="0 0 11 0" draw:points="11,0 0,0">
          <text:p/>
        </draw:polygon>
        <draw:line draw:style-name="gr8" draw:text-style-name="P23" draw:layer="layout" svg:x1="2.473cm" svg:y1="14.78cm" svg:x2="2.462cm" svg:y2="14.78cm">
          <text:p/>
        </draw:line>
        <draw:line draw:style-name="gr48" draw:text-style-name="P23" draw:layer="layout" svg:x1="2.473cm" svg:y1="14.497cm" svg:x2="5.426cm" svg:y2="14.497cm">
          <text:p/>
        </draw:line>
        <draw:polygon draw:style-name="gr7" draw:text-style-name="P24" draw:layer="layout" svg:width="0.01cm" svg:height="0cm" svg:x="2.462cm" svg:y="14.497cm" svg:viewBox="0 0 11 0" draw:points="11,0 0,0">
          <text:p/>
        </draw:polygon>
        <draw:line draw:style-name="gr8" draw:text-style-name="P23" draw:layer="layout" svg:x1="2.473cm" svg:y1="14.497cm" svg:x2="2.462cm" svg:y2="14.497cm">
          <text:p/>
        </draw:line>
        <draw:line draw:style-name="gr48" draw:text-style-name="P23" draw:layer="layout" svg:x1="2.473cm" svg:y1="14.214cm" svg:x2="5.426cm" svg:y2="14.214cm">
          <text:p/>
        </draw:line>
        <draw:polygon draw:style-name="gr7" draw:text-style-name="P24" draw:layer="layout" svg:width="0.01cm" svg:height="0cm" svg:x="2.462cm" svg:y="14.214cm" svg:viewBox="0 0 11 0" draw:points="11,0 0,0">
          <text:p/>
        </draw:polygon>
        <draw:line draw:style-name="gr8" draw:text-style-name="P23" draw:layer="layout" svg:x1="2.473cm" svg:y1="14.214cm" svg:x2="2.462cm" svg:y2="14.214cm">
          <text:p/>
        </draw:line>
        <draw:line draw:style-name="gr48" draw:text-style-name="P23" draw:layer="layout" svg:x1="2.473cm" svg:y1="13.931cm" svg:x2="5.426cm" svg:y2="13.931cm">
          <text:p/>
        </draw:line>
        <draw:polygon draw:style-name="gr7" draw:text-style-name="P24" draw:layer="layout" svg:width="0.01cm" svg:height="0cm" svg:x="2.462cm" svg:y="13.931cm" svg:viewBox="0 0 11 0" draw:points="11,0 0,0">
          <text:p/>
        </draw:polygon>
        <draw:line draw:style-name="gr8" draw:text-style-name="P23" draw:layer="layout" svg:x1="2.473cm" svg:y1="13.931cm" svg:x2="2.462cm" svg:y2="13.931cm">
          <text:p/>
        </draw:line>
        <draw:line draw:style-name="gr48" draw:text-style-name="P23" draw:layer="layout" svg:x1="2.473cm" svg:y1="13.648cm" svg:x2="5.426cm" svg:y2="13.648cm">
          <text:p/>
        </draw:line>
        <draw:polygon draw:style-name="gr7" draw:text-style-name="P24" draw:layer="layout" svg:width="0.01cm" svg:height="0cm" svg:x="2.462cm" svg:y="13.648cm" svg:viewBox="0 0 11 0" draw:points="11,0 0,0">
          <text:p/>
        </draw:polygon>
        <draw:line draw:style-name="gr8" draw:text-style-name="P23" draw:layer="layout" svg:x1="2.473cm" svg:y1="13.648cm" svg:x2="2.462cm" svg:y2="13.648cm">
          <text:p/>
        </draw:line>
        <draw:line draw:style-name="gr48" draw:text-style-name="P23" draw:layer="layout" svg:x1="2.473cm" svg:y1="13.365cm" svg:x2="5.426cm" svg:y2="13.365cm">
          <text:p/>
        </draw:line>
        <draw:polygon draw:style-name="gr7" draw:text-style-name="P24" draw:layer="layout" svg:width="0.01cm" svg:height="0cm" svg:x="2.462cm" svg:y="13.365cm" svg:viewBox="0 0 11 0" draw:points="11,0 0,0">
          <text:p/>
        </draw:polygon>
        <draw:line draw:style-name="gr8" draw:text-style-name="P23" draw:layer="layout" svg:x1="2.473cm" svg:y1="13.365cm" svg:x2="2.462cm" svg:y2="13.365cm">
          <text:p/>
        </draw:line>
        <draw:line draw:style-name="gr13" draw:text-style-name="P23" draw:layer="layout" svg:x1="2.473cm" svg:y1="17.352cm" svg:x2="2.473cm" svg:y2="13.056cm">
          <text:p/>
        </draw:line>
        <draw:line draw:style-name="gr13" draw:text-style-name="P23" draw:layer="layout" svg:x1="5.426cm" svg:y1="17.352cm" svg:x2="5.426cm" svg:y2="13.056cm">
          <text:p/>
        </draw:line>
        <draw:line draw:style-name="gr13" draw:text-style-name="P23" draw:layer="layout" svg:x1="2.473cm" svg:y1="17.352cm" svg:x2="5.426cm" svg:y2="17.352cm">
          <text:p/>
        </draw:line>
        <draw:line draw:style-name="gr13" draw:text-style-name="P23" draw:layer="layout" svg:x1="2.473cm" svg:y1="13.056cm" svg:x2="5.426cm" svg:y2="13.056cm">
          <text:p/>
        </draw:line>
        <draw:frame draw:style-name="gr39" draw:text-style-name="P9" draw:layer="layout" svg:width="0.988cm" svg:height="0.278cm" svg:x="1.368cm" svg:y="16.952cm">
          <draw:text-box>
            <text:p text:style-name="P8"><text:span text:style-name="T1">Interpreter</text:span></text:p>
          </draw:text-box>
        </draw:frame>
        <draw:frame draw:style-name="gr40" draw:text-style-name="P10" draw:layer="layout" svg:width="1.001cm" svg:height="0.279cm" svg:x="1.371cm" svg:y="16.668cm">
          <draw:text-box>
            <text:p text:style-name="P8"><text:span text:style-name="T2">CONV_2D</text:span></text:p>
          </draw:text-box>
        </draw:frame>
        <draw:frame draw:style-name="gr40" draw:text-style-name="P10" draw:layer="layout" svg:width="1.001cm" svg:height="0.279cm" svg:x="1.371cm" svg:y="16.386cm">
          <draw:text-box>
            <text:p text:style-name="P8"><text:span text:style-name="T2">CONV_2D</text:span></text:p>
          </draw:text-box>
        </draw:frame>
        <draw:frame draw:style-name="gr41" draw:text-style-name="P9" draw:layer="layout" svg:width="1.556cm" svg:height="0.279cm" svg:x="0.824cm" svg:y="16.103cm">
          <draw:text-box>
            <text:p text:style-name="P8"><text:span text:style-name="T1">MAX_POOL_2D</text:span></text:p>
          </draw:text-box>
        </draw:frame>
        <draw:frame draw:style-name="gr40" draw:text-style-name="P10" draw:layer="layout" svg:width="1.001cm" svg:height="0.279cm" svg:x="1.371cm" svg:y="15.82cm">
          <draw:text-box>
            <text:p text:style-name="P8"><text:span text:style-name="T2">CONV_2D</text:span></text:p>
          </draw:text-box>
        </draw:frame>
        <draw:frame draw:style-name="gr41" draw:text-style-name="P9" draw:layer="layout" svg:width="1.556cm" svg:height="0.279cm" svg:x="0.824cm" svg:y="15.537cm">
          <draw:text-box>
            <text:p text:style-name="P8"><text:span text:style-name="T1">MAX_POOL_2D</text:span></text:p>
          </draw:text-box>
        </draw:frame>
        <draw:frame draw:style-name="gr42" draw:text-style-name="P9" draw:layer="layout" svg:width="0.451cm" svg:height="0.279cm" svg:x="1.843cm" svg:y="15.256cm">
          <draw:text-box>
            <text:p text:style-name="P8"><text:span text:style-name="T1">MUL</text:span></text:p>
          </draw:text-box>
        </draw:frame>
        <draw:frame draw:style-name="gr43" draw:text-style-name="P9" draw:layer="layout" svg:width="0.447cm" svg:height="0.279cm" svg:x="1.831cm" svg:y="14.973cm">
          <draw:text-box>
            <text:p text:style-name="P8"><text:span text:style-name="T1">ADD</text:span></text:p>
          </draw:text-box>
        </draw:frame>
        <draw:frame draw:style-name="gr40" draw:text-style-name="P10" draw:layer="layout" svg:width="1.001cm" svg:height="0.279cm" svg:x="1.371cm" svg:y="14.689cm">
          <draw:text-box>
            <text:p text:style-name="P8"><text:span text:style-name="T2">CONV_2D</text:span></text:p>
          </draw:text-box>
        </draw:frame>
        <draw:frame draw:style-name="gr41" draw:text-style-name="P9" draw:layer="layout" svg:width="1.556cm" svg:height="0.279cm" svg:x="0.824cm" svg:y="14.407cm">
          <draw:text-box>
            <text:p text:style-name="P8"><text:span text:style-name="T1">MAX_POOL_2D</text:span></text:p>
          </draw:text-box>
        </draw:frame>
        <draw:frame draw:style-name="gr44" draw:text-style-name="P9" draw:layer="layout" svg:width="1.005cm" svg:height="0.278cm" svg:x="1.306cm" svg:y="14.125cm">
          <draw:text-box>
            <text:p text:style-name="P8"><text:span text:style-name="T1">RESHAPE</text:span></text:p>
          </draw:text-box>
        </draw:frame>
        <draw:frame draw:style-name="gr45" draw:text-style-name="P9" draw:layer="layout" svg:width="2.119cm" svg:height="0.28cm" svg:x="0.209cm" svg:y="13.84cm">
          <draw:text-box>
            <text:p text:style-name="P8"><text:span text:style-name="T1">FULLY_CONNECTED</text:span></text:p>
          </draw:text-box>
        </draw:frame>
        <draw:frame draw:style-name="gr46" draw:text-style-name="P9" draw:layer="layout" svg:width="2.119cm" svg:height="0.279cm" svg:x="0.209cm" svg:y="13.558cm">
          <draw:text-box>
            <text:p text:style-name="P8"><text:span text:style-name="T1">FULLY_CONNECTED</text:span></text:p>
          </draw:text-box>
        </draw:frame>
        <draw:frame draw:style-name="gr47" draw:text-style-name="P9" draw:layer="layout" svg:width="1.026cm" svg:height="0.279cm" svg:x="1.274cm" svg:y="13.277cm">
          <draw:text-box>
            <text:p text:style-name="P8"><text:span text:style-name="T1">SOFTMAX</text:span></text:p>
          </draw:text-box>
        </draw:frame>
        <draw:line draw:style-name="gr13" draw:text-style-name="P23" draw:layer="layout" svg:x1="5.864cm" svg:y1="13.033cm" svg:x2="8.822cm" svg:y2="13.033cm">
          <text:p/>
        </draw:line>
        <draw:polygon draw:style-name="gr1" draw:text-style-name="P1" draw:layer="layout" svg:width="2.937cm" svg:height="4.728cm" svg:x="2.473cm" svg:y="19.024cm" svg:viewBox="0 0 2938 4729" draw:points="0,4729 2938,4729 2938,0 0,0">
          <text:p/>
        </draw:polygon>
        <draw:polygon draw:style-name="gr2" draw:text-style-name="P2" draw:layer="layout" svg:width="2.937cm" svg:height="0.249cm" svg:x="2.473cm" svg:y="23.288cm" svg:viewBox="0 0 2938 250" draw:points="0,250 2938,250 2938,0 0,0">
          <text:p/>
        </draw:polygon>
        <draw:polygon draw:style-name="gr4" draw:text-style-name="P4" draw:layer="layout" svg:width="0.026cm" svg:height="0.249cm" svg:x="2.473cm" svg:y="22.977cm" svg:viewBox="0 0 27 250" draw:points="0,250 27,250 27,0 0,0">
          <text:p/>
        </draw:polygon>
        <draw:polygon draw:style-name="gr4" draw:text-style-name="P4" draw:layer="layout" svg:width="0.219cm" svg:height="0.249cm" svg:x="2.5cm" svg:y="22.665cm" svg:viewBox="0 0 220 250" draw:points="0,250 220,250 220,0 0,0">
          <text:p/>
        </draw:polygon>
        <draw:polygon draw:style-name="gr2" draw:text-style-name="P2" draw:layer="layout" svg:width="0.055cm" svg:height="0.249cm" svg:x="2.719cm" svg:y="22.354cm" svg:viewBox="0 0 56 250" draw:points="0,250 56,250 56,0 0,0">
          <text:p/>
        </draw:polygon>
        <draw:polygon draw:style-name="gr4" draw:text-style-name="P4" draw:layer="layout" svg:width="0.135cm" svg:height="0.249cm" svg:x="2.775cm" svg:y="22.042cm" svg:viewBox="0 0 136 250" draw:points="0,250 136,250 136,0 0,0">
          <text:p/>
        </draw:polygon>
        <draw:polygon draw:style-name="gr4" draw:text-style-name="P4" draw:layer="layout" svg:width="0.853cm" svg:height="0.249cm" svg:x="2.912cm" svg:y="21.731cm" svg:viewBox="0 0 854 250" draw:points="0,250 854,250 854,0 0,0">
          <text:p/>
        </draw:polygon>
        <draw:polygon draw:style-name="gr2" draw:text-style-name="P2" draw:layer="layout" svg:width="0.013cm" svg:height="0.249cm" svg:x="3.766cm" svg:y="21.419cm" svg:viewBox="0 0 14 250" draw:points="0,250 14,250 14,0 0,0">
          <text:p/>
        </draw:polygon>
        <draw:polygon draw:style-name="gr2" draw:text-style-name="P2" draw:layer="layout" svg:width="0.004cm" svg:height="0.249cm" svg:x="3.78cm" svg:y="21.108cm" svg:viewBox="0 0 5 250" draw:points="0,250 5,250 5,0 0,0">
          <text:p/>
        </draw:polygon>
        <draw:polygon draw:style-name="gr2" draw:text-style-name="P2" draw:layer="layout" svg:width="0.004cm" svg:height="0.249cm" svg:x="3.785cm" svg:y="20.796cm" svg:viewBox="0 0 5 250" draw:points="0,250 5,250 5,0 0,0">
          <text:p/>
        </draw:polygon>
        <draw:polygon draw:style-name="gr4" draw:text-style-name="P4" draw:layer="layout" svg:width="1.614cm" svg:height="0.249cm" svg:x="3.79cm" svg:y="20.485cm" svg:viewBox="0 0 1615 250" draw:points="0,250 1615,250 1615,0 0,0">
          <text:p/>
        </draw:polygon>
        <draw:polygon draw:style-name="gr2" draw:text-style-name="P2" draw:layer="layout" svg:width="0.003cm" svg:height="0.249cm" svg:x="5.405cm" svg:y="20.173cm" svg:viewBox="0 0 4 250" draw:points="0,250 4,250 4,0 0,0">
          <text:p/>
        </draw:polygon>
        <draw:polygon draw:style-name="gr2" draw:text-style-name="P2" draw:layer="layout" svg:width="0cm" svg:height="0.249cm" svg:x="5.409cm" svg:y="19.862cm" svg:viewBox="0 0 0 250" draw:points="0,250 0,250 0,0 0,0">
          <text:p/>
        </draw:polygon>
        <draw:polygon draw:style-name="gr2" draw:text-style-name="P2" draw:layer="layout" svg:width="0.001cm" svg:height="0.249cm" svg:x="5.409cm" svg:y="19.55cm" svg:viewBox="0 0 2 250" draw:points="0,250 2,250 2,0 0,0">
          <text:p/>
        </draw:polygon>
        <draw:polygon draw:style-name="gr2" draw:text-style-name="P2" draw:layer="layout" svg:width="0cm" svg:height="0.248cm" svg:x="5.411cm" svg:y="19.239cm" svg:viewBox="0 0 0 249" draw:points="0,249 0,0">
          <text:p/>
        </draw:polygon>
        <draw:line draw:style-name="gr6" draw:text-style-name="P6" draw:layer="layout" svg:x1="2.936cm" svg:y1="23.753cm" svg:x2="2.936cm" svg:y2="19.024cm">
          <text:p/>
        </draw:line>
        <draw:polygon draw:style-name="gr7" draw:text-style-name="P7" draw:layer="layout" svg:width="0cm" svg:height="0.072cm" svg:x="2.936cm" svg:y="23.753cm" svg:viewBox="0 0 0 73" draw:points="0,0 0,73">
          <text:p/>
        </draw:polygon>
        <draw:line draw:style-name="gr8" draw:text-style-name="P6" draw:layer="layout" svg:x1="2.936cm" svg:y1="23.753cm" svg:x2="2.936cm" svg:y2="23.826cm">
          <text:p/>
        </draw:line>
        <draw:line draw:style-name="gr6" draw:text-style-name="P6" draw:layer="layout" svg:x1="3.4cm" svg:y1="23.753cm" svg:x2="3.4cm" svg:y2="19.024cm">
          <text:p/>
        </draw:line>
        <draw:polygon draw:style-name="gr7" draw:text-style-name="P7" draw:layer="layout" svg:width="0cm" svg:height="0.072cm" svg:x="3.4cm" svg:y="23.753cm" svg:viewBox="0 0 0 73" draw:points="0,0 0,73">
          <text:p/>
        </draw:polygon>
        <draw:line draw:style-name="gr8" draw:text-style-name="P6" draw:layer="layout" svg:x1="3.4cm" svg:y1="23.753cm" svg:x2="3.4cm" svg:y2="23.826cm">
          <text:p/>
        </draw:line>
        <draw:frame draw:style-name="gr56" draw:text-style-name="P9" draw:layer="layout" svg:width="0.358cm" svg:height="0.279cm" svg:x="2.794cm" svg:y="23.883cm">
          <draw:text-box>
            <text:p text:style-name="P8"><text:span text:style-name="T1">0.2</text:span></text:p>
          </draw:text-box>
        </draw:frame>
        <draw:line draw:style-name="gr6" draw:text-style-name="P6" draw:layer="layout" svg:x1="3.863cm" svg:y1="23.753cm" svg:x2="3.863cm" svg:y2="19.024cm">
          <text:p/>
        </draw:line>
        <draw:polygon draw:style-name="gr7" draw:text-style-name="P7" draw:layer="layout" svg:width="0cm" svg:height="0.072cm" svg:x="3.863cm" svg:y="23.753cm" svg:viewBox="0 0 0 73" draw:points="0,0 0,73">
          <text:p/>
        </draw:polygon>
        <draw:line draw:style-name="gr8" draw:text-style-name="P6" draw:layer="layout" svg:x1="3.863cm" svg:y1="23.753cm" svg:x2="3.863cm" svg:y2="23.826cm">
          <text:p/>
        </draw:line>
        <draw:frame draw:style-name="gr56" draw:text-style-name="P9" draw:layer="layout" svg:width="0.358cm" svg:height="0.279cm" svg:x="3.249cm" svg:y="23.883cm">
          <draw:text-box>
            <text:p text:style-name="P8"><text:span text:style-name="T1">0.4</text:span></text:p>
          </draw:text-box>
        </draw:frame>
        <draw:line draw:style-name="gr6" draw:text-style-name="P6" draw:layer="layout" svg:x1="4.326cm" svg:y1="23.753cm" svg:x2="4.326cm" svg:y2="19.024cm">
          <text:p/>
        </draw:line>
        <draw:polygon draw:style-name="gr7" draw:text-style-name="P7" draw:layer="layout" svg:width="0cm" svg:height="0.072cm" svg:x="4.326cm" svg:y="23.753cm" svg:viewBox="0 0 0 73" draw:points="0,0 0,73">
          <text:p/>
        </draw:polygon>
        <draw:line draw:style-name="gr8" draw:text-style-name="P6" draw:layer="layout" svg:x1="4.326cm" svg:y1="23.753cm" svg:x2="4.326cm" svg:y2="23.826cm">
          <text:p/>
        </draw:line>
        <draw:frame draw:style-name="gr56" draw:text-style-name="P9" draw:layer="layout" svg:width="0.358cm" svg:height="0.279cm" svg:x="3.712cm" svg:y="23.883cm">
          <draw:text-box>
            <text:p text:style-name="P8"><text:span text:style-name="T1">0.6</text:span></text:p>
          </draw:text-box>
        </draw:frame>
        <draw:line draw:style-name="gr6" draw:text-style-name="P6" draw:layer="layout" svg:x1="4.79cm" svg:y1="23.753cm" svg:x2="4.79cm" svg:y2="19.024cm">
          <text:p/>
        </draw:line>
        <draw:polygon draw:style-name="gr7" draw:text-style-name="P7" draw:layer="layout" svg:width="0cm" svg:height="0.072cm" svg:x="4.79cm" svg:y="23.753cm" svg:viewBox="0 0 0 73" draw:points="0,0 0,73">
          <text:p/>
        </draw:polygon>
        <draw:line draw:style-name="gr8" draw:text-style-name="P6" draw:layer="layout" svg:x1="4.79cm" svg:y1="23.753cm" svg:x2="4.79cm" svg:y2="23.826cm">
          <text:p/>
        </draw:line>
        <draw:frame draw:style-name="gr56" draw:text-style-name="P9" draw:layer="layout" svg:width="0.358cm" svg:height="0.279cm" svg:x="4.193cm" svg:y="23.883cm">
          <draw:text-box>
            <text:p text:style-name="P8"><text:span text:style-name="T1">0.8</text:span></text:p>
          </draw:text-box>
        </draw:frame>
        <draw:line draw:style-name="gr6" draw:text-style-name="P6" draw:layer="layout" svg:x1="5.253cm" svg:y1="23.753cm" svg:x2="5.253cm" svg:y2="19.024cm">
          <text:p/>
        </draw:line>
        <draw:polygon draw:style-name="gr7" draw:text-style-name="P7" draw:layer="layout" svg:width="0cm" svg:height="0.072cm" svg:x="5.253cm" svg:y="23.753cm" svg:viewBox="0 0 0 73" draw:points="0,0 0,73">
          <text:p/>
        </draw:polygon>
        <draw:line draw:style-name="gr8" draw:text-style-name="P6" draw:layer="layout" svg:x1="5.253cm" svg:y1="23.753cm" svg:x2="5.253cm" svg:y2="23.826cm">
          <text:p/>
        </draw:line>
        <draw:frame draw:style-name="gr57" draw:text-style-name="P9" draw:layer="layout" svg:width="0.476cm" svg:height="0.279cm" svg:x="4.652cm" svg:y="23.883cm">
          <draw:text-box>
            <text:p text:style-name="P8"><text:span text:style-name="T1">1.0</text:span></text:p>
          </draw:text-box>
        </draw:frame>
        <draw:frame draw:style-name="gr57" draw:text-style-name="P9" draw:layer="layout" svg:width="0.476cm" svg:height="0.279cm" svg:x="5.116cm" svg:y="23.883cm">
          <draw:text-box>
            <text:p text:style-name="P8"><text:span text:style-name="T1">1.2</text:span></text:p>
          </draw:text-box>
        </draw:frame>
        <draw:line draw:style-name="gr6" draw:text-style-name="P6" draw:layer="layout" svg:x1="2.473cm" svg:y1="23.413cm" svg:x2="5.41cm" svg:y2="23.413cm">
          <text:p/>
        </draw:line>
        <draw:polygon draw:style-name="gr7" draw:text-style-name="P7" draw:layer="layout" svg:width="0.01cm" svg:height="0cm" svg:x="2.462cm" svg:y="23.413cm" svg:viewBox="0 0 11 0" draw:points="11,0 0,0">
          <text:p/>
        </draw:polygon>
        <draw:line draw:style-name="gr8" draw:text-style-name="P6" draw:layer="layout" svg:x1="2.473cm" svg:y1="23.413cm" svg:x2="2.462cm" svg:y2="23.413cm">
          <text:p/>
        </draw:line>
        <draw:line draw:style-name="gr6" draw:text-style-name="P6" draw:layer="layout" svg:x1="2.473cm" svg:y1="23.101cm" svg:x2="5.41cm" svg:y2="23.101cm">
          <text:p/>
        </draw:line>
        <draw:polygon draw:style-name="gr7" draw:text-style-name="P7" draw:layer="layout" svg:width="0.01cm" svg:height="0cm" svg:x="2.462cm" svg:y="23.101cm" svg:viewBox="0 0 11 0" draw:points="11,0 0,0">
          <text:p/>
        </draw:polygon>
        <draw:line draw:style-name="gr8" draw:text-style-name="P6" draw:layer="layout" svg:x1="2.473cm" svg:y1="23.101cm" svg:x2="2.462cm" svg:y2="23.101cm">
          <text:p/>
        </draw:line>
        <draw:frame draw:style-name="gr58" draw:text-style-name="P9" draw:layer="layout" svg:width="0.988cm" svg:height="0.266cm" svg:x="1.359cm" svg:y="23.271cm">
          <draw:text-box>
            <text:p text:style-name="P8"><text:span text:style-name="T1">Interpreter</text:span></text:p>
          </draw:text-box>
        </draw:frame>
        <draw:line draw:style-name="gr6" draw:text-style-name="P6" draw:layer="layout" svg:x1="2.473cm" svg:y1="22.79cm" svg:x2="5.41cm" svg:y2="22.79cm">
          <text:p/>
        </draw:line>
        <draw:polygon draw:style-name="gr7" draw:text-style-name="P7" draw:layer="layout" svg:width="0.01cm" svg:height="0cm" svg:x="2.462cm" svg:y="22.79cm" svg:viewBox="0 0 11 0" draw:points="11,0 0,0">
          <text:p/>
        </draw:polygon>
        <draw:line draw:style-name="gr8" draw:text-style-name="P6" draw:layer="layout" svg:x1="2.473cm" svg:y1="22.79cm" svg:x2="2.462cm" svg:y2="22.79cm">
          <text:p/>
        </draw:line>
        <draw:frame draw:style-name="gr59" draw:text-style-name="P10" draw:layer="layout" svg:width="2.373cm" svg:height="0.266cm" svg:x="0.031cm" svg:y="22.964cm">
          <draw:text-box>
            <text:p text:style-name="P8"><text:span text:style-name="T2">DEPTHWISE_CONV_2D</text:span></text:p>
          </draw:text-box>
        </draw:frame>
        <draw:line draw:style-name="gr6" draw:text-style-name="P6" draw:layer="layout" svg:x1="2.473cm" svg:y1="22.478cm" svg:x2="5.41cm" svg:y2="22.478cm">
          <text:p/>
        </draw:line>
        <draw:polygon draw:style-name="gr7" draw:text-style-name="P7" draw:layer="layout" svg:width="0.01cm" svg:height="0cm" svg:x="2.462cm" svg:y="22.478cm" svg:viewBox="0 0 11 0" draw:points="11,0 0,0">
          <text:p/>
        </draw:polygon>
        <draw:line draw:style-name="gr8" draw:text-style-name="P6" draw:layer="layout" svg:x1="2.473cm" svg:y1="22.478cm" svg:x2="2.462cm" svg:y2="22.478cm">
          <text:p/>
        </draw:line>
        <draw:frame draw:style-name="gr60" draw:text-style-name="P26" draw:layer="layout" svg:width="1.001cm" svg:height="0.266cm" svg:x="1.362cm" svg:y="22.656cm">
          <draw:text-box>
            <text:p text:style-name="P8"><text:span text:style-name="T8">CONV_2D</text:span></text:p>
          </draw:text-box>
        </draw:frame>
        <draw:line draw:style-name="gr6" draw:text-style-name="P6" draw:layer="layout" svg:x1="2.473cm" svg:y1="22.167cm" svg:x2="5.41cm" svg:y2="22.167cm">
          <text:p/>
        </draw:line>
        <draw:polygon draw:style-name="gr7" draw:text-style-name="P7" draw:layer="layout" svg:width="0.01cm" svg:height="0cm" svg:x="2.462cm" svg:y="22.167cm" svg:viewBox="0 0 11 0" draw:points="11,0 0,0">
          <text:p/>
        </draw:polygon>
        <draw:line draw:style-name="gr8" draw:text-style-name="P6" draw:layer="layout" svg:x1="2.473cm" svg:y1="22.167cm" svg:x2="2.462cm" svg:y2="22.167cm">
          <text:p/>
        </draw:line>
        <draw:frame draw:style-name="gr61" draw:text-style-name="P9" draw:layer="layout" svg:width="1.556cm" svg:height="0.266cm" svg:x="0.813cm" svg:y="22.347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2.473cm" svg:y1="21.855cm" svg:x2="5.41cm" svg:y2="21.855cm">
          <text:p/>
        </draw:line>
        <draw:polygon draw:style-name="gr7" draw:text-style-name="P7" draw:layer="layout" svg:width="0.01cm" svg:height="0cm" svg:x="2.462cm" svg:y="21.855cm" svg:viewBox="0 0 11 0" draw:points="11,0 0,0">
          <text:p/>
        </draw:polygon>
        <draw:line draw:style-name="gr8" draw:text-style-name="P6" draw:layer="layout" svg:x1="2.473cm" svg:y1="21.855cm" svg:x2="2.462cm" svg:y2="21.855cm">
          <text:p/>
        </draw:line>
        <draw:frame draw:style-name="gr62" draw:text-style-name="P10" draw:layer="layout" svg:width="2.373cm" svg:height="0.265cm" svg:x="0.031cm" svg:y="22.041cm">
          <draw:text-box>
            <text:p text:style-name="P8"><text:span text:style-name="T2">DEPTHWISE_CONV_2D</text:span></text:p>
          </draw:text-box>
        </draw:frame>
        <draw:line draw:style-name="gr6" draw:text-style-name="P6" draw:layer="layout" svg:x1="2.473cm" svg:y1="21.544cm" svg:x2="5.41cm" svg:y2="21.544cm">
          <text:p/>
        </draw:line>
        <draw:polygon draw:style-name="gr7" draw:text-style-name="P7" draw:layer="layout" svg:width="0.01cm" svg:height="0cm" svg:x="2.462cm" svg:y="21.544cm" svg:viewBox="0 0 11 0" draw:points="11,0 0,0">
          <text:p/>
        </draw:polygon>
        <draw:line draw:style-name="gr8" draw:text-style-name="P6" draw:layer="layout" svg:x1="2.473cm" svg:y1="21.544cm" svg:x2="2.462cm" svg:y2="21.544cm">
          <text:p/>
        </draw:line>
        <draw:frame draw:style-name="gr60" draw:text-style-name="P10" draw:layer="layout" svg:width="1.001cm" svg:height="0.266cm" svg:x="1.362cm" svg:y="21.736cm">
          <draw:text-box>
            <text:p text:style-name="P8"><text:span text:style-name="T2">CONV_2D</text:span></text:p>
          </draw:text-box>
        </draw:frame>
        <draw:line draw:style-name="gr6" draw:text-style-name="P6" draw:layer="layout" svg:x1="2.473cm" svg:y1="21.233cm" svg:x2="5.41cm" svg:y2="21.233cm">
          <text:p/>
        </draw:line>
        <draw:polygon draw:style-name="gr7" draw:text-style-name="P7" draw:layer="layout" svg:width="0.01cm" svg:height="0cm" svg:x="2.462cm" svg:y="21.233cm" svg:viewBox="0 0 11 0" draw:points="11,0 0,0">
          <text:p/>
        </draw:polygon>
        <draw:line draw:style-name="gr8" draw:text-style-name="P6" draw:layer="layout" svg:x1="2.473cm" svg:y1="21.233cm" svg:x2="2.462cm" svg:y2="21.233cm">
          <text:p/>
        </draw:line>
        <draw:frame draw:style-name="gr61" draw:text-style-name="P9" draw:layer="layout" svg:width="1.556cm" svg:height="0.266cm" svg:x="0.813cm" svg:y="21.427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2.473cm" svg:y1="20.921cm" svg:x2="5.41cm" svg:y2="20.921cm">
          <text:p/>
        </draw:line>
        <draw:polygon draw:style-name="gr7" draw:text-style-name="P7" draw:layer="layout" svg:width="0.01cm" svg:height="0cm" svg:x="2.462cm" svg:y="20.921cm" svg:viewBox="0 0 11 0" draw:points="11,0 0,0">
          <text:p/>
        </draw:polygon>
        <draw:line draw:style-name="gr8" draw:text-style-name="P6" draw:layer="layout" svg:x1="2.473cm" svg:y1="20.921cm" svg:x2="2.462cm" svg:y2="20.921cm">
          <text:p/>
        </draw:line>
        <draw:frame draw:style-name="gr63" draw:text-style-name="P9" draw:layer="layout" svg:width="0.451cm" svg:height="0.265cm" svg:x="1.934cm" svg:y="21.121cm">
          <draw:text-box>
            <text:p text:style-name="P8"><text:span text:style-name="T1">MUL</text:span></text:p>
          </draw:text-box>
        </draw:frame>
        <draw:line draw:style-name="gr6" draw:text-style-name="P6" draw:layer="layout" svg:x1="2.473cm" svg:y1="20.61cm" svg:x2="5.41cm" svg:y2="20.61cm">
          <text:p/>
        </draw:line>
        <draw:polygon draw:style-name="gr7" draw:text-style-name="P7" draw:layer="layout" svg:width="0.01cm" svg:height="0cm" svg:x="2.462cm" svg:y="20.61cm" svg:viewBox="0 0 11 0" draw:points="11,0 0,0">
          <text:p/>
        </draw:polygon>
        <draw:line draw:style-name="gr8" draw:text-style-name="P6" draw:layer="layout" svg:x1="2.473cm" svg:y1="20.61cm" svg:x2="2.462cm" svg:y2="20.61cm">
          <text:p/>
        </draw:line>
        <draw:frame draw:style-name="gr64" draw:text-style-name="P9" draw:layer="layout" svg:width="0.447cm" svg:height="0.266cm" svg:x="1.922cm" svg:y="20.883cm">
          <draw:text-box>
            <text:p text:style-name="P8"><text:span text:style-name="T1">ADD</text:span></text:p>
          </draw:text-box>
        </draw:frame>
        <draw:line draw:style-name="gr6" draw:text-style-name="P6" draw:layer="layout" svg:x1="2.473cm" svg:y1="20.298cm" svg:x2="5.41cm" svg:y2="20.298cm">
          <text:p/>
        </draw:line>
        <draw:polygon draw:style-name="gr7" draw:text-style-name="P7" draw:layer="layout" svg:width="0.01cm" svg:height="0cm" svg:x="2.462cm" svg:y="20.298cm" svg:viewBox="0 0 11 0" draw:points="11,0 0,0">
          <text:p/>
        </draw:polygon>
        <draw:line draw:style-name="gr8" draw:text-style-name="P6" draw:layer="layout" svg:x1="2.473cm" svg:y1="20.298cm" svg:x2="2.462cm" svg:y2="20.298cm">
          <text:p/>
        </draw:line>
        <draw:frame draw:style-name="gr60" draw:text-style-name="P10" draw:layer="layout" svg:width="1.001cm" svg:height="0.266cm" svg:x="1.362cm" svg:y="20.504cm">
          <draw:text-box>
            <text:p text:style-name="P8"><text:span text:style-name="T2">CONV_2D</text:span></text:p>
          </draw:text-box>
        </draw:frame>
        <draw:line draw:style-name="gr6" draw:text-style-name="P6" draw:layer="layout" svg:x1="2.473cm" svg:y1="19.987cm" svg:x2="5.41cm" svg:y2="19.987cm">
          <text:p/>
        </draw:line>
        <draw:polygon draw:style-name="gr7" draw:text-style-name="P7" draw:layer="layout" svg:width="0.01cm" svg:height="0cm" svg:x="2.462cm" svg:y="19.987cm" svg:viewBox="0 0 11 0" draw:points="11,0 0,0">
          <text:p/>
        </draw:polygon>
        <draw:line draw:style-name="gr8" draw:text-style-name="P6" draw:layer="layout" svg:x1="2.473cm" svg:y1="19.987cm" svg:x2="2.462cm" svg:y2="19.987cm">
          <text:p/>
        </draw:line>
        <draw:frame draw:style-name="gr61" draw:text-style-name="P9" draw:layer="layout" svg:width="1.556cm" svg:height="0.266cm" svg:x="0.813cm" svg:y="20.198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2.473cm" svg:y1="19.675cm" svg:x2="5.41cm" svg:y2="19.675cm">
          <text:p/>
        </draw:line>
        <draw:polygon draw:style-name="gr7" draw:text-style-name="P7" draw:layer="layout" svg:width="0.01cm" svg:height="0cm" svg:x="2.462cm" svg:y="19.675cm" svg:viewBox="0 0 11 0" draw:points="11,0 0,0">
          <text:p/>
        </draw:polygon>
        <draw:line draw:style-name="gr8" draw:text-style-name="P6" draw:layer="layout" svg:x1="2.473cm" svg:y1="19.675cm" svg:x2="2.462cm" svg:y2="19.675cm">
          <text:p/>
        </draw:line>
        <draw:frame draw:style-name="gr65" draw:text-style-name="P9" draw:layer="layout" svg:width="1.005cm" svg:height="0.266cm" svg:x="1.397cm" svg:y="19.893cm">
          <draw:text-box>
            <text:p text:style-name="P8"><text:span text:style-name="T1">RESHAPE</text:span></text:p>
          </draw:text-box>
        </draw:frame>
        <draw:line draw:style-name="gr6" draw:text-style-name="P6" draw:layer="layout" svg:x1="2.473cm" svg:y1="19.364cm" svg:x2="5.41cm" svg:y2="19.364cm">
          <text:p/>
        </draw:line>
        <draw:polygon draw:style-name="gr7" draw:text-style-name="P7" draw:layer="layout" svg:width="0.01cm" svg:height="0cm" svg:x="2.462cm" svg:y="19.364cm" svg:viewBox="0 0 11 0" draw:points="11,0 0,0">
          <text:p/>
        </draw:polygon>
        <draw:line draw:style-name="gr8" draw:text-style-name="P6" draw:layer="layout" svg:x1="2.473cm" svg:y1="19.364cm" svg:x2="2.462cm" svg:y2="19.364cm">
          <text:p/>
        </draw:line>
        <draw:frame draw:style-name="gr66" draw:text-style-name="P9" draw:layer="layout" svg:width="2.119cm" svg:height="0.267cm" svg:x="0.297cm" svg:y="19.583cm">
          <draw:text-box>
            <text:p text:style-name="P8"><text:span text:style-name="T1">FULLY_CONNECTED</text:span></text:p>
          </draw:text-box>
        </draw:frame>
        <draw:frame draw:style-name="gr67" draw:text-style-name="P9" draw:layer="layout" svg:width="1.026cm" svg:height="0.266cm" svg:x="1.364cm" svg:y="19.278cm">
          <draw:text-box>
            <text:p text:style-name="P8"><text:span text:style-name="T1">SOFTMAX</text:span></text:p>
          </draw:text-box>
        </draw:frame>
        <draw:line draw:style-name="gr13" draw:text-style-name="P6" draw:layer="layout" svg:x1="2.473cm" svg:y1="23.753cm" svg:x2="2.473cm" svg:y2="19.024cm">
          <text:p/>
        </draw:line>
        <draw:line draw:style-name="gr13" draw:text-style-name="P6" draw:layer="layout" svg:x1="5.411cm" svg:y1="23.753cm" svg:x2="5.411cm" svg:y2="19.024cm">
          <text:p/>
        </draw:line>
        <draw:line draw:style-name="gr13" draw:text-style-name="P6" draw:layer="layout" svg:x1="2.473cm" svg:y1="23.753cm" svg:x2="5.41cm" svg:y2="23.753cm">
          <text:p/>
        </draw:line>
        <draw:line draw:style-name="gr13" draw:text-style-name="P6" draw:layer="layout" svg:x1="2.473cm" svg:y1="19.024cm" svg:x2="5.41cm" svg:y2="19.024cm">
          <text:p/>
        </draw:line>
        <draw:polygon draw:style-name="gr1" draw:text-style-name="P17" draw:layer="layout" svg:width="2.933cm" svg:height="4.702cm" svg:x="5.884cm" svg:y="19.036cm" svg:viewBox="0 0 2934 4703" draw:points="0,4703 2934,4703 2934,0 0,0">
          <text:p/>
        </draw:polygon>
        <draw:polygon draw:style-name="gr2" draw:text-style-name="P18" draw:layer="layout" svg:width="2.794cm" svg:height="0.248cm" svg:x="5.884cm" svg:y="23.277cm" svg:viewBox="0 0 2795 249" draw:points="0,249 2795,249 2795,0 0,0">
          <text:p/>
        </draw:polygon>
        <draw:polygon draw:style-name="gr26" draw:text-style-name="P19" draw:layer="layout" svg:width="0.04cm" svg:height="0.248cm" svg:x="5.884cm" svg:y="22.967cm" svg:viewBox="0 0 41 249" draw:points="0,249 41,249 41,0 0,0">
          <text:p/>
        </draw:polygon>
        <draw:polygon draw:style-name="gr26" draw:text-style-name="P19" draw:layer="layout" svg:width="0.605cm" svg:height="0.248cm" svg:x="5.926cm" svg:y="22.657cm" svg:viewBox="0 0 606 249" draw:points="0,249 606,249 606,0 0,0">
          <text:p/>
        </draw:polygon>
        <draw:polygon draw:style-name="gr2" draw:text-style-name="P18" draw:layer="layout" svg:width="0.699cm" svg:height="0.248cm" svg:x="6.532cm" svg:y="22.348cm" svg:viewBox="0 0 700 249" draw:points="0,249 700,249 700,0 0,0">
          <text:p/>
        </draw:polygon>
        <draw:polygon draw:style-name="gr26" draw:text-style-name="P19" draw:layer="layout" svg:width="0.19cm" svg:height="0.248cm" svg:x="7.232cm" svg:y="22.038cm" svg:viewBox="0 0 191 249" draw:points="0,249 191,249 191,0 0,0">
          <text:p/>
        </draw:polygon>
        <draw:polygon draw:style-name="gr26" draw:text-style-name="P19" draw:layer="layout" svg:width="0.37cm" svg:height="0.248cm" svg:x="7.425cm" svg:y="21.728cm" svg:viewBox="0 0 371 249" draw:points="0,249 371,249 371,0 0,0">
          <text:p/>
        </draw:polygon>
        <draw:polygon draw:style-name="gr2" draw:text-style-name="P18" draw:layer="layout" svg:width="0.174cm" svg:height="0.248cm" svg:x="7.795cm" svg:y="21.418cm" svg:viewBox="0 0 175 249" draw:points="0,249 175,249 175,0 0,0">
          <text:p/>
        </draw:polygon>
        <draw:polygon draw:style-name="gr2" draw:text-style-name="P18" draw:layer="layout" svg:width="0.066cm" svg:height="0.248cm" svg:x="7.971cm" svg:y="21.108cm" svg:viewBox="0 0 67 249" draw:points="0,249 67,249 67,0 0,0">
          <text:p/>
        </draw:polygon>
        <draw:polygon draw:style-name="gr2" draw:text-style-name="P18" draw:layer="layout" svg:width="0.065cm" svg:height="0.248cm" svg:x="8.037cm" svg:y="20.799cm" svg:viewBox="0 0 66 249" draw:points="0,249 66,249 66,0 0,0">
          <text:p/>
        </draw:polygon>
        <draw:polygon draw:style-name="gr26" draw:text-style-name="P19" draw:layer="layout" svg:width="0.497cm" svg:height="0.248cm" svg:x="8.115cm" svg:y="20.489cm" svg:viewBox="0 0 498 249" draw:points="0,249 498,249 498,0 0,0">
          <text:p/>
        </draw:polygon>
        <draw:polygon draw:style-name="gr2" draw:text-style-name="P18" draw:layer="layout" svg:width="0.043cm" svg:height="0.248cm" svg:x="8.613cm" svg:y="20.179cm" svg:viewBox="0 0 44 249" draw:points="0,249 44,249 44,0 0,0">
          <text:p/>
        </draw:polygon>
        <draw:polygon draw:style-name="gr2" draw:text-style-name="P18" draw:layer="layout" svg:width="0.003cm" svg:height="0.248cm" svg:x="8.657cm" svg:y="19.869cm" svg:viewBox="0 0 4 249" draw:points="0,249 4,249 4,0 0,0">
          <text:p/>
        </draw:polygon>
        <draw:polygon draw:style-name="gr2" draw:text-style-name="P18" draw:layer="layout" svg:width="0.017cm" svg:height="0.248cm" svg:x="8.661cm" svg:y="19.56cm" svg:viewBox="0 0 18 249" draw:points="0,249 18,249 18,0 0,0">
          <text:p/>
        </draw:polygon>
        <draw:polygon draw:style-name="gr2" draw:text-style-name="P18" draw:layer="layout" svg:width="0cm" svg:height="0.248cm" svg:x="8.678cm" svg:y="19.25cm" svg:viewBox="0 0 0 249" draw:points="0,249 0,249 0,0 0,0">
          <text:p/>
        </draw:polygon>
        <draw:line draw:style-name="gr48" draw:text-style-name="P23" draw:layer="layout" svg:x1="5.884cm" svg:y1="23.739cm" svg:x2="5.884cm" svg:y2="19.036cm">
          <text:p/>
        </draw:line>
        <draw:polygon draw:style-name="gr7" draw:text-style-name="P24" draw:layer="layout" svg:width="0cm" svg:height="0.071cm" svg:x="5.884cm" svg:y="23.739cm" svg:viewBox="0 0 0 72" draw:points="0,0 0,72">
          <text:p/>
        </draw:polygon>
        <draw:line draw:style-name="gr8" draw:text-style-name="P23" draw:layer="layout" svg:x1="5.884cm" svg:y1="23.739cm" svg:x2="5.884cm" svg:y2="23.811cm">
          <text:p/>
        </draw:line>
        <draw:line draw:style-name="gr48" draw:text-style-name="P23" draw:layer="layout" svg:x1="6.465cm" svg:y1="23.739cm" svg:x2="6.465cm" svg:y2="19.036cm">
          <text:p/>
        </draw:line>
        <draw:polygon draw:style-name="gr7" draw:text-style-name="P24" draw:layer="layout" svg:width="0cm" svg:height="0.071cm" svg:x="6.465cm" svg:y="23.739cm" svg:viewBox="0 0 0 72" draw:points="0,0 0,72">
          <text:p/>
        </draw:polygon>
        <draw:line draw:style-name="gr8" draw:text-style-name="P23" draw:layer="layout" svg:x1="6.465cm" svg:y1="23.739cm" svg:x2="6.465cm" svg:y2="23.811cm">
          <text:p/>
        </draw:line>
        <draw:frame draw:style-name="gr68" draw:text-style-name="P9" draw:layer="layout" svg:width="0.133cm" svg:height="0.239cm" svg:x="5.879cm" svg:y="23.867cm">
          <draw:text-box>
            <text:p text:style-name="P8"><text:span text:style-name="T1">0</text:span></text:p>
          </draw:text-box>
        </draw:frame>
        <draw:line draw:style-name="gr48" draw:text-style-name="P23" draw:layer="layout" svg:x1="7.047cm" svg:y1="23.739cm" svg:x2="7.047cm" svg:y2="19.036cm">
          <text:p/>
        </draw:line>
        <draw:polygon draw:style-name="gr7" draw:text-style-name="P24" draw:layer="layout" svg:width="0cm" svg:height="0.071cm" svg:x="7.047cm" svg:y="23.739cm" svg:viewBox="0 0 0 72" draw:points="0,0 0,72">
          <text:p/>
        </draw:polygon>
        <draw:line draw:style-name="gr8" draw:text-style-name="P23" draw:layer="layout" svg:x1="7.047cm" svg:y1="23.739cm" svg:x2="7.047cm" svg:y2="23.811cm">
          <text:p/>
        </draw:line>
        <draw:frame draw:style-name="gr69" draw:text-style-name="P9" draw:layer="layout" svg:width="0.298cm" svg:height="0.239cm" svg:x="6.323cm" svg:y="23.867cm">
          <draw:text-box>
            <text:p text:style-name="P8"><text:span text:style-name="T1">0.2</text:span></text:p>
          </draw:text-box>
        </draw:frame>
        <draw:line draw:style-name="gr48" draw:text-style-name="P23" draw:layer="layout" svg:x1="7.628cm" svg:y1="23.739cm" svg:x2="7.628cm" svg:y2="19.036cm">
          <text:p/>
        </draw:line>
        <draw:polygon draw:style-name="gr7" draw:text-style-name="P24" draw:layer="layout" svg:width="0cm" svg:height="0.071cm" svg:x="7.628cm" svg:y="23.739cm" svg:viewBox="0 0 0 72" draw:points="0,0 0,72">
          <text:p/>
        </draw:polygon>
        <draw:line draw:style-name="gr8" draw:text-style-name="P23" draw:layer="layout" svg:x1="7.628cm" svg:y1="23.739cm" svg:x2="7.628cm" svg:y2="23.811cm">
          <text:p/>
        </draw:line>
        <draw:frame draw:style-name="gr69" draw:text-style-name="P9" draw:layer="layout" svg:width="0.298cm" svg:height="0.239cm" svg:x="6.893cm" svg:y="23.867cm">
          <draw:text-box>
            <text:p text:style-name="P8"><text:span text:style-name="T1">0.4</text:span></text:p>
          </draw:text-box>
        </draw:frame>
        <draw:line draw:style-name="gr48" draw:text-style-name="P23" draw:layer="layout" svg:x1="8.21cm" svg:y1="23.739cm" svg:x2="8.21cm" svg:y2="19.036cm">
          <text:p/>
        </draw:line>
        <draw:polygon draw:style-name="gr7" draw:text-style-name="P24" draw:layer="layout" svg:width="0cm" svg:height="0.071cm" svg:x="8.21cm" svg:y="23.739cm" svg:viewBox="0 0 0 72" draw:points="0,0 0,72">
          <text:p/>
        </draw:polygon>
        <draw:line draw:style-name="gr8" draw:text-style-name="P23" draw:layer="layout" svg:x1="8.21cm" svg:y1="23.739cm" svg:x2="8.21cm" svg:y2="23.811cm">
          <text:p/>
        </draw:line>
        <draw:frame draw:style-name="gr69" draw:text-style-name="P9" draw:layer="layout" svg:width="0.298cm" svg:height="0.239cm" svg:x="7.485cm" svg:y="23.867cm">
          <draw:text-box>
            <text:p text:style-name="P8"><text:span text:style-name="T1">0.6</text:span></text:p>
          </draw:text-box>
        </draw:frame>
        <draw:line draw:style-name="gr48" draw:text-style-name="P23" draw:layer="layout" svg:x1="8.791cm" svg:y1="23.739cm" svg:x2="8.791cm" svg:y2="19.036cm">
          <text:p/>
        </draw:line>
        <draw:polygon draw:style-name="gr7" draw:text-style-name="P24" draw:layer="layout" svg:width="0cm" svg:height="0.071cm" svg:x="8.791cm" svg:y="23.739cm" svg:viewBox="0 0 0 72" draw:points="0,0 0,72">
          <text:p/>
        </draw:polygon>
        <draw:line draw:style-name="gr8" draw:text-style-name="P23" draw:layer="layout" svg:x1="8.791cm" svg:y1="23.739cm" svg:x2="8.791cm" svg:y2="23.811cm">
          <text:p/>
        </draw:line>
        <draw:frame draw:style-name="gr69" draw:text-style-name="P9" draw:layer="layout" svg:width="0.298cm" svg:height="0.239cm" svg:x="8.067cm" svg:y="23.867cm">
          <draw:text-box>
            <text:p text:style-name="P8"><text:span text:style-name="T1">0.8</text:span></text:p>
          </draw:text-box>
        </draw:frame>
        <draw:frame draw:style-name="gr70" draw:text-style-name="P9" draw:layer="layout" svg:width="0.396cm" svg:height="0.239cm" svg:x="8.587cm" svg:y="23.867cm">
          <draw:text-box>
            <text:p text:style-name="P8"><text:span text:style-name="T1">0.1</text:span></text:p>
          </draw:text-box>
        </draw:frame>
        <draw:line draw:style-name="gr48" draw:text-style-name="P23" draw:layer="layout" svg:x1="5.884cm" svg:y1="23.401cm" svg:x2="8.818cm" svg:y2="23.401cm">
          <text:p/>
        </draw:line>
        <draw:polygon draw:style-name="gr7" draw:text-style-name="P24" draw:layer="layout" svg:width="0.01cm" svg:height="0cm" svg:x="5.873cm" svg:y="23.401cm" svg:viewBox="0 0 11 0" draw:points="11,0 0,0">
          <text:p/>
        </draw:polygon>
        <draw:line draw:style-name="gr8" draw:text-style-name="P23" draw:layer="layout" svg:x1="5.884cm" svg:y1="23.401cm" svg:x2="5.873cm" svg:y2="23.401cm">
          <text:p/>
        </draw:line>
        <draw:line draw:style-name="gr48" draw:text-style-name="P23" draw:layer="layout" svg:x1="5.884cm" svg:y1="23.091cm" svg:x2="8.818cm" svg:y2="23.091cm">
          <text:p/>
        </draw:line>
        <draw:polygon draw:style-name="gr7" draw:text-style-name="P24" draw:layer="layout" svg:width="0.01cm" svg:height="0cm" svg:x="5.873cm" svg:y="23.091cm" svg:viewBox="0 0 11 0" draw:points="11,0 0,0">
          <text:p/>
        </draw:polygon>
        <draw:line draw:style-name="gr8" draw:text-style-name="P23" draw:layer="layout" svg:x1="5.884cm" svg:y1="23.091cm" svg:x2="5.873cm" svg:y2="23.091cm">
          <text:p/>
        </draw:line>
        <draw:line draw:style-name="gr48" draw:text-style-name="P23" draw:layer="layout" svg:x1="5.884cm" svg:y1="22.781cm" svg:x2="8.818cm" svg:y2="22.781cm">
          <text:p/>
        </draw:line>
        <draw:polygon draw:style-name="gr7" draw:text-style-name="P24" draw:layer="layout" svg:width="0.01cm" svg:height="0cm" svg:x="5.873cm" svg:y="22.781cm" svg:viewBox="0 0 11 0" draw:points="11,0 0,0">
          <text:p/>
        </draw:polygon>
        <draw:line draw:style-name="gr8" draw:text-style-name="P23" draw:layer="layout" svg:x1="5.884cm" svg:y1="22.781cm" svg:x2="5.873cm" svg:y2="22.781cm">
          <text:p/>
        </draw:line>
        <draw:line draw:style-name="gr48" draw:text-style-name="P23" draw:layer="layout" svg:x1="5.884cm" svg:y1="22.471cm" svg:x2="8.818cm" svg:y2="22.471cm">
          <text:p/>
        </draw:line>
        <draw:polygon draw:style-name="gr7" draw:text-style-name="P24" draw:layer="layout" svg:width="0.01cm" svg:height="0cm" svg:x="5.873cm" svg:y="22.471cm" svg:viewBox="0 0 11 0" draw:points="11,0 0,0">
          <text:p/>
        </draw:polygon>
        <draw:line draw:style-name="gr8" draw:text-style-name="P23" draw:layer="layout" svg:x1="5.884cm" svg:y1="22.471cm" svg:x2="5.873cm" svg:y2="22.471cm">
          <text:p/>
        </draw:line>
        <draw:line draw:style-name="gr48" draw:text-style-name="P23" draw:layer="layout" svg:x1="5.884cm" svg:y1="22.162cm" svg:x2="8.818cm" svg:y2="22.162cm">
          <text:p/>
        </draw:line>
        <draw:polygon draw:style-name="gr7" draw:text-style-name="P24" draw:layer="layout" svg:width="0.01cm" svg:height="0cm" svg:x="5.873cm" svg:y="22.162cm" svg:viewBox="0 0 11 0" draw:points="11,0 0,0">
          <text:p/>
        </draw:polygon>
        <draw:line draw:style-name="gr8" draw:text-style-name="P23" draw:layer="layout" svg:x1="5.884cm" svg:y1="22.162cm" svg:x2="5.873cm" svg:y2="22.162cm">
          <text:p/>
        </draw:line>
        <draw:line draw:style-name="gr48" draw:text-style-name="P23" draw:layer="layout" svg:x1="5.884cm" svg:y1="21.852cm" svg:x2="8.818cm" svg:y2="21.852cm">
          <text:p/>
        </draw:line>
        <draw:polygon draw:style-name="gr7" draw:text-style-name="P24" draw:layer="layout" svg:width="0.01cm" svg:height="0cm" svg:x="5.873cm" svg:y="21.852cm" svg:viewBox="0 0 11 0" draw:points="11,0 0,0">
          <text:p/>
        </draw:polygon>
        <draw:line draw:style-name="gr8" draw:text-style-name="P23" draw:layer="layout" svg:x1="5.884cm" svg:y1="21.852cm" svg:x2="5.873cm" svg:y2="21.852cm">
          <text:p/>
        </draw:line>
        <draw:line draw:style-name="gr48" draw:text-style-name="P23" draw:layer="layout" svg:x1="5.884cm" svg:y1="21.542cm" svg:x2="8.818cm" svg:y2="21.542cm">
          <text:p/>
        </draw:line>
        <draw:polygon draw:style-name="gr7" draw:text-style-name="P24" draw:layer="layout" svg:width="0.01cm" svg:height="0cm" svg:x="5.873cm" svg:y="21.542cm" svg:viewBox="0 0 11 0" draw:points="11,0 0,0">
          <text:p/>
        </draw:polygon>
        <draw:line draw:style-name="gr8" draw:text-style-name="P23" draw:layer="layout" svg:x1="5.884cm" svg:y1="21.542cm" svg:x2="5.873cm" svg:y2="21.542cm">
          <text:p/>
        </draw:line>
        <draw:line draw:style-name="gr48" draw:text-style-name="P23" draw:layer="layout" svg:x1="5.884cm" svg:y1="21.233cm" svg:x2="8.818cm" svg:y2="21.233cm">
          <text:p/>
        </draw:line>
        <draw:polygon draw:style-name="gr7" draw:text-style-name="P24" draw:layer="layout" svg:width="0.01cm" svg:height="0cm" svg:x="5.873cm" svg:y="21.233cm" svg:viewBox="0 0 11 0" draw:points="11,0 0,0">
          <text:p/>
        </draw:polygon>
        <draw:line draw:style-name="gr8" draw:text-style-name="P23" draw:layer="layout" svg:x1="5.884cm" svg:y1="21.233cm" svg:x2="5.873cm" svg:y2="21.233cm">
          <text:p/>
        </draw:line>
        <draw:line draw:style-name="gr48" draw:text-style-name="P23" draw:layer="layout" svg:x1="5.884cm" svg:y1="20.923cm" svg:x2="8.818cm" svg:y2="20.923cm">
          <text:p/>
        </draw:line>
        <draw:polygon draw:style-name="gr7" draw:text-style-name="P24" draw:layer="layout" svg:width="0.01cm" svg:height="0cm" svg:x="5.873cm" svg:y="20.923cm" svg:viewBox="0 0 11 0" draw:points="11,0 0,0">
          <text:p/>
        </draw:polygon>
        <draw:line draw:style-name="gr8" draw:text-style-name="P23" draw:layer="layout" svg:x1="5.884cm" svg:y1="20.923cm" svg:x2="5.873cm" svg:y2="20.923cm">
          <text:p/>
        </draw:line>
        <draw:line draw:style-name="gr48" draw:text-style-name="P23" draw:layer="layout" svg:x1="5.884cm" svg:y1="20.613cm" svg:x2="8.818cm" svg:y2="20.613cm">
          <text:p/>
        </draw:line>
        <draw:polygon draw:style-name="gr7" draw:text-style-name="P24" draw:layer="layout" svg:width="0.01cm" svg:height="0cm" svg:x="5.873cm" svg:y="20.613cm" svg:viewBox="0 0 11 0" draw:points="11,0 0,0">
          <text:p/>
        </draw:polygon>
        <draw:line draw:style-name="gr8" draw:text-style-name="P23" draw:layer="layout" svg:x1="5.884cm" svg:y1="20.613cm" svg:x2="5.873cm" svg:y2="20.613cm">
          <text:p/>
        </draw:line>
        <draw:line draw:style-name="gr48" draw:text-style-name="P23" draw:layer="layout" svg:x1="5.884cm" svg:y1="20.303cm" svg:x2="8.818cm" svg:y2="20.303cm">
          <text:p/>
        </draw:line>
        <draw:polygon draw:style-name="gr7" draw:text-style-name="P24" draw:layer="layout" svg:width="0.01cm" svg:height="0cm" svg:x="5.873cm" svg:y="20.303cm" svg:viewBox="0 0 11 0" draw:points="11,0 0,0">
          <text:p/>
        </draw:polygon>
        <draw:line draw:style-name="gr8" draw:text-style-name="P23" draw:layer="layout" svg:x1="5.884cm" svg:y1="20.303cm" svg:x2="5.873cm" svg:y2="20.303cm">
          <text:p/>
        </draw:line>
        <draw:line draw:style-name="gr48" draw:text-style-name="P23" draw:layer="layout" svg:x1="5.884cm" svg:y1="19.994cm" svg:x2="8.818cm" svg:y2="19.994cm">
          <text:p/>
        </draw:line>
        <draw:polygon draw:style-name="gr7" draw:text-style-name="P24" draw:layer="layout" svg:width="0.01cm" svg:height="0cm" svg:x="5.873cm" svg:y="19.994cm" svg:viewBox="0 0 11 0" draw:points="11,0 0,0">
          <text:p/>
        </draw:polygon>
        <draw:line draw:style-name="gr8" draw:text-style-name="P23" draw:layer="layout" svg:x1="5.884cm" svg:y1="19.994cm" svg:x2="5.873cm" svg:y2="19.994cm">
          <text:p/>
        </draw:line>
        <draw:line draw:style-name="gr48" draw:text-style-name="P23" draw:layer="layout" svg:x1="5.884cm" svg:y1="19.684cm" svg:x2="8.818cm" svg:y2="19.684cm">
          <text:p/>
        </draw:line>
        <draw:polygon draw:style-name="gr7" draw:text-style-name="P24" draw:layer="layout" svg:width="0.01cm" svg:height="0cm" svg:x="5.873cm" svg:y="19.684cm" svg:viewBox="0 0 11 0" draw:points="11,0 0,0">
          <text:p/>
        </draw:polygon>
        <draw:line draw:style-name="gr8" draw:text-style-name="P23" draw:layer="layout" svg:x1="5.884cm" svg:y1="19.684cm" svg:x2="5.873cm" svg:y2="19.684cm">
          <text:p/>
        </draw:line>
        <draw:line draw:style-name="gr48" draw:text-style-name="P23" draw:layer="layout" svg:x1="5.884cm" svg:y1="19.374cm" svg:x2="8.818cm" svg:y2="19.374cm">
          <text:p/>
        </draw:line>
        <draw:polygon draw:style-name="gr7" draw:text-style-name="P24" draw:layer="layout" svg:width="0.01cm" svg:height="0cm" svg:x="5.873cm" svg:y="19.374cm" svg:viewBox="0 0 11 0" draw:points="11,0 0,0">
          <text:p/>
        </draw:polygon>
        <draw:line draw:style-name="gr8" draw:text-style-name="P23" draw:layer="layout" svg:x1="5.884cm" svg:y1="19.374cm" svg:x2="5.873cm" svg:y2="19.374cm">
          <text:p/>
        </draw:line>
        <draw:line draw:style-name="gr13" draw:text-style-name="P23" draw:layer="layout" svg:x1="5.884cm" svg:y1="23.739cm" svg:x2="5.884cm" svg:y2="19.036cm">
          <text:p/>
        </draw:line>
        <draw:line draw:style-name="gr13" draw:text-style-name="P23" draw:layer="layout" svg:x1="8.818cm" svg:y1="23.739cm" svg:x2="8.818cm" svg:y2="19.036cm">
          <text:p/>
        </draw:line>
        <draw:line draw:style-name="gr13" draw:text-style-name="P23" draw:layer="layout" svg:x1="5.884cm" svg:y1="23.739cm" svg:x2="8.818cm" svg:y2="23.739cm">
          <text:p/>
        </draw:line>
        <draw:line draw:style-name="gr13" draw:text-style-name="P23" draw:layer="layout" svg:x1="5.884cm" svg:y1="19.036cm" svg:x2="8.818cm" svg:y2="19.036cm">
          <text:p/>
        </draw:line>
        <draw:frame draw:style-name="gr31" draw:text-style-name="P16" draw:layer="layout" svg:width="0.807cm" svg:height="0.319cm" svg:x="3.723cm" svg:y="18.789cm">
          <draw:text-box>
            <text:p text:style-name="P8"><text:span text:style-name="T6">CPU</text:span></text:p>
          </draw:text-box>
        </draw:frame>
        <draw:frame draw:style-name="gr29" draw:text-style-name="P9" draw:layer="layout" svg:width="0.33cm" svg:height="0.256cm" svg:x="3.932cm" svg:y="17.729cm">
          <draw:text-box>
            <text:p text:style-name="P8"><text:span text:style-name="T1">(s)</text:span></text:p>
          </draw:text-box>
        </draw:frame>
        <draw:frame draw:style-name="gr29" draw:text-style-name="P9" draw:layer="layout" svg:width="0.33cm" svg:height="0.256cm" svg:x="7.276cm" svg:y="17.729cm">
          <draw:text-box>
            <text:p text:style-name="P8"><text:span text:style-name="T1">(s)</text:span></text:p>
          </draw:text-box>
        </draw:frame>
        <draw:frame draw:style-name="gr29" draw:text-style-name="P9" draw:layer="layout" svg:width="0.33cm" svg:height="0.256cm" svg:x="3.932cm" svg:y="24.229cm">
          <draw:text-box>
            <text:p text:style-name="P8"><text:span text:style-name="T1">(s)</text:span></text:p>
          </draw:text-box>
        </draw:frame>
        <draw:frame draw:style-name="gr29" draw:text-style-name="P9" draw:layer="layout" svg:width="0.33cm" svg:height="0.256cm" svg:x="7.276cm" svg:y="24.229cm">
          <draw:text-box>
            <text:p text:style-name="P8"><text:span text:style-name="T1">(s)</text:span></text:p>
          </draw:text-box>
        </draw:frame>
        <draw:polygon draw:style-name="gr1" draw:text-style-name="P17" draw:layer="layout" svg:width="2.946cm" svg:height="4.287cm" svg:x="5.867cm" svg:y="13.038cm" svg:viewBox="0 0 2947 4288" draw:points="0,4288 2947,4288 2947,0 0,0">
          <text:p/>
        </draw:polygon>
        <draw:polygon draw:style-name="gr2" draw:text-style-name="P18" draw:layer="layout" svg:width="2.806cm" svg:height="0.226cm" svg:x="5.867cm" svg:y="16.904cm" svg:viewBox="0 0 2807 227" draw:points="0,227 2807,227 2807,0 0,0">
          <text:p/>
        </draw:polygon>
        <draw:polygon draw:style-name="gr26" draw:text-style-name="P19" draw:layer="layout" svg:width="0.245cm" svg:height="0.23cm" svg:x="5.867cm" svg:y="16.618cm" svg:viewBox="0 0 246 231" draw:points="0,231 246,231 246,0 0,0">
          <text:p/>
        </draw:polygon>
        <draw:polygon draw:style-name="gr26" draw:text-style-name="P19" draw:layer="layout" svg:width="1.179cm" svg:height="0.226cm" svg:x="6.114cm" svg:y="16.34cm" svg:viewBox="0 0 1180 227" draw:points="0,227 1180,227 1180,0 0,0">
          <text:p/>
        </draw:polygon>
        <draw:polygon draw:style-name="gr2" draw:text-style-name="P18" draw:layer="layout" svg:width="0.093cm" svg:height="0.226cm" svg:x="7.294cm" svg:y="16.057cm" svg:viewBox="0 0 94 227" draw:points="0,227 94,227 94,0 0,0">
          <text:p/>
        </draw:polygon>
        <draw:polygon draw:style-name="gr26" draw:text-style-name="P19" draw:layer="layout" svg:width="0.566cm" svg:height="0.226cm" svg:x="7.391cm" svg:y="15.775cm" svg:viewBox="0 0 567 227" draw:points="0,227 567,227 567,0 0,0">
          <text:p/>
        </draw:polygon>
        <draw:polygon draw:style-name="gr2" draw:text-style-name="P18" draw:layer="layout" svg:width="0.046cm" svg:height="0.226cm" svg:x="7.958cm" svg:y="15.492cm" svg:viewBox="0 0 47 227" draw:points="0,227 47,227 47,0 0,0">
          <text:p/>
        </draw:polygon>
        <draw:polygon draw:style-name="gr2" draw:text-style-name="P18" draw:layer="layout" svg:width="0.017cm" svg:height="0.226cm" svg:x="8.004cm" svg:y="15.21cm" svg:viewBox="0 0 18 227" draw:points="0,227 18,227 18,0 0,0">
          <text:p/>
        </draw:polygon>
        <draw:polygon draw:style-name="gr2" draw:text-style-name="P18" draw:layer="layout" svg:width="0.017cm" svg:height="0.226cm" svg:x="8.022cm" svg:y="14.927cm" svg:viewBox="0 0 18 227" draw:points="0,227 18,227 18,0 0,0">
          <text:p/>
        </draw:polygon>
        <draw:polygon draw:style-name="gr26" draw:text-style-name="P19" draw:layer="layout" svg:width="0.477cm" svg:height="0.226cm" svg:x="8.052cm" svg:y="14.645cm" svg:viewBox="0 0 478 227" draw:points="0,227 478,227 478,0 0,0">
          <text:p/>
        </draw:polygon>
        <draw:polygon draw:style-name="gr2" draw:text-style-name="P18" draw:layer="layout" svg:width="0.023cm" svg:height="0.226cm" svg:x="8.529cm" svg:y="14.363cm" svg:viewBox="0 0 24 227" draw:points="0,227 24,227 24,0 0,0">
          <text:p/>
        </draw:polygon>
        <draw:polygon draw:style-name="gr2" draw:text-style-name="P18" draw:layer="layout" svg:width="0.001cm" svg:height="0.226cm" svg:x="8.553cm" svg:y="14.08cm" svg:viewBox="0 0 2 227" draw:points="0,227 2,227 2,0 0,0">
          <text:p/>
        </draw:polygon>
        <draw:polygon draw:style-name="gr2" draw:text-style-name="P18" draw:layer="layout" svg:width="0.117cm" svg:height="0.226cm" svg:x="8.555cm" svg:y="13.798cm" svg:viewBox="0 0 118 227" draw:points="0,227 118,227 118,0 0,0">
          <text:p/>
        </draw:polygon>
        <draw:polygon draw:style-name="gr2" draw:text-style-name="P18" draw:layer="layout" svg:width="0cm" svg:height="0.226cm" svg:x="8.673cm" svg:y="13.515cm" svg:viewBox="0 0 0 227" draw:points="0,227 0,227 0,0 0,0">
          <text:p/>
        </draw:polygon>
        <draw:polygon draw:style-name="gr2" draw:text-style-name="P18" draw:layer="layout" svg:width="0cm" svg:height="0.225cm" svg:x="8.673cm" svg:y="13.233cm" svg:viewBox="0 0 0 226" draw:points="0,226 0,0">
          <text:p/>
        </draw:polygon>
        <draw:line draw:style-name="gr48" draw:text-style-name="P23" draw:layer="layout" svg:x1="5.867cm" svg:y1="17.325cm" svg:x2="5.867cm" svg:y2="13.038cm">
          <text:p/>
        </draw:line>
        <draw:polygon draw:style-name="gr7" draw:text-style-name="P24" draw:layer="layout" svg:width="0cm" svg:height="0.065cm" svg:x="5.867cm" svg:y="17.325cm" svg:viewBox="0 0 0 66" draw:points="0,0 0,66">
          <text:p/>
        </draw:polygon>
        <draw:line draw:style-name="gr8" draw:text-style-name="P23" draw:layer="layout" svg:x1="5.867cm" svg:y1="17.325cm" svg:x2="5.867cm" svg:y2="17.391cm">
          <text:p/>
        </draw:line>
        <draw:line draw:style-name="gr48" draw:text-style-name="P23" draw:layer="layout" svg:x1="6.254cm" svg:y1="17.325cm" svg:x2="6.254cm" svg:y2="13.038cm">
          <text:p/>
        </draw:line>
        <draw:polygon draw:style-name="gr7" draw:text-style-name="P24" draw:layer="layout" svg:width="0cm" svg:height="0.065cm" svg:x="6.254cm" svg:y="17.325cm" svg:viewBox="0 0 0 66" draw:points="0,0 0,66">
          <text:p/>
        </draw:polygon>
        <draw:line draw:style-name="gr8" draw:text-style-name="P23" draw:layer="layout" svg:x1="6.254cm" svg:y1="17.325cm" svg:x2="6.254cm" svg:y2="17.391cm">
          <text:p/>
        </draw:line>
        <draw:frame draw:style-name="gr71" draw:text-style-name="P25" draw:layer="layout" svg:width="0.133cm" svg:height="0.232cm" svg:x="5.862cm" svg:y="17.44cm">
          <draw:text-box>
            <text:p text:style-name="P8"><text:span text:style-name="T7">0</text:span></text:p>
          </draw:text-box>
        </draw:frame>
        <draw:line draw:style-name="gr48" draw:text-style-name="P23" draw:layer="layout" svg:x1="6.641cm" svg:y1="17.325cm" svg:x2="6.641cm" svg:y2="13.038cm">
          <text:p/>
        </draw:line>
        <draw:polygon draw:style-name="gr7" draw:text-style-name="P24" draw:layer="layout" svg:width="0cm" svg:height="0.065cm" svg:x="6.641cm" svg:y="17.325cm" svg:viewBox="0 0 0 66" draw:points="0,0 0,66">
          <text:p/>
        </draw:polygon>
        <draw:line draw:style-name="gr8" draw:text-style-name="P23" draw:layer="layout" svg:x1="6.641cm" svg:y1="17.325cm" svg:x2="6.641cm" svg:y2="17.391cm">
          <text:p/>
        </draw:line>
        <draw:frame draw:style-name="gr72" draw:text-style-name="P25" draw:layer="layout" svg:width="0.397cm" svg:height="0.232cm" svg:x="6.103cm" svg:y="17.44cm">
          <draw:text-box>
            <text:p text:style-name="P8"><text:span text:style-name="T7">0.1</text:span></text:p>
          </draw:text-box>
        </draw:frame>
        <draw:line draw:style-name="gr48" draw:text-style-name="P23" draw:layer="layout" svg:x1="7.029cm" svg:y1="17.325cm" svg:x2="7.029cm" svg:y2="13.038cm">
          <text:p/>
        </draw:line>
        <draw:polygon draw:style-name="gr7" draw:text-style-name="P24" draw:layer="layout" svg:width="0cm" svg:height="0.065cm" svg:x="7.029cm" svg:y="17.325cm" svg:viewBox="0 0 0 66" draw:points="0,0 0,66">
          <text:p/>
        </draw:polygon>
        <draw:line draw:style-name="gr8" draw:text-style-name="P23" draw:layer="layout" svg:x1="7.029cm" svg:y1="17.325cm" svg:x2="7.029cm" svg:y2="17.391cm">
          <text:p/>
        </draw:line>
        <draw:frame draw:style-name="gr72" draw:text-style-name="P25" draw:layer="layout" svg:width="0.397cm" svg:height="0.232cm" svg:x="6.492cm" svg:y="17.44cm">
          <draw:text-box>
            <text:p text:style-name="P8"><text:span text:style-name="T7">0.2</text:span></text:p>
          </draw:text-box>
        </draw:frame>
        <draw:line draw:style-name="gr48" draw:text-style-name="P23" draw:layer="layout" svg:x1="7.416cm" svg:y1="17.325cm" svg:x2="7.416cm" svg:y2="13.038cm">
          <text:p/>
        </draw:line>
        <draw:polygon draw:style-name="gr7" draw:text-style-name="P24" draw:layer="layout" svg:width="0cm" svg:height="0.065cm" svg:x="7.416cm" svg:y="17.325cm" svg:viewBox="0 0 0 66" draw:points="0,0 0,66">
          <text:p/>
        </draw:polygon>
        <draw:line draw:style-name="gr8" draw:text-style-name="P23" draw:layer="layout" svg:x1="7.416cm" svg:y1="17.325cm" svg:x2="7.416cm" svg:y2="17.391cm">
          <text:p/>
        </draw:line>
        <draw:frame draw:style-name="gr72" draw:text-style-name="P25" draw:layer="layout" svg:width="0.397cm" svg:height="0.232cm" svg:x="6.879cm" svg:y="17.44cm">
          <draw:text-box>
            <text:p text:style-name="P8"><text:span text:style-name="T7">0.3</text:span></text:p>
          </draw:text-box>
        </draw:frame>
        <draw:line draw:style-name="gr48" draw:text-style-name="P23" draw:layer="layout" svg:x1="7.803cm" svg:y1="17.325cm" svg:x2="7.803cm" svg:y2="13.038cm">
          <text:p/>
        </draw:line>
        <draw:polygon draw:style-name="gr7" draw:text-style-name="P24" draw:layer="layout" svg:width="0cm" svg:height="0.065cm" svg:x="7.803cm" svg:y="17.325cm" svg:viewBox="0 0 0 66" draw:points="0,0 0,66">
          <text:p/>
        </draw:polygon>
        <draw:line draw:style-name="gr8" draw:text-style-name="P23" draw:layer="layout" svg:x1="7.803cm" svg:y1="17.325cm" svg:x2="7.803cm" svg:y2="17.391cm">
          <text:p/>
        </draw:line>
        <draw:frame draw:style-name="gr72" draw:text-style-name="P25" draw:layer="layout" svg:width="0.397cm" svg:height="0.232cm" svg:x="7.273cm" svg:y="17.44cm">
          <draw:text-box>
            <text:p text:style-name="P8"><text:span text:style-name="T7">0.4</text:span></text:p>
          </draw:text-box>
        </draw:frame>
        <draw:line draw:style-name="gr48" draw:text-style-name="P23" draw:layer="layout" svg:x1="8.19cm" svg:y1="17.325cm" svg:x2="8.19cm" svg:y2="13.038cm">
          <text:p/>
        </draw:line>
        <draw:polygon draw:style-name="gr7" draw:text-style-name="P24" draw:layer="layout" svg:width="0cm" svg:height="0.065cm" svg:x="8.19cm" svg:y="17.325cm" svg:viewBox="0 0 0 66" draw:points="0,0 0,66">
          <text:p/>
        </draw:polygon>
        <draw:line draw:style-name="gr8" draw:text-style-name="P23" draw:layer="layout" svg:x1="8.19cm" svg:y1="17.325cm" svg:x2="8.19cm" svg:y2="17.391cm">
          <text:p/>
        </draw:line>
        <draw:frame draw:style-name="gr73" draw:text-style-name="P25" draw:layer="layout" svg:width="0.398cm" svg:height="0.232cm" svg:x="7.66cm" svg:y="17.44cm">
          <draw:text-box>
            <text:p text:style-name="P8"><text:span text:style-name="T7">0.5</text:span></text:p>
          </draw:text-box>
        </draw:frame>
        <draw:line draw:style-name="gr48" draw:text-style-name="P23" draw:layer="layout" svg:x1="8.578cm" svg:y1="17.325cm" svg:x2="8.578cm" svg:y2="13.038cm">
          <text:p/>
        </draw:line>
        <draw:polygon draw:style-name="gr7" draw:text-style-name="P24" draw:layer="layout" svg:width="0cm" svg:height="0.065cm" svg:x="8.578cm" svg:y="17.325cm" svg:viewBox="0 0 0 66" draw:points="0,0 0,66">
          <text:p/>
        </draw:polygon>
        <draw:line draw:style-name="gr8" draw:text-style-name="P23" draw:layer="layout" svg:x1="8.578cm" svg:y1="17.325cm" svg:x2="8.578cm" svg:y2="17.391cm">
          <text:p/>
        </draw:line>
        <draw:frame draw:style-name="gr73" draw:text-style-name="P25" draw:layer="layout" svg:width="0.398cm" svg:height="0.232cm" svg:x="8.048cm" svg:y="17.44cm">
          <draw:text-box>
            <text:p text:style-name="P8"><text:span text:style-name="T7">0.6</text:span></text:p>
          </draw:text-box>
        </draw:frame>
        <draw:frame draw:style-name="gr72" draw:text-style-name="P25" draw:layer="layout" svg:width="0.397cm" svg:height="0.232cm" svg:x="8.457cm" svg:y="17.44cm">
          <draw:text-box>
            <text:p text:style-name="P8"><text:span text:style-name="T7">0.7</text:span></text:p>
          </draw:text-box>
        </draw:frame>
        <draw:line draw:style-name="gr48" draw:text-style-name="P23" draw:layer="layout" svg:x1="5.867cm" svg:y1="17.017cm" svg:x2="8.814cm" svg:y2="17.017cm">
          <text:p/>
        </draw:line>
        <draw:polygon draw:style-name="gr7" draw:text-style-name="P24" draw:layer="layout" svg:width="0.01cm" svg:height="0cm" svg:x="5.856cm" svg:y="17.017cm" svg:viewBox="0 0 11 0" draw:points="11,0 0,0">
          <text:p/>
        </draw:polygon>
        <draw:line draw:style-name="gr8" draw:text-style-name="P23" draw:layer="layout" svg:x1="5.867cm" svg:y1="17.017cm" svg:x2="5.856cm" svg:y2="17.017cm">
          <text:p/>
        </draw:line>
        <draw:line draw:style-name="gr48" draw:text-style-name="P23" draw:layer="layout" svg:x1="5.867cm" svg:y1="16.735cm" svg:x2="8.814cm" svg:y2="16.735cm">
          <text:p/>
        </draw:line>
        <draw:polygon draw:style-name="gr7" draw:text-style-name="P24" draw:layer="layout" svg:width="0.01cm" svg:height="0cm" svg:x="5.856cm" svg:y="16.735cm" svg:viewBox="0 0 11 0" draw:points="11,0 0,0">
          <text:p/>
        </draw:polygon>
        <draw:line draw:style-name="gr8" draw:text-style-name="P23" draw:layer="layout" svg:x1="5.867cm" svg:y1="16.735cm" svg:x2="5.856cm" svg:y2="16.735cm">
          <text:p/>
        </draw:line>
        <draw:line draw:style-name="gr48" draw:text-style-name="P23" draw:layer="layout" svg:x1="5.867cm" svg:y1="16.452cm" svg:x2="8.814cm" svg:y2="16.452cm">
          <text:p/>
        </draw:line>
        <draw:polygon draw:style-name="gr7" draw:text-style-name="P24" draw:layer="layout" svg:width="0.01cm" svg:height="0cm" svg:x="5.856cm" svg:y="16.452cm" svg:viewBox="0 0 11 0" draw:points="11,0 0,0">
          <text:p/>
        </draw:polygon>
        <draw:line draw:style-name="gr8" draw:text-style-name="P23" draw:layer="layout" svg:x1="5.867cm" svg:y1="16.452cm" svg:x2="5.856cm" svg:y2="16.452cm">
          <text:p/>
        </draw:line>
        <draw:line draw:style-name="gr48" draw:text-style-name="P23" draw:layer="layout" svg:x1="5.867cm" svg:y1="16.17cm" svg:x2="8.814cm" svg:y2="16.17cm">
          <text:p/>
        </draw:line>
        <draw:polygon draw:style-name="gr7" draw:text-style-name="P24" draw:layer="layout" svg:width="0.01cm" svg:height="0cm" svg:x="5.856cm" svg:y="16.17cm" svg:viewBox="0 0 11 0" draw:points="11,0 0,0">
          <text:p/>
        </draw:polygon>
        <draw:line draw:style-name="gr8" draw:text-style-name="P23" draw:layer="layout" svg:x1="5.867cm" svg:y1="16.17cm" svg:x2="5.856cm" svg:y2="16.17cm">
          <text:p/>
        </draw:line>
        <draw:line draw:style-name="gr48" draw:text-style-name="P23" draw:layer="layout" svg:x1="5.867cm" svg:y1="15.887cm" svg:x2="8.814cm" svg:y2="15.887cm">
          <text:p/>
        </draw:line>
        <draw:polygon draw:style-name="gr7" draw:text-style-name="P24" draw:layer="layout" svg:width="0.01cm" svg:height="0cm" svg:x="5.856cm" svg:y="15.887cm" svg:viewBox="0 0 11 0" draw:points="11,0 0,0">
          <text:p/>
        </draw:polygon>
        <draw:line draw:style-name="gr8" draw:text-style-name="P23" draw:layer="layout" svg:x1="5.867cm" svg:y1="15.887cm" svg:x2="5.856cm" svg:y2="15.887cm">
          <text:p/>
        </draw:line>
        <draw:line draw:style-name="gr48" draw:text-style-name="P23" draw:layer="layout" svg:x1="5.867cm" svg:y1="15.605cm" svg:x2="8.814cm" svg:y2="15.605cm">
          <text:p/>
        </draw:line>
        <draw:polygon draw:style-name="gr7" draw:text-style-name="P24" draw:layer="layout" svg:width="0.01cm" svg:height="0cm" svg:x="5.856cm" svg:y="15.605cm" svg:viewBox="0 0 11 0" draw:points="11,0 0,0">
          <text:p/>
        </draw:polygon>
        <draw:line draw:style-name="gr8" draw:text-style-name="P23" draw:layer="layout" svg:x1="5.867cm" svg:y1="15.605cm" svg:x2="5.856cm" svg:y2="15.605cm">
          <text:p/>
        </draw:line>
        <draw:line draw:style-name="gr48" draw:text-style-name="P23" draw:layer="layout" svg:x1="5.867cm" svg:y1="15.323cm" svg:x2="8.814cm" svg:y2="15.323cm">
          <text:p/>
        </draw:line>
        <draw:polygon draw:style-name="gr7" draw:text-style-name="P24" draw:layer="layout" svg:width="0.01cm" svg:height="0cm" svg:x="5.856cm" svg:y="15.323cm" svg:viewBox="0 0 11 0" draw:points="11,0 0,0">
          <text:p/>
        </draw:polygon>
        <draw:line draw:style-name="gr8" draw:text-style-name="P23" draw:layer="layout" svg:x1="5.867cm" svg:y1="15.323cm" svg:x2="5.856cm" svg:y2="15.323cm">
          <text:p/>
        </draw:line>
        <draw:line draw:style-name="gr48" draw:text-style-name="P23" draw:layer="layout" svg:x1="5.867cm" svg:y1="15.041cm" svg:x2="8.814cm" svg:y2="15.041cm">
          <text:p/>
        </draw:line>
        <draw:polygon draw:style-name="gr7" draw:text-style-name="P24" draw:layer="layout" svg:width="0.01cm" svg:height="0cm" svg:x="5.856cm" svg:y="15.041cm" svg:viewBox="0 0 11 0" draw:points="11,0 0,0">
          <text:p/>
        </draw:polygon>
        <draw:line draw:style-name="gr8" draw:text-style-name="P23" draw:layer="layout" svg:x1="5.867cm" svg:y1="15.041cm" svg:x2="5.856cm" svg:y2="15.041cm">
          <text:p/>
        </draw:line>
        <draw:line draw:style-name="gr48" draw:text-style-name="P23" draw:layer="layout" svg:x1="5.867cm" svg:y1="14.758cm" svg:x2="8.814cm" svg:y2="14.758cm">
          <text:p/>
        </draw:line>
        <draw:polygon draw:style-name="gr7" draw:text-style-name="P24" draw:layer="layout" svg:width="0.01cm" svg:height="0cm" svg:x="5.856cm" svg:y="14.758cm" svg:viewBox="0 0 11 0" draw:points="11,0 0,0">
          <text:p/>
        </draw:polygon>
        <draw:line draw:style-name="gr8" draw:text-style-name="P23" draw:layer="layout" svg:x1="5.867cm" svg:y1="14.758cm" svg:x2="5.856cm" svg:y2="14.758cm">
          <text:p/>
        </draw:line>
        <draw:line draw:style-name="gr48" draw:text-style-name="P23" draw:layer="layout" svg:x1="5.867cm" svg:y1="14.476cm" svg:x2="8.814cm" svg:y2="14.476cm">
          <text:p/>
        </draw:line>
        <draw:polygon draw:style-name="gr7" draw:text-style-name="P24" draw:layer="layout" svg:width="0.01cm" svg:height="0cm" svg:x="5.856cm" svg:y="14.476cm" svg:viewBox="0 0 11 0" draw:points="11,0 0,0">
          <text:p/>
        </draw:polygon>
        <draw:line draw:style-name="gr8" draw:text-style-name="P23" draw:layer="layout" svg:x1="5.867cm" svg:y1="14.476cm" svg:x2="5.856cm" svg:y2="14.476cm">
          <text:p/>
        </draw:line>
        <draw:line draw:style-name="gr48" draw:text-style-name="P23" draw:layer="layout" svg:x1="5.867cm" svg:y1="14.193cm" svg:x2="8.814cm" svg:y2="14.193cm">
          <text:p/>
        </draw:line>
        <draw:polygon draw:style-name="gr7" draw:text-style-name="P24" draw:layer="layout" svg:width="0.01cm" svg:height="0cm" svg:x="5.856cm" svg:y="14.193cm" svg:viewBox="0 0 11 0" draw:points="11,0 0,0">
          <text:p/>
        </draw:polygon>
        <draw:line draw:style-name="gr8" draw:text-style-name="P23" draw:layer="layout" svg:x1="5.867cm" svg:y1="14.193cm" svg:x2="5.856cm" svg:y2="14.193cm">
          <text:p/>
        </draw:line>
        <draw:line draw:style-name="gr48" draw:text-style-name="P23" draw:layer="layout" svg:x1="5.867cm" svg:y1="13.911cm" svg:x2="8.814cm" svg:y2="13.911cm">
          <text:p/>
        </draw:line>
        <draw:polygon draw:style-name="gr7" draw:text-style-name="P24" draw:layer="layout" svg:width="0.01cm" svg:height="0cm" svg:x="5.856cm" svg:y="13.911cm" svg:viewBox="0 0 11 0" draw:points="11,0 0,0">
          <text:p/>
        </draw:polygon>
        <draw:line draw:style-name="gr8" draw:text-style-name="P23" draw:layer="layout" svg:x1="5.867cm" svg:y1="13.911cm" svg:x2="5.856cm" svg:y2="13.911cm">
          <text:p/>
        </draw:line>
        <draw:line draw:style-name="gr48" draw:text-style-name="P23" draw:layer="layout" svg:x1="5.867cm" svg:y1="13.629cm" svg:x2="8.814cm" svg:y2="13.629cm">
          <text:p/>
        </draw:line>
        <draw:polygon draw:style-name="gr7" draw:text-style-name="P24" draw:layer="layout" svg:width="0.01cm" svg:height="0cm" svg:x="5.856cm" svg:y="13.629cm" svg:viewBox="0 0 11 0" draw:points="11,0 0,0">
          <text:p/>
        </draw:polygon>
        <draw:line draw:style-name="gr8" draw:text-style-name="P23" draw:layer="layout" svg:x1="5.867cm" svg:y1="13.629cm" svg:x2="5.856cm" svg:y2="13.629cm">
          <text:p/>
        </draw:line>
        <draw:line draw:style-name="gr48" draw:text-style-name="P23" draw:layer="layout" svg:x1="5.867cm" svg:y1="13.346cm" svg:x2="8.814cm" svg:y2="13.346cm">
          <text:p/>
        </draw:line>
        <draw:polygon draw:style-name="gr7" draw:text-style-name="P24" draw:layer="layout" svg:width="0.01cm" svg:height="0cm" svg:x="5.856cm" svg:y="13.346cm" svg:viewBox="0 0 11 0" draw:points="11,0 0,0">
          <text:p/>
        </draw:polygon>
        <draw:line draw:style-name="gr8" draw:text-style-name="P23" draw:layer="layout" svg:x1="5.867cm" svg:y1="13.346cm" svg:x2="5.856cm" svg:y2="13.346cm">
          <text:p/>
        </draw:line>
        <draw:line draw:style-name="gr13" draw:text-style-name="P23" draw:layer="layout" svg:x1="5.867cm" svg:y1="17.325cm" svg:x2="5.867cm" svg:y2="13.038cm">
          <text:p/>
        </draw:line>
        <draw:line draw:style-name="gr13" draw:text-style-name="P23" draw:layer="layout" svg:x1="8.813cm" svg:y1="17.325cm" svg:x2="8.813cm" svg:y2="13.038cm">
          <text:p/>
        </draw:line>
        <draw:line draw:style-name="gr13" draw:text-style-name="P23" draw:layer="layout" svg:x1="5.867cm" svg:y1="17.325cm" svg:x2="8.814cm" svg:y2="17.325cm">
          <text:p/>
        </draw:line>
        <draw:line draw:style-name="gr13" draw:text-style-name="P23" draw:layer="layout" svg:x1="5.867cm" svg:y1="13.038cm" svg:x2="8.814cm" svg:y2="13.038cm">
          <text:p/>
        </draw:line>
        <draw:frame draw:style-name="gr74" draw:text-style-name="P27" draw:layer="layout" svg:width="2.248cm" svg:height="0.715cm" svg:x="6.388cm" svg:y="6.019cm">
          <draw:text-box>
            <text:p text:style-name="P8"><text:span text:style-name="T9">CPU + HW</text:span></text:p>
            <text:p text:style-name="P8"><text:span text:style-name="T9">(Floating-point</text:span></text:p>
            <text:p text:style-name="P8"><text:span text:style-name="T9">Xilinx LogiCORE IP)</text:span></text:p>
          </draw:text-box>
        </draw:frame>
        <draw:frame draw:style-name="gr75" draw:text-style-name="P27" draw:layer="layout" svg:width="1.848cm" svg:height="0.477cm" svg:x="6.373cm" svg:y="12.478cm">
          <draw:text-box>
            <text:p text:style-name="P8"><text:span text:style-name="T9">CPU + HW</text:span></text:p>
            <text:p text:style-name="P8"><text:span text:style-name="T9">(Hybrid logarithmic)</text:span></text:p>
          </draw:text-box>
        </draw:frame>
        <draw:frame draw:style-name="gr76" draw:text-style-name="P27" draw:layer="layout" svg:width="2.296cm" svg:height="0.485cm" svg:x="6.191cm" svg:y="0.587cm">
          <draw:text-box>
            <text:p text:style-name="P8"><text:span text:style-name="T9">CPU + HW (Fixed-point)</text:span></text:p>
          </draw:text-box>
        </draw:frame>
        <draw:frame draw:style-name="gr77" draw:text-style-name="P27" draw:layer="layout" svg:width="2.783cm" svg:height="0.477cm" svg:x="5.974cm" svg:y="18.482cm">
          <draw:text-box>
            <text:p text:style-name="P8"><text:span text:style-name="T9">CPU + HW</text:span></text:p>
            <text:p text:style-name="P8"><text:span text:style-name="T9">(Hybrid custom floating-point)</text:span></text:p>
          </draw:text-box>
        </draw:frame>
        <draw:frame draw:style-name="gr77" draw:text-style-name="P27" draw:layer="layout" svg:width="2.783cm" svg:height="0.477cm" svg:x="2.574cm" svg:y="12.482cm">
          <draw:text-box>
            <text:p text:style-name="P8"><text:span text:style-name="T9">CPU + HW</text:span></text:p>
            <text:p text:style-name="P8"><text:span text:style-name="T9">(Hybrid custom floating-point)</text:span></text:p>
          </draw:text-box>
        </draw:frame>
        <draw:frame draw:style-name="gr33" draw:text-style-name="P14" draw:layer="layout" svg:width="5.107cm" svg:height="0.516cm" svg:x="0.093cm" svg:y="11.815cm">
          <draw:text-box>
            <text:p text:style-name="P8"><text:span text:style-name="T5">c) Model A (Floating-point)</text:span></text:p>
          </draw:text-box>
        </draw:frame>
        <draw:frame draw:style-name="gr33" draw:text-style-name="P14" draw:layer="layout" svg:width="5.107cm" svg:height="0.516cm" svg:x="0.094cm" svg:y="18.215cm">
          <draw:text-box>
            <text:p text:style-name="P8"><text:span text:style-name="T5">d) Model B (Floating-poi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24.6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7T17:56:12.854648606</dc:date>
    <meta:editing-duration>PT6H8M9S</meta:editing-duration>
    <meta:editing-cycles>47</meta:editing-cycles>
    <meta:document-statistic meta:object-count="822"/>
  </office:meta>
</office:document-meta>
</file>